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2.3047in"/>
    </style:style>
    <style:style style:name="co15" style:family="table-column">
      <style:table-column-properties fo:break-before="auto" style:column-width="1.3354in"/>
    </style:style>
    <style:style style:name="co16" style:family="table-column">
      <style:table-column-properties fo:break-before="auto" style:column-width="2.5193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1811in"/>
    </style:style>
    <style:style style:name="co19" style:family="table-column">
      <style:table-column-properties fo:break-before="auto" style:column-width="1.7075in"/>
    </style:style>
    <style:style style:name="co20" style:family="table-column">
      <style:table-column-properties fo:break-before="auto" style:column-width="1.7992in"/>
    </style:style>
    <style:style style:name="co21" style:family="table-column">
      <style:table-column-properties fo:break-before="auto" style:column-width="1.5335in"/>
    </style:style>
    <style:style style:name="co22" style:family="table-column">
      <style:table-column-properties fo:break-before="auto" style:column-width="0.411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4862in"/>
    </style:style>
    <style:style style:name="co25" style:family="table-column">
      <style:table-column-properties fo:break-before="auto" style:column-width="1.5665in"/>
    </style:style>
    <style:style style:name="co26" style:family="table-column">
      <style:table-column-properties fo:break-before="auto" style:column-width="0.7008in"/>
    </style:style>
    <style:style style:name="co27" style:family="table-column">
      <style:table-column-properties fo:break-before="auto" style:column-width="2.4902in"/>
    </style:style>
    <style:style style:name="co28" style:family="table-column">
      <style:table-column-properties fo:break-before="auto" style:column-width="2.4811in"/>
    </style:style>
    <style:style style:name="co29" style:family="table-column">
      <style:table-column-properties fo:break-before="auto" style:column-width="1.6075in"/>
    </style:style>
    <style:style style:name="co30" style:family="table-column">
      <style:table-column-properties fo:break-before="auto" style:column-width="3.7291in"/>
    </style:style>
    <style:style style:name="co31" style:family="table-column">
      <style:table-column-properties fo:break-before="auto" style:column-width="1.9681in"/>
    </style:style>
    <style:style style:name="co32" style:family="table-column">
      <style:table-column-properties fo:break-before="auto" style:column-width="1.4854in"/>
    </style:style>
    <style:style style:name="co33" style:family="table-column">
      <style:table-column-properties fo:break-before="auto" style:column-width="0.252in"/>
    </style:style>
    <style:style style:name="co34" style:family="table-column">
      <style:table-column-properties fo:break-before="auto" style:column-width="1.8984in"/>
    </style:style>
    <style:style style:name="co35" style:family="table-column">
      <style:table-column-properties fo:break-before="auto" style:column-width="1.6772in"/>
    </style:style>
    <style:style style:name="co36" style:family="table-column">
      <style:table-column-properties fo:break-before="auto" style:column-width="0.2217in"/>
    </style:style>
    <style:style style:name="co37" style:family="table-column">
      <style:table-column-properties fo:break-before="auto" style:column-width="0.1984in"/>
    </style:style>
    <style:style style:name="co38" style:family="table-column">
      <style:table-column-properties fo:break-before="auto" style:column-width="0.8346in"/>
    </style:style>
    <style:style style:name="co39" style:family="table-column">
      <style:table-column-properties fo:break-before="auto" style:column-width="0.8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Mono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JetBrains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normal" style:font-name-complex="JetBrains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font-name="Liberation Mono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2" table:default-cell-style-name="ce4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in ico</text:p>
          </table:table-cell>
          <table:table-cell office:value-type="string" calcext:value-type="string">
            <text:p>small Ico 1</text:p>
          </table:table-cell>
          <table:table-cell office:value-type="string" calcext:value-type="string">
            <text:p>small Ico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/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_a_circl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spawn-spawn</text:p>
          </table:table-cell>
          <table:table-cell/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ombinace" table:style-name="ta1">
        <table:table-column table:style-name="co1" table:number-columns-repeated="6" table:default-cell-style-name="Default"/>
        <table:table-column table:style-name="co5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IF(ISNUMBER(FIND(&quot;-&quot;; [.G4])); LEFT([.G4]; FIND(&quot;-&quot;; [.G4]) -1); [.G4])" office:value-type="string" office:string-value="hard" calcext:value-type="string">
            <text:p>hard</text:p>
          </table:table-cell>
          <table:table-cell table:formula="of:=IF(ISNUMBER(FIND(&quot;-&quot;; [.H4])); LEFT([.H4]; FIND(&quot;-&quot;; [.H4]) -1); [.H4])" office:value-type="string" office:string-value="spear" calcext:value-type="string">
            <text:p>spear</text:p>
          </table:table-cell>
          <table:table-cell table:formula="of:=IF(ISNUMBER(FIND(&quot;-&quot;; [.I4])); LEFT([.I4]; FIND(&quot;-&quot;; [.I4]) -1); [.I4])">
            <text:p/>
          </table:table-cell>
          <table:table-cell table:formula="of:=IF(ISNUMBER(FIND(&quot;-&quot;; [.J4])); LEFT([.J4]; FIND(&quot;-&quot;; [.J4]) -1); [.J4])">
            <text:p/>
          </table:table-cell>
          <table:table-cell office:value-type="string" calcext:value-type="string">
            <text:p>hard-spear</text:p>
          </table:table-cell>
          <table:table-cell table:formula="of:=IF(ISNUMBER(FIND(&quot;-&quot;; [.G4])); RIGHT([.G4]; LEN([.G4]) - FIND(&quot;-&quot;; [.G4])); &quot;&quot;)" office:value-type="string" office:string-value="spear" calcext:value-type="string">
            <text:p>spear</text:p>
          </table:table-cell>
          <table:table-cell table:formula="of:=IF(ISNUMBER(FIND(&quot;-&quot;; [.H4])); RIGHT([.H4]; LEN([.H4]) - FIND(&quot;-&quot;; [.H4])); &quot;&quot;)">
            <text:p/>
          </table:table-cell>
          <table:table-cell table:formula="of:=IF(ISNUMBER(FIND(&quot;-&quot;; [.I4])); RIGHT([.I4]; LEN([.I4]) - FIND(&quot;-&quot;; [.I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5])); LEFT([.G5]; FIND(&quot;-&quot;; [.G5]) -1); [.G5])" office:value-type="string" office:string-value="teleport" calcext:value-type="string">
            <text:p>teleport</text:p>
          </table:table-cell>
          <table:table-cell table:formula="of:=IF(ISNUMBER(FIND(&quot;-&quot;; [.H5])); LEFT([.H5]; FIND(&quot;-&quot;; [.H5]) -1); [.H5])" office:value-type="string" office:string-value="spear" calcext:value-type="string">
            <text:p>spear</text:p>
          </table:table-cell>
          <table:table-cell table:formula="of:=IF(ISNUMBER(FIND(&quot;-&quot;; [.I5])); LEFT([.I5]; FIND(&quot;-&quot;; [.I5]) -1); [.I5])">
            <text:p/>
          </table:table-cell>
          <table:table-cell table:formula="of:=IF(ISNUMBER(FIND(&quot;-&quot;; [.J5])); LEFT([.J5]; FIND(&quot;-&quot;; [.J5]) -1); [.J5])">
            <text:p/>
          </table:table-cell>
          <table:table-cell office:value-type="string" calcext:value-type="string">
            <text:p>teleport-spear</text:p>
          </table:table-cell>
          <table:table-cell table:formula="of:=IF(ISNUMBER(FIND(&quot;-&quot;; [.G5])); RIGHT([.G5]; LEN([.G5]) - FIND(&quot;-&quot;; [.G5])); &quot;&quot;)" office:value-type="string" office:string-value="spear" calcext:value-type="string">
            <text:p>spear</text:p>
          </table:table-cell>
          <table:table-cell table:formula="of:=IF(ISNUMBER(FIND(&quot;-&quot;; [.H5])); RIGHT([.H5]; LEN([.H5]) - FIND(&quot;-&quot;; [.H5])); &quot;&quot;)">
            <text:p/>
          </table:table-cell>
          <table:table-cell table:formula="of:=IF(ISNUMBER(FIND(&quot;-&quot;; [.I5])); RIGHT([.I5]; LEN([.I5]) - FIND(&quot;-&quot;; [.I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6])); LEFT([.G6]; FIND(&quot;-&quot;; [.G6]) -1); [.G6])" office:value-type="string" office:string-value="call" calcext:value-type="string">
            <text:p>call</text:p>
          </table:table-cell>
          <table:table-cell table:formula="of:=IF(ISNUMBER(FIND(&quot;-&quot;; [.H6])); LEFT([.H6]; FIND(&quot;-&quot;; [.H6]) -1); [.H6])" office:value-type="string" office:string-value="spear" calcext:value-type="string">
            <text:p>spear</text:p>
          </table:table-cell>
          <table:table-cell table:formula="of:=IF(ISNUMBER(FIND(&quot;-&quot;; [.I6])); LEFT([.I6]; FIND(&quot;-&quot;; [.I6]) -1); [.I6])">
            <text:p/>
          </table:table-cell>
          <table:table-cell table:formula="of:=IF(ISNUMBER(FIND(&quot;-&quot;; [.J6])); LEFT([.J6]; FIND(&quot;-&quot;; [.J6]) -1); [.J6])">
            <text:p/>
          </table:table-cell>
          <table:table-cell office:value-type="string" calcext:value-type="string">
            <text:p>call-spear</text:p>
          </table:table-cell>
          <table:table-cell table:formula="of:=IF(ISNUMBER(FIND(&quot;-&quot;; [.G6])); RIGHT([.G6]; LEN([.G6]) - FIND(&quot;-&quot;; [.G6])); &quot;&quot;)" office:value-type="string" office:string-value="spear" calcext:value-type="string">
            <text:p>spear</text:p>
          </table:table-cell>
          <table:table-cell table:formula="of:=IF(ISNUMBER(FIND(&quot;-&quot;; [.H6])); RIGHT([.H6]; LEN([.H6]) - FIND(&quot;-&quot;; [.H6])); &quot;&quot;)">
            <text:p/>
          </table:table-cell>
          <table:table-cell table:formula="of:=IF(ISNUMBER(FIND(&quot;-&quot;; [.I6])); RIGHT([.I6]; LEN([.I6]) - FIND(&quot;-&quot;; [.I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7])); LEFT([.G7]; FIND(&quot;-&quot;; [.G7]) -1); [.G7])" office:value-type="string" office:string-value="berserk" calcext:value-type="string">
            <text:p>berserk</text:p>
          </table:table-cell>
          <table:table-cell table:formula="of:=IF(ISNUMBER(FIND(&quot;-&quot;; [.H7])); LEFT([.H7]; FIND(&quot;-&quot;; [.H7]) -1); [.H7])" office:value-type="string" office:string-value="spear" calcext:value-type="string">
            <text:p>spear</text:p>
          </table:table-cell>
          <table:table-cell table:formula="of:=IF(ISNUMBER(FIND(&quot;-&quot;; [.I7])); LEFT([.I7]; FIND(&quot;-&quot;; [.I7]) -1); [.I7])">
            <text:p/>
          </table:table-cell>
          <table:table-cell table:formula="of:=IF(ISNUMBER(FIND(&quot;-&quot;; [.J7])); LEFT([.J7]; FIND(&quot;-&quot;; [.J7]) -1); [.J7])">
            <text:p/>
          </table:table-cell>
          <table:table-cell office:value-type="string" calcext:value-type="string">
            <text:p>berserk-spear</text:p>
          </table:table-cell>
          <table:table-cell table:formula="of:=IF(ISNUMBER(FIND(&quot;-&quot;; [.G7])); RIGHT([.G7]; LEN([.G7]) - FIND(&quot;-&quot;; [.G7])); &quot;&quot;)" office:value-type="string" office:string-value="spear" calcext:value-type="string">
            <text:p>spear</text:p>
          </table:table-cell>
          <table:table-cell table:formula="of:=IF(ISNUMBER(FIND(&quot;-&quot;; [.H7])); RIGHT([.H7]; LEN([.H7]) - FIND(&quot;-&quot;; [.H7])); &quot;&quot;)">
            <text:p/>
          </table:table-cell>
          <table:table-cell table:formula="of:=IF(ISNUMBER(FIND(&quot;-&quot;; [.I7])); RIGHT([.I7]; LEN([.I7]) - FIND(&quot;-&quot;; [.I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8])); LEFT([.G8]; FIND(&quot;-&quot;; [.G8]) -1); [.G8])" office:value-type="string" office:string-value="steal" calcext:value-type="string">
            <text:p>steal</text:p>
          </table:table-cell>
          <table:table-cell table:formula="of:=IF(ISNUMBER(FIND(&quot;-&quot;; [.H8])); LEFT([.H8]; FIND(&quot;-&quot;; [.H8]) -1); [.H8])" office:value-type="string" office:string-value="spear" calcext:value-type="string">
            <text:p>spear</text:p>
          </table:table-cell>
          <table:table-cell table:formula="of:=IF(ISNUMBER(FIND(&quot;-&quot;; [.I8])); LEFT([.I8]; FIND(&quot;-&quot;; [.I8]) -1); [.I8])">
            <text:p/>
          </table:table-cell>
          <table:table-cell table:formula="of:=IF(ISNUMBER(FIND(&quot;-&quot;; [.J8])); LEFT([.J8]; FIND(&quot;-&quot;; [.J8]) -1); [.J8])">
            <text:p/>
          </table:table-cell>
          <table:table-cell office:value-type="string" calcext:value-type="string">
            <text:p>steal-spear</text:p>
          </table:table-cell>
          <table:table-cell table:formula="of:=IF(ISNUMBER(FIND(&quot;-&quot;; [.G8])); RIGHT([.G8]; LEN([.G8]) - FIND(&quot;-&quot;; [.G8])); &quot;&quot;)" office:value-type="string" office:string-value="spear" calcext:value-type="string">
            <text:p>spear</text:p>
          </table:table-cell>
          <table:table-cell table:formula="of:=IF(ISNUMBER(FIND(&quot;-&quot;; [.H8])); RIGHT([.H8]; LEN([.H8]) - FIND(&quot;-&quot;; [.H8])); &quot;&quot;)">
            <text:p/>
          </table:table-cell>
          <table:table-cell table:formula="of:=IF(ISNUMBER(FIND(&quot;-&quot;; [.I8])); RIGHT([.I8]; LEN([.I8]) - FIND(&quot;-&quot;; [.I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9])); LEFT([.G9]; FIND(&quot;-&quot;; [.G9]) -1); [.G9])" office:value-type="string" office:string-value="hard" calcext:value-type="string">
            <text:p>hard</text:p>
          </table:table-cell>
          <table:table-cell table:formula="of:=IF(ISNUMBER(FIND(&quot;-&quot;; [.H9])); LEFT([.H9]; FIND(&quot;-&quot;; [.H9]) -1); [.H9])" office:value-type="string" office:string-value="hammer" calcext:value-type="string">
            <text:p>hammer</text:p>
          </table:table-cell>
          <table:table-cell table:formula="of:=IF(ISNUMBER(FIND(&quot;-&quot;; [.I9])); LEFT([.I9]; FIND(&quot;-&quot;; [.I9]) -1); [.I9])">
            <text:p/>
          </table:table-cell>
          <table:table-cell table:formula="of:=IF(ISNUMBER(FIND(&quot;-&quot;; [.J9])); LEFT([.J9]; FIND(&quot;-&quot;; [.J9]) -1); [.J9])">
            <text:p/>
          </table:table-cell>
          <table:table-cell office:value-type="string" calcext:value-type="string">
            <text:p>hard-hammer</text:p>
          </table:table-cell>
          <table:table-cell table:formula="of:=IF(ISNUMBER(FIND(&quot;-&quot;; [.G9])); RIGHT([.G9]; LEN([.G9]) - FIND(&quot;-&quot;; [.G9])); &quot;&quot;)" office:value-type="string" office:string-value="hammer" calcext:value-type="string">
            <text:p>hammer</text:p>
          </table:table-cell>
          <table:table-cell table:formula="of:=IF(ISNUMBER(FIND(&quot;-&quot;; [.H9])); RIGHT([.H9]; LEN([.H9]) - FIND(&quot;-&quot;; [.H9])); &quot;&quot;)">
            <text:p/>
          </table:table-cell>
          <table:table-cell table:formula="of:=IF(ISNUMBER(FIND(&quot;-&quot;; [.I9])); RIGHT([.I9]; LEN([.I9]) - FIND(&quot;-&quot;; [.I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0])); LEFT([.G10]; FIND(&quot;-&quot;; [.G10]) -1); [.G10])" office:value-type="string" office:string-value="teleport" calcext:value-type="string">
            <text:p>teleport</text:p>
          </table:table-cell>
          <table:table-cell table:formula="of:=IF(ISNUMBER(FIND(&quot;-&quot;; [.H10])); LEFT([.H10]; FIND(&quot;-&quot;; [.H10]) -1); [.H10])" office:value-type="string" office:string-value="hammer" calcext:value-type="string">
            <text:p>hammer</text:p>
          </table:table-cell>
          <table:table-cell table:formula="of:=IF(ISNUMBER(FIND(&quot;-&quot;; [.I10])); LEFT([.I10]; FIND(&quot;-&quot;; [.I10]) -1); [.I10])">
            <text:p/>
          </table:table-cell>
          <table:table-cell table:formula="of:=IF(ISNUMBER(FIND(&quot;-&quot;; [.J10])); LEFT([.J10]; FIND(&quot;-&quot;; [.J10]) -1); [.J10])">
            <text:p/>
          </table:table-cell>
          <table:table-cell office:value-type="string" calcext:value-type="string">
            <text:p>teleport-hammer</text:p>
          </table:table-cell>
          <table:table-cell table:formula="of:=IF(ISNUMBER(FIND(&quot;-&quot;; [.G10])); RIGHT([.G10]; LEN([.G10]) - FIND(&quot;-&quot;; [.G10])); &quot;&quot;)" office:value-type="string" office:string-value="hammer" calcext:value-type="string">
            <text:p>hammer</text:p>
          </table:table-cell>
          <table:table-cell table:formula="of:=IF(ISNUMBER(FIND(&quot;-&quot;; [.H10])); RIGHT([.H10]; LEN([.H10]) - FIND(&quot;-&quot;; [.H10])); &quot;&quot;)">
            <text:p/>
          </table:table-cell>
          <table:table-cell table:formula="of:=IF(ISNUMBER(FIND(&quot;-&quot;; [.I10])); RIGHT([.I10]; LEN([.I10]) - FIND(&quot;-&quot;; [.I1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1])); LEFT([.G11]; FIND(&quot;-&quot;; [.G11]) -1); [.G11])" office:value-type="string" office:string-value="call" calcext:value-type="string">
            <text:p>call</text:p>
          </table:table-cell>
          <table:table-cell table:formula="of:=IF(ISNUMBER(FIND(&quot;-&quot;; [.H11])); LEFT([.H11]; FIND(&quot;-&quot;; [.H11]) -1); [.H11])" office:value-type="string" office:string-value="hammer" calcext:value-type="string">
            <text:p>hammer</text:p>
          </table:table-cell>
          <table:table-cell table:formula="of:=IF(ISNUMBER(FIND(&quot;-&quot;; [.I11])); LEFT([.I11]; FIND(&quot;-&quot;; [.I11]) -1); [.I11])">
            <text:p/>
          </table:table-cell>
          <table:table-cell table:formula="of:=IF(ISNUMBER(FIND(&quot;-&quot;; [.J11])); LEFT([.J11]; FIND(&quot;-&quot;; [.J11]) -1); [.J11])">
            <text:p/>
          </table:table-cell>
          <table:table-cell office:value-type="string" calcext:value-type="string">
            <text:p>call-hammer</text:p>
          </table:table-cell>
          <table:table-cell table:formula="of:=IF(ISNUMBER(FIND(&quot;-&quot;; [.G11])); RIGHT([.G11]; LEN([.G11]) - FIND(&quot;-&quot;; [.G11])); &quot;&quot;)" office:value-type="string" office:string-value="hammer" calcext:value-type="string">
            <text:p>hammer</text:p>
          </table:table-cell>
          <table:table-cell table:formula="of:=IF(ISNUMBER(FIND(&quot;-&quot;; [.H11])); RIGHT([.H11]; LEN([.H11]) - FIND(&quot;-&quot;; [.H11])); &quot;&quot;)">
            <text:p/>
          </table:table-cell>
          <table:table-cell table:formula="of:=IF(ISNUMBER(FIND(&quot;-&quot;; [.I11])); RIGHT([.I11]; LEN([.I11]) - FIND(&quot;-&quot;; [.I1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2])); LEFT([.G12]; FIND(&quot;-&quot;; [.G12]) -1); [.G12])" office:value-type="string" office:string-value="berserk" calcext:value-type="string">
            <text:p>berserk</text:p>
          </table:table-cell>
          <table:table-cell table:formula="of:=IF(ISNUMBER(FIND(&quot;-&quot;; [.H12])); LEFT([.H12]; FIND(&quot;-&quot;; [.H12]) -1); [.H12])" office:value-type="string" office:string-value="hammer" calcext:value-type="string">
            <text:p>hammer</text:p>
          </table:table-cell>
          <table:table-cell table:formula="of:=IF(ISNUMBER(FIND(&quot;-&quot;; [.I12])); LEFT([.I12]; FIND(&quot;-&quot;; [.I12]) -1); [.I12])">
            <text:p/>
          </table:table-cell>
          <table:table-cell table:formula="of:=IF(ISNUMBER(FIND(&quot;-&quot;; [.J12])); LEFT([.J12]; FIND(&quot;-&quot;; [.J12]) -1); [.J12])">
            <text:p/>
          </table:table-cell>
          <table:table-cell office:value-type="string" calcext:value-type="string">
            <text:p>berserk-hammer</text:p>
          </table:table-cell>
          <table:table-cell table:formula="of:=IF(ISNUMBER(FIND(&quot;-&quot;; [.G12])); RIGHT([.G12]; LEN([.G12]) - FIND(&quot;-&quot;; [.G12])); &quot;&quot;)" office:value-type="string" office:string-value="hammer" calcext:value-type="string">
            <text:p>hammer</text:p>
          </table:table-cell>
          <table:table-cell table:formula="of:=IF(ISNUMBER(FIND(&quot;-&quot;; [.H12])); RIGHT([.H12]; LEN([.H12]) - FIND(&quot;-&quot;; [.H12])); &quot;&quot;)">
            <text:p/>
          </table:table-cell>
          <table:table-cell table:formula="of:=IF(ISNUMBER(FIND(&quot;-&quot;; [.I12])); RIGHT([.I12]; LEN([.I12]) - FIND(&quot;-&quot;; [.I1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3])); LEFT([.G13]; FIND(&quot;-&quot;; [.G13]) -1); [.G13])" office:value-type="string" office:string-value="steal" calcext:value-type="string">
            <text:p>steal</text:p>
          </table:table-cell>
          <table:table-cell table:formula="of:=IF(ISNUMBER(FIND(&quot;-&quot;; [.H13])); LEFT([.H13]; FIND(&quot;-&quot;; [.H13]) -1); [.H13])" office:value-type="string" office:string-value="hammer" calcext:value-type="string">
            <text:p>hammer</text:p>
          </table:table-cell>
          <table:table-cell table:formula="of:=IF(ISNUMBER(FIND(&quot;-&quot;; [.I13])); LEFT([.I13]; FIND(&quot;-&quot;; [.I13]) -1); [.I13])">
            <text:p/>
          </table:table-cell>
          <table:table-cell table:formula="of:=IF(ISNUMBER(FIND(&quot;-&quot;; [.J13])); LEFT([.J13]; FIND(&quot;-&quot;; [.J13]) -1); [.J13])">
            <text:p/>
          </table:table-cell>
          <table:table-cell office:value-type="string" calcext:value-type="string">
            <text:p>steal-hammer</text:p>
          </table:table-cell>
          <table:table-cell table:formula="of:=IF(ISNUMBER(FIND(&quot;-&quot;; [.G13])); RIGHT([.G13]; LEN([.G13]) - FIND(&quot;-&quot;; [.G13])); &quot;&quot;)" office:value-type="string" office:string-value="hammer" calcext:value-type="string">
            <text:p>hammer</text:p>
          </table:table-cell>
          <table:table-cell table:formula="of:=IF(ISNUMBER(FIND(&quot;-&quot;; [.H13])); RIGHT([.H13]; LEN([.H13]) - FIND(&quot;-&quot;; [.H13])); &quot;&quot;)">
            <text:p/>
          </table:table-cell>
          <table:table-cell table:formula="of:=IF(ISNUMBER(FIND(&quot;-&quot;; [.I13])); RIGHT([.I13]; LEN([.I13]) - FIND(&quot;-&quot;; [.I1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4])); LEFT([.G14]; FIND(&quot;-&quot;; [.G14]) -1); [.G14])" office:value-type="string" office:string-value="hard" calcext:value-type="string">
            <text:p>hard</text:p>
          </table:table-cell>
          <table:table-cell table:formula="of:=IF(ISNUMBER(FIND(&quot;-&quot;; [.H14])); LEFT([.H14]; FIND(&quot;-&quot;; [.H14]) -1); [.H14])" office:value-type="string" office:string-value="sword" calcext:value-type="string">
            <text:p>sword</text:p>
          </table:table-cell>
          <table:table-cell table:formula="of:=IF(ISNUMBER(FIND(&quot;-&quot;; [.I14])); LEFT([.I14]; FIND(&quot;-&quot;; [.I14]) -1); [.I14])">
            <text:p/>
          </table:table-cell>
          <table:table-cell table:formula="of:=IF(ISNUMBER(FIND(&quot;-&quot;; [.J14])); LEFT([.J14]; FIND(&quot;-&quot;; [.J14]) -1); [.J14])">
            <text:p/>
          </table:table-cell>
          <table:table-cell office:value-type="string" calcext:value-type="string">
            <text:p>hard-sword</text:p>
          </table:table-cell>
          <table:table-cell table:formula="of:=IF(ISNUMBER(FIND(&quot;-&quot;; [.G14])); RIGHT([.G14]; LEN([.G14]) - FIND(&quot;-&quot;; [.G14])); &quot;&quot;)" office:value-type="string" office:string-value="sword" calcext:value-type="string">
            <text:p>sword</text:p>
          </table:table-cell>
          <table:table-cell table:formula="of:=IF(ISNUMBER(FIND(&quot;-&quot;; [.H14])); RIGHT([.H14]; LEN([.H14]) - FIND(&quot;-&quot;; [.H14])); &quot;&quot;)">
            <text:p/>
          </table:table-cell>
          <table:table-cell table:formula="of:=IF(ISNUMBER(FIND(&quot;-&quot;; [.I14])); RIGHT([.I14]; LEN([.I14]) - FIND(&quot;-&quot;; [.I1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5])); LEFT([.G15]; FIND(&quot;-&quot;; [.G15]) -1); [.G15])" office:value-type="string" office:string-value="teleport" calcext:value-type="string">
            <text:p>teleport</text:p>
          </table:table-cell>
          <table:table-cell table:formula="of:=IF(ISNUMBER(FIND(&quot;-&quot;; [.H15])); LEFT([.H15]; FIND(&quot;-&quot;; [.H15]) -1); [.H15])" office:value-type="string" office:string-value="sword" calcext:value-type="string">
            <text:p>sword</text:p>
          </table:table-cell>
          <table:table-cell table:formula="of:=IF(ISNUMBER(FIND(&quot;-&quot;; [.I15])); LEFT([.I15]; FIND(&quot;-&quot;; [.I15]) -1); [.I15])">
            <text:p/>
          </table:table-cell>
          <table:table-cell table:formula="of:=IF(ISNUMBER(FIND(&quot;-&quot;; [.J15])); LEFT([.J15]; FIND(&quot;-&quot;; [.J15]) -1); [.J15])">
            <text:p/>
          </table:table-cell>
          <table:table-cell office:value-type="string" calcext:value-type="string">
            <text:p>teleport-sword</text:p>
          </table:table-cell>
          <table:table-cell table:formula="of:=IF(ISNUMBER(FIND(&quot;-&quot;; [.G15])); RIGHT([.G15]; LEN([.G15]) - FIND(&quot;-&quot;; [.G15])); &quot;&quot;)" office:value-type="string" office:string-value="sword" calcext:value-type="string">
            <text:p>sword</text:p>
          </table:table-cell>
          <table:table-cell table:formula="of:=IF(ISNUMBER(FIND(&quot;-&quot;; [.H15])); RIGHT([.H15]; LEN([.H15]) - FIND(&quot;-&quot;; [.H15])); &quot;&quot;)">
            <text:p/>
          </table:table-cell>
          <table:table-cell table:formula="of:=IF(ISNUMBER(FIND(&quot;-&quot;; [.I15])); RIGHT([.I15]; LEN([.I15]) - FIND(&quot;-&quot;; [.I1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6])); LEFT([.G16]; FIND(&quot;-&quot;; [.G16]) -1); [.G16])" office:value-type="string" office:string-value="call" calcext:value-type="string">
            <text:p>call</text:p>
          </table:table-cell>
          <table:table-cell table:formula="of:=IF(ISNUMBER(FIND(&quot;-&quot;; [.H16])); LEFT([.H16]; FIND(&quot;-&quot;; [.H16]) -1); [.H16])" office:value-type="string" office:string-value="sword" calcext:value-type="string">
            <text:p>sword</text:p>
          </table:table-cell>
          <table:table-cell table:formula="of:=IF(ISNUMBER(FIND(&quot;-&quot;; [.I16])); LEFT([.I16]; FIND(&quot;-&quot;; [.I16]) -1); [.I16])">
            <text:p/>
          </table:table-cell>
          <table:table-cell table:formula="of:=IF(ISNUMBER(FIND(&quot;-&quot;; [.J16])); LEFT([.J16]; FIND(&quot;-&quot;; [.J16]) -1); [.J16])">
            <text:p/>
          </table:table-cell>
          <table:table-cell office:value-type="string" calcext:value-type="string">
            <text:p>call-sword</text:p>
          </table:table-cell>
          <table:table-cell table:formula="of:=IF(ISNUMBER(FIND(&quot;-&quot;; [.G16])); RIGHT([.G16]; LEN([.G16]) - FIND(&quot;-&quot;; [.G16])); &quot;&quot;)" office:value-type="string" office:string-value="sword" calcext:value-type="string">
            <text:p>sword</text:p>
          </table:table-cell>
          <table:table-cell table:formula="of:=IF(ISNUMBER(FIND(&quot;-&quot;; [.H16])); RIGHT([.H16]; LEN([.H16]) - FIND(&quot;-&quot;; [.H16])); &quot;&quot;)">
            <text:p/>
          </table:table-cell>
          <table:table-cell table:formula="of:=IF(ISNUMBER(FIND(&quot;-&quot;; [.I16])); RIGHT([.I16]; LEN([.I16]) - FIND(&quot;-&quot;; [.I1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7])); LEFT([.G17]; FIND(&quot;-&quot;; [.G17]) -1); [.G17])" office:value-type="string" office:string-value="berserk" calcext:value-type="string">
            <text:p>berserk</text:p>
          </table:table-cell>
          <table:table-cell table:formula="of:=IF(ISNUMBER(FIND(&quot;-&quot;; [.H17])); LEFT([.H17]; FIND(&quot;-&quot;; [.H17]) -1); [.H17])" office:value-type="string" office:string-value="sword" calcext:value-type="string">
            <text:p>sword</text:p>
          </table:table-cell>
          <table:table-cell table:formula="of:=IF(ISNUMBER(FIND(&quot;-&quot;; [.I17])); LEFT([.I17]; FIND(&quot;-&quot;; [.I17]) -1); [.I17])">
            <text:p/>
          </table:table-cell>
          <table:table-cell table:formula="of:=IF(ISNUMBER(FIND(&quot;-&quot;; [.J17])); LEFT([.J17]; FIND(&quot;-&quot;; [.J17]) -1); [.J17])">
            <text:p/>
          </table:table-cell>
          <table:table-cell office:value-type="string" calcext:value-type="string">
            <text:p>berserk-sword</text:p>
          </table:table-cell>
          <table:table-cell table:formula="of:=IF(ISNUMBER(FIND(&quot;-&quot;; [.G17])); RIGHT([.G17]; LEN([.G17]) - FIND(&quot;-&quot;; [.G17])); &quot;&quot;)" office:value-type="string" office:string-value="sword" calcext:value-type="string">
            <text:p>sword</text:p>
          </table:table-cell>
          <table:table-cell table:formula="of:=IF(ISNUMBER(FIND(&quot;-&quot;; [.H17])); RIGHT([.H17]; LEN([.H17]) - FIND(&quot;-&quot;; [.H17])); &quot;&quot;)">
            <text:p/>
          </table:table-cell>
          <table:table-cell table:formula="of:=IF(ISNUMBER(FIND(&quot;-&quot;; [.I17])); RIGHT([.I17]; LEN([.I17]) - FIND(&quot;-&quot;; [.I1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8])); LEFT([.G18]; FIND(&quot;-&quot;; [.G18]) -1); [.G18])" office:value-type="string" office:string-value="steal" calcext:value-type="string">
            <text:p>steal</text:p>
          </table:table-cell>
          <table:table-cell table:formula="of:=IF(ISNUMBER(FIND(&quot;-&quot;; [.H18])); LEFT([.H18]; FIND(&quot;-&quot;; [.H18]) -1); [.H18])" office:value-type="string" office:string-value="sword" calcext:value-type="string">
            <text:p>sword</text:p>
          </table:table-cell>
          <table:table-cell table:formula="of:=IF(ISNUMBER(FIND(&quot;-&quot;; [.I18])); LEFT([.I18]; FIND(&quot;-&quot;; [.I18]) -1); [.I18])">
            <text:p/>
          </table:table-cell>
          <table:table-cell table:formula="of:=IF(ISNUMBER(FIND(&quot;-&quot;; [.J18])); LEFT([.J18]; FIND(&quot;-&quot;; [.J18]) -1); [.J18])">
            <text:p/>
          </table:table-cell>
          <table:table-cell office:value-type="string" calcext:value-type="string">
            <text:p>steal-sword</text:p>
          </table:table-cell>
          <table:table-cell table:formula="of:=IF(ISNUMBER(FIND(&quot;-&quot;; [.G18])); RIGHT([.G18]; LEN([.G18]) - FIND(&quot;-&quot;; [.G18])); &quot;&quot;)" office:value-type="string" office:string-value="sword" calcext:value-type="string">
            <text:p>sword</text:p>
          </table:table-cell>
          <table:table-cell table:formula="of:=IF(ISNUMBER(FIND(&quot;-&quot;; [.H18])); RIGHT([.H18]; LEN([.H18]) - FIND(&quot;-&quot;; [.H18])); &quot;&quot;)">
            <text:p/>
          </table:table-cell>
          <table:table-cell table:formula="of:=IF(ISNUMBER(FIND(&quot;-&quot;; [.I18])); RIGHT([.I18]; LEN([.I18]) - FIND(&quot;-&quot;; [.I1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9])); LEFT([.G19]; FIND(&quot;-&quot;; [.G19]) -1); [.G19])" office:value-type="string" office:string-value="hard" calcext:value-type="string">
            <text:p>hard</text:p>
          </table:table-cell>
          <table:table-cell table:formula="of:=IF(ISNUMBER(FIND(&quot;-&quot;; [.H19])); LEFT([.H19]; FIND(&quot;-&quot;; [.H19]) -1); [.H19])" office:value-type="string" office:string-value="bow" calcext:value-type="string">
            <text:p>bow</text:p>
          </table:table-cell>
          <table:table-cell table:formula="of:=IF(ISNUMBER(FIND(&quot;-&quot;; [.I19])); LEFT([.I19]; FIND(&quot;-&quot;; [.I19]) -1); [.I19])">
            <text:p/>
          </table:table-cell>
          <table:table-cell table:formula="of:=IF(ISNUMBER(FIND(&quot;-&quot;; [.J19])); LEFT([.J19]; FIND(&quot;-&quot;; [.J19]) -1); [.J19])">
            <text:p/>
          </table:table-cell>
          <table:table-cell office:value-type="string" calcext:value-type="string">
            <text:p>hard-bow</text:p>
          </table:table-cell>
          <table:table-cell table:formula="of:=IF(ISNUMBER(FIND(&quot;-&quot;; [.G19])); RIGHT([.G19]; LEN([.G19]) - FIND(&quot;-&quot;; [.G19])); &quot;&quot;)" office:value-type="string" office:string-value="bow" calcext:value-type="string">
            <text:p>bow</text:p>
          </table:table-cell>
          <table:table-cell table:formula="of:=IF(ISNUMBER(FIND(&quot;-&quot;; [.H19])); RIGHT([.H19]; LEN([.H19]) - FIND(&quot;-&quot;; [.H19])); &quot;&quot;)">
            <text:p/>
          </table:table-cell>
          <table:table-cell table:formula="of:=IF(ISNUMBER(FIND(&quot;-&quot;; [.I19])); RIGHT([.I19]; LEN([.I19]) - FIND(&quot;-&quot;; [.I1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0])); LEFT([.G20]; FIND(&quot;-&quot;; [.G20]) -1); [.G20])" office:value-type="string" office:string-value="teleport" calcext:value-type="string">
            <text:p>teleport</text:p>
          </table:table-cell>
          <table:table-cell table:formula="of:=IF(ISNUMBER(FIND(&quot;-&quot;; [.H20])); LEFT([.H20]; FIND(&quot;-&quot;; [.H20]) -1); [.H20])" office:value-type="string" office:string-value="bow" calcext:value-type="string">
            <text:p>bow</text:p>
          </table:table-cell>
          <table:table-cell table:formula="of:=IF(ISNUMBER(FIND(&quot;-&quot;; [.I20])); LEFT([.I20]; FIND(&quot;-&quot;; [.I20]) -1); [.I20])">
            <text:p/>
          </table:table-cell>
          <table:table-cell table:formula="of:=IF(ISNUMBER(FIND(&quot;-&quot;; [.J20])); LEFT([.J20]; FIND(&quot;-&quot;; [.J20]) -1); [.J20])">
            <text:p/>
          </table:table-cell>
          <table:table-cell office:value-type="string" calcext:value-type="string">
            <text:p>teleport-bow</text:p>
          </table:table-cell>
          <table:table-cell table:formula="of:=IF(ISNUMBER(FIND(&quot;-&quot;; [.G20])); RIGHT([.G20]; LEN([.G20]) - FIND(&quot;-&quot;; [.G20])); &quot;&quot;)" office:value-type="string" office:string-value="bow" calcext:value-type="string">
            <text:p>bow</text:p>
          </table:table-cell>
          <table:table-cell table:formula="of:=IF(ISNUMBER(FIND(&quot;-&quot;; [.H20])); RIGHT([.H20]; LEN([.H20]) - FIND(&quot;-&quot;; [.H20])); &quot;&quot;)">
            <text:p/>
          </table:table-cell>
          <table:table-cell table:formula="of:=IF(ISNUMBER(FIND(&quot;-&quot;; [.I20])); RIGHT([.I20]; LEN([.I20]) - FIND(&quot;-&quot;; [.I2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1])); LEFT([.G21]; FIND(&quot;-&quot;; [.G21]) -1); [.G21])" office:value-type="string" office:string-value="call" calcext:value-type="string">
            <text:p>call</text:p>
          </table:table-cell>
          <table:table-cell table:formula="of:=IF(ISNUMBER(FIND(&quot;-&quot;; [.H21])); LEFT([.H21]; FIND(&quot;-&quot;; [.H21]) -1); [.H21])" office:value-type="string" office:string-value="bow" calcext:value-type="string">
            <text:p>bow</text:p>
          </table:table-cell>
          <table:table-cell table:formula="of:=IF(ISNUMBER(FIND(&quot;-&quot;; [.I21])); LEFT([.I21]; FIND(&quot;-&quot;; [.I21]) -1); [.I21])">
            <text:p/>
          </table:table-cell>
          <table:table-cell table:formula="of:=IF(ISNUMBER(FIND(&quot;-&quot;; [.J21])); LEFT([.J21]; FIND(&quot;-&quot;; [.J21]) -1); [.J21])">
            <text:p/>
          </table:table-cell>
          <table:table-cell office:value-type="string" calcext:value-type="string">
            <text:p>call-bow</text:p>
          </table:table-cell>
          <table:table-cell table:formula="of:=IF(ISNUMBER(FIND(&quot;-&quot;; [.G21])); RIGHT([.G21]; LEN([.G21]) - FIND(&quot;-&quot;; [.G21])); &quot;&quot;)" office:value-type="string" office:string-value="bow" calcext:value-type="string">
            <text:p>bow</text:p>
          </table:table-cell>
          <table:table-cell table:formula="of:=IF(ISNUMBER(FIND(&quot;-&quot;; [.H21])); RIGHT([.H21]; LEN([.H21]) - FIND(&quot;-&quot;; [.H21])); &quot;&quot;)">
            <text:p/>
          </table:table-cell>
          <table:table-cell table:formula="of:=IF(ISNUMBER(FIND(&quot;-&quot;; [.I21])); RIGHT([.I21]; LEN([.I21]) - FIND(&quot;-&quot;; [.I2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2])); LEFT([.G22]; FIND(&quot;-&quot;; [.G22]) -1); [.G22])" office:value-type="string" office:string-value="berserk" calcext:value-type="string">
            <text:p>berserk</text:p>
          </table:table-cell>
          <table:table-cell table:formula="of:=IF(ISNUMBER(FIND(&quot;-&quot;; [.H22])); LEFT([.H22]; FIND(&quot;-&quot;; [.H22]) -1); [.H22])" office:value-type="string" office:string-value="bow" calcext:value-type="string">
            <text:p>bow</text:p>
          </table:table-cell>
          <table:table-cell table:formula="of:=IF(ISNUMBER(FIND(&quot;-&quot;; [.I22])); LEFT([.I22]; FIND(&quot;-&quot;; [.I22]) -1); [.I22])">
            <text:p/>
          </table:table-cell>
          <table:table-cell table:formula="of:=IF(ISNUMBER(FIND(&quot;-&quot;; [.J22])); LEFT([.J22]; FIND(&quot;-&quot;; [.J22]) -1); [.J22])">
            <text:p/>
          </table:table-cell>
          <table:table-cell office:value-type="string" calcext:value-type="string">
            <text:p>berserk-bow</text:p>
          </table:table-cell>
          <table:table-cell table:formula="of:=IF(ISNUMBER(FIND(&quot;-&quot;; [.G22])); RIGHT([.G22]; LEN([.G22]) - FIND(&quot;-&quot;; [.G22])); &quot;&quot;)" office:value-type="string" office:string-value="bow" calcext:value-type="string">
            <text:p>bow</text:p>
          </table:table-cell>
          <table:table-cell table:formula="of:=IF(ISNUMBER(FIND(&quot;-&quot;; [.H22])); RIGHT([.H22]; LEN([.H22]) - FIND(&quot;-&quot;; [.H22])); &quot;&quot;)">
            <text:p/>
          </table:table-cell>
          <table:table-cell table:formula="of:=IF(ISNUMBER(FIND(&quot;-&quot;; [.I22])); RIGHT([.I22]; LEN([.I22]) - FIND(&quot;-&quot;; [.I2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3])); LEFT([.G23]; FIND(&quot;-&quot;; [.G23]) -1); [.G23])" office:value-type="string" office:string-value="steal" calcext:value-type="string">
            <text:p>steal</text:p>
          </table:table-cell>
          <table:table-cell table:formula="of:=IF(ISNUMBER(FIND(&quot;-&quot;; [.H23])); LEFT([.H23]; FIND(&quot;-&quot;; [.H23]) -1); [.H23])" office:value-type="string" office:string-value="bow" calcext:value-type="string">
            <text:p>bow</text:p>
          </table:table-cell>
          <table:table-cell table:formula="of:=IF(ISNUMBER(FIND(&quot;-&quot;; [.I23])); LEFT([.I23]; FIND(&quot;-&quot;; [.I23]) -1); [.I23])">
            <text:p/>
          </table:table-cell>
          <table:table-cell table:formula="of:=IF(ISNUMBER(FIND(&quot;-&quot;; [.J23])); LEFT([.J23]; FIND(&quot;-&quot;; [.J23]) -1); [.J23])">
            <text:p/>
          </table:table-cell>
          <table:table-cell office:value-type="string" calcext:value-type="string">
            <text:p>steal-bow</text:p>
          </table:table-cell>
          <table:table-cell table:formula="of:=IF(ISNUMBER(FIND(&quot;-&quot;; [.G23])); RIGHT([.G23]; LEN([.G23]) - FIND(&quot;-&quot;; [.G23])); &quot;&quot;)" office:value-type="string" office:string-value="bow" calcext:value-type="string">
            <text:p>bow</text:p>
          </table:table-cell>
          <table:table-cell table:formula="of:=IF(ISNUMBER(FIND(&quot;-&quot;; [.H23])); RIGHT([.H23]; LEN([.H23]) - FIND(&quot;-&quot;; [.H23])); &quot;&quot;)">
            <text:p/>
          </table:table-cell>
          <table:table-cell table:formula="of:=IF(ISNUMBER(FIND(&quot;-&quot;; [.I23])); RIGHT([.I23]; LEN([.I23]) - FIND(&quot;-&quot;; [.I2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4])); LEFT([.G24]; FIND(&quot;-&quot;; [.G24]) -1); [.G24])" office:value-type="string" office:string-value="animal" calcext:value-type="string">
            <text:p>animal</text:p>
          </table:table-cell>
          <table:table-cell table:formula="of:=IF(ISNUMBER(FIND(&quot;-&quot;; [.H24])); LEFT([.H24]; FIND(&quot;-&quot;; [.H24]) -1); [.H24])" office:value-type="string" office:string-value="animal" calcext:value-type="string">
            <text:p>animal</text:p>
          </table:table-cell>
          <table:table-cell table:formula="of:=IF(ISNUMBER(FIND(&quot;-&quot;; [.I24])); LEFT([.I24]; FIND(&quot;-&quot;; [.I24]) -1); [.I24])">
            <text:p/>
          </table:table-cell>
          <table:table-cell table:formula="of:=IF(ISNUMBER(FIND(&quot;-&quot;; [.J24])); LEFT([.J24]; FIND(&quot;-&quot;; [.J24]) -1); [.J24])">
            <text:p/>
          </table:table-cell>
          <table:table-cell office:value-type="string" calcext:value-type="string">
            <text:p><text:span text:style-name="T1">animal</text:span>-animal</text:p>
          </table:table-cell>
          <table:table-cell table:formula="of:=IF(ISNUMBER(FIND(&quot;-&quot;; [.G24])); RIGHT([.G24]; LEN([.G24]) - FIND(&quot;-&quot;; [.G24])); &quot;&quot;)" office:value-type="string" office:string-value="animal" calcext:value-type="string">
            <text:p>animal</text:p>
          </table:table-cell>
          <table:table-cell table:formula="of:=IF(ISNUMBER(FIND(&quot;-&quot;; [.H24])); RIGHT([.H24]; LEN([.H24]) - FIND(&quot;-&quot;; [.H24])); &quot;&quot;)">
            <text:p/>
          </table:table-cell>
          <table:table-cell table:formula="of:=IF(ISNUMBER(FIND(&quot;-&quot;; [.I24])); RIGHT([.I24]; LEN([.I24]) - FIND(&quot;-&quot;; [.I2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5])); LEFT([.G25]; FIND(&quot;-&quot;; [.G25]) -1); [.G25])" office:value-type="string" office:string-value="undead" calcext:value-type="string">
            <text:p>undead</text:p>
          </table:table-cell>
          <table:table-cell table:formula="of:=IF(ISNUMBER(FIND(&quot;-&quot;; [.H25])); LEFT([.H25]; FIND(&quot;-&quot;; [.H25]) -1); [.H25])" office:value-type="string" office:string-value="undead" calcext:value-type="string">
            <text:p>undead</text:p>
          </table:table-cell>
          <table:table-cell table:formula="of:=IF(ISNUMBER(FIND(&quot;-&quot;; [.I25])); LEFT([.I25]; FIND(&quot;-&quot;; [.I25]) -1); [.I25])">
            <text:p/>
          </table:table-cell>
          <table:table-cell table:formula="of:=IF(ISNUMBER(FIND(&quot;-&quot;; [.J25])); LEFT([.J25]; FIND(&quot;-&quot;; [.J25]) -1); [.J25])">
            <text:p/>
          </table:table-cell>
          <table:table-cell office:value-type="string" calcext:value-type="string">
            <text:p><text:span text:style-name="T1">undead</text:span>-undead</text:p>
          </table:table-cell>
          <table:table-cell table:formula="of:=IF(ISNUMBER(FIND(&quot;-&quot;; [.G25])); RIGHT([.G25]; LEN([.G25]) - FIND(&quot;-&quot;; [.G25])); &quot;&quot;)" office:value-type="string" office:string-value="undead" calcext:value-type="string">
            <text:p>undead</text:p>
          </table:table-cell>
          <table:table-cell table:formula="of:=IF(ISNUMBER(FIND(&quot;-&quot;; [.H25])); RIGHT([.H25]; LEN([.H25]) - FIND(&quot;-&quot;; [.H25])); &quot;&quot;)">
            <text:p/>
          </table:table-cell>
          <table:table-cell table:formula="of:=IF(ISNUMBER(FIND(&quot;-&quot;; [.I25])); RIGHT([.I25]; LEN([.I25]) - FIND(&quot;-&quot;; [.I2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6])); LEFT([.G26]; FIND(&quot;-&quot;; [.G26]) -1); [.G26])" office:value-type="string" office:string-value="human" calcext:value-type="string">
            <text:p>human</text:p>
          </table:table-cell>
          <table:table-cell table:formula="of:=IF(ISNUMBER(FIND(&quot;-&quot;; [.H26])); LEFT([.H26]; FIND(&quot;-&quot;; [.H26]) -1); [.H26])" office:value-type="string" office:string-value="human" calcext:value-type="string">
            <text:p>human</text:p>
          </table:table-cell>
          <table:table-cell table:formula="of:=IF(ISNUMBER(FIND(&quot;-&quot;; [.I26])); LEFT([.I26]; FIND(&quot;-&quot;; [.I26]) -1); [.I26])">
            <text:p/>
          </table:table-cell>
          <table:table-cell table:formula="of:=IF(ISNUMBER(FIND(&quot;-&quot;; [.J26])); LEFT([.J26]; FIND(&quot;-&quot;; [.J26]) -1); [.J26])">
            <text:p/>
          </table:table-cell>
          <table:table-cell office:value-type="string" calcext:value-type="string">
            <text:p><text:span text:style-name="T1">human</text:span>-human</text:p>
          </table:table-cell>
          <table:table-cell table:formula="of:=IF(ISNUMBER(FIND(&quot;-&quot;; [.G26])); RIGHT([.G26]; LEN([.G26]) - FIND(&quot;-&quot;; [.G26])); &quot;&quot;)" office:value-type="string" office:string-value="human" calcext:value-type="string">
            <text:p>human</text:p>
          </table:table-cell>
          <table:table-cell table:formula="of:=IF(ISNUMBER(FIND(&quot;-&quot;; [.H26])); RIGHT([.H26]; LEN([.H26]) - FIND(&quot;-&quot;; [.H26])); &quot;&quot;)">
            <text:p/>
          </table:table-cell>
          <table:table-cell table:formula="of:=IF(ISNUMBER(FIND(&quot;-&quot;; [.I26])); RIGHT([.I26]; LEN([.I26]) - FIND(&quot;-&quot;; [.I2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7])); LEFT([.G27]; FIND(&quot;-&quot;; [.G27]) -1); [.G27])" office:value-type="string" office:string-value="daemon" calcext:value-type="string">
            <text:p>daemon</text:p>
          </table:table-cell>
          <table:table-cell table:formula="of:=IF(ISNUMBER(FIND(&quot;-&quot;; [.H27])); LEFT([.H27]; FIND(&quot;-&quot;; [.H27]) -1); [.H27])" office:value-type="string" office:string-value="daemon" calcext:value-type="string">
            <text:p>daemon</text:p>
          </table:table-cell>
          <table:table-cell table:formula="of:=IF(ISNUMBER(FIND(&quot;-&quot;; [.I27])); LEFT([.I27]; FIND(&quot;-&quot;; [.I27]) -1); [.I27])">
            <text:p/>
          </table:table-cell>
          <table:table-cell table:formula="of:=IF(ISNUMBER(FIND(&quot;-&quot;; [.J27])); LEFT([.J27]; FIND(&quot;-&quot;; [.J27]) -1); [.J27])">
            <text:p/>
          </table:table-cell>
          <table:table-cell office:value-type="string" calcext:value-type="string">
            <text:p>daemon-daemon</text:p>
          </table:table-cell>
          <table:table-cell table:formula="of:=IF(ISNUMBER(FIND(&quot;-&quot;; [.G27])); RIGHT([.G27]; LEN([.G27]) - FIND(&quot;-&quot;; [.G27])); &quot;&quot;)" office:value-type="string" office:string-value="daemon" calcext:value-type="string">
            <text:p>daemon</text:p>
          </table:table-cell>
          <table:table-cell table:formula="of:=IF(ISNUMBER(FIND(&quot;-&quot;; [.H27])); RIGHT([.H27]; LEN([.H27]) - FIND(&quot;-&quot;; [.H27])); &quot;&quot;)">
            <text:p/>
          </table:table-cell>
          <table:table-cell table:formula="of:=IF(ISNUMBER(FIND(&quot;-&quot;; [.I27])); RIGHT([.I27]; LEN([.I27]) - FIND(&quot;-&quot;; [.I2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8])); LEFT([.G28]; FIND(&quot;-&quot;; [.G28]) -1); [.G28])" office:value-type="string" office:string-value="animal" calcext:value-type="string">
            <text:p>animal</text:p>
          </table:table-cell>
          <table:table-cell table:formula="of:=IF(ISNUMBER(FIND(&quot;-&quot;; [.H28])); LEFT([.H28]; FIND(&quot;-&quot;; [.H28]) -1); [.H28])" office:value-type="string" office:string-value="undead" calcext:value-type="string">
            <text:p>undead</text:p>
          </table:table-cell>
          <table:table-cell table:formula="of:=IF(ISNUMBER(FIND(&quot;-&quot;; [.I28])); LEFT([.I28]; FIND(&quot;-&quot;; [.I28]) -1); [.I28])" office:value-type="string" office:string-value="human" calcext:value-type="string">
            <text:p>human</text:p>
          </table:table-cell>
          <table:table-cell table:formula="of:=IF(ISNUMBER(FIND(&quot;-&quot;; [.J28])); LEFT([.J28]; FIND(&quot;-&quot;; [.J28]) -1); [.J28])">
            <text:p/>
          </table:table-cell>
          <table:table-cell office:value-type="string" calcext:value-type="string">
            <text:p>animal-undead-human</text:p>
          </table:table-cell>
          <table:table-cell table:formula="of:=IF(ISNUMBER(FIND(&quot;-&quot;; [.G28])); RIGHT([.G28]; LEN([.G28]) - FIND(&quot;-&quot;; [.G28])); &quot;&quot;)" office:value-type="string" office:string-value="undead-human" calcext:value-type="string">
            <text:p>undead-human</text:p>
          </table:table-cell>
          <table:table-cell table:formula="of:=IF(ISNUMBER(FIND(&quot;-&quot;; [.H28])); RIGHT([.H28]; LEN([.H28]) - FIND(&quot;-&quot;; [.H28])); &quot;&quot;)" office:value-type="string" office:string-value="human" calcext:value-type="string">
            <text:p>human</text:p>
          </table:table-cell>
          <table:table-cell table:formula="of:=IF(ISNUMBER(FIND(&quot;-&quot;; [.I28])); RIGHT([.I28]; LEN([.I28]) - FIND(&quot;-&quot;; [.I2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9])); LEFT([.G29]; FIND(&quot;-&quot;; [.G29]) -1); [.G29])" office:value-type="string" office:string-value="undead" calcext:value-type="string">
            <text:p>undead</text:p>
          </table:table-cell>
          <table:table-cell table:formula="of:=IF(ISNUMBER(FIND(&quot;-&quot;; [.H29])); LEFT([.H29]; FIND(&quot;-&quot;; [.H29]) -1); [.H29])" office:value-type="string" office:string-value="human" calcext:value-type="string">
            <text:p>human</text:p>
          </table:table-cell>
          <table:table-cell table:formula="of:=IF(ISNUMBER(FIND(&quot;-&quot;; [.I29])); LEFT([.I29]; FIND(&quot;-&quot;; [.I29]) -1); [.I29])" office:value-type="string" office:string-value="daemon" calcext:value-type="string">
            <text:p>daemon</text:p>
          </table:table-cell>
          <table:table-cell table:formula="of:=IF(ISNUMBER(FIND(&quot;-&quot;; [.J29])); LEFT([.J29]; FIND(&quot;-&quot;; [.J29]) -1); [.J29])">
            <text:p/>
          </table:table-cell>
          <table:table-cell office:value-type="string" calcext:value-type="string">
            <text:p>undead-human-daemon</text:p>
          </table:table-cell>
          <table:table-cell table:formula="of:=IF(ISNUMBER(FIND(&quot;-&quot;; [.G29])); RIGHT([.G29]; LEN([.G29]) - FIND(&quot;-&quot;; [.G29])); &quot;&quot;)" office:value-type="string" office:string-value="human-daemon" calcext:value-type="string">
            <text:p>human-daemon</text:p>
          </table:table-cell>
          <table:table-cell table:formula="of:=IF(ISNUMBER(FIND(&quot;-&quot;; [.H29])); RIGHT([.H29]; LEN([.H29]) - FIND(&quot;-&quot;; [.H29])); &quot;&quot;)" office:value-type="string" office:string-value="daemon" calcext:value-type="string">
            <text:p>daemon</text:p>
          </table:table-cell>
          <table:table-cell table:formula="of:=IF(ISNUMBER(FIND(&quot;-&quot;; [.I29])); RIGHT([.I29]; LEN([.I29]) - FIND(&quot;-&quot;; [.I2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0])); LEFT([.G30]; FIND(&quot;-&quot;; [.G30]) -1); [.G30])" office:value-type="string" office:string-value="human" calcext:value-type="string">
            <text:p>human</text:p>
          </table:table-cell>
          <table:table-cell table:formula="of:=IF(ISNUMBER(FIND(&quot;-&quot;; [.H30])); LEFT([.H30]; FIND(&quot;-&quot;; [.H30]) -1); [.H30])" office:value-type="string" office:string-value="daemon" calcext:value-type="string">
            <text:p>daemon</text:p>
          </table:table-cell>
          <table:table-cell table:formula="of:=IF(ISNUMBER(FIND(&quot;-&quot;; [.I30])); LEFT([.I30]; FIND(&quot;-&quot;; [.I30]) -1); [.I30])" office:value-type="string" office:string-value="animal" calcext:value-type="string">
            <text:p>animal</text:p>
          </table:table-cell>
          <table:table-cell table:formula="of:=IF(ISNUMBER(FIND(&quot;-&quot;; [.J30])); LEFT([.J30]; FIND(&quot;-&quot;; [.J30]) -1); [.J30])">
            <text:p/>
          </table:table-cell>
          <table:table-cell office:value-type="string" calcext:value-type="string">
            <text:p>human-daemon-animal</text:p>
          </table:table-cell>
          <table:table-cell table:formula="of:=IF(ISNUMBER(FIND(&quot;-&quot;; [.G30])); RIGHT([.G30]; LEN([.G30]) - FIND(&quot;-&quot;; [.G30])); &quot;&quot;)" office:value-type="string" office:string-value="daemon-animal" calcext:value-type="string">
            <text:p>daemon-animal</text:p>
          </table:table-cell>
          <table:table-cell table:formula="of:=IF(ISNUMBER(FIND(&quot;-&quot;; [.H30])); RIGHT([.H30]; LEN([.H30]) - FIND(&quot;-&quot;; [.H30])); &quot;&quot;)" office:value-type="string" office:string-value="animal" calcext:value-type="string">
            <text:p>animal</text:p>
          </table:table-cell>
          <table:table-cell table:formula="of:=IF(ISNUMBER(FIND(&quot;-&quot;; [.I30])); RIGHT([.I30]; LEN([.I30]) - FIND(&quot;-&quot;; [.I3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1])); LEFT([.G31]; FIND(&quot;-&quot;; [.G31]) -1); [.G31])" office:value-type="string" office:string-value="daemon" calcext:value-type="string">
            <text:p>daemon</text:p>
          </table:table-cell>
          <table:table-cell table:formula="of:=IF(ISNUMBER(FIND(&quot;-&quot;; [.H31])); LEFT([.H31]; FIND(&quot;-&quot;; [.H31]) -1); [.H31])" office:value-type="string" office:string-value="animal" calcext:value-type="string">
            <text:p>animal</text:p>
          </table:table-cell>
          <table:table-cell table:formula="of:=IF(ISNUMBER(FIND(&quot;-&quot;; [.I31])); LEFT([.I31]; FIND(&quot;-&quot;; [.I31]) -1); [.I31])" office:value-type="string" office:string-value="undead" calcext:value-type="string">
            <text:p>undead</text:p>
          </table:table-cell>
          <table:table-cell table:formula="of:=IF(ISNUMBER(FIND(&quot;-&quot;; [.J31])); LEFT([.J31]; FIND(&quot;-&quot;; [.J31]) -1); [.J31])">
            <text:p/>
          </table:table-cell>
          <table:table-cell office:value-type="string" calcext:value-type="string">
            <text:p>daemon-animal-undead</text:p>
          </table:table-cell>
          <table:table-cell table:formula="of:=IF(ISNUMBER(FIND(&quot;-&quot;; [.G31])); RIGHT([.G31]; LEN([.G31]) - FIND(&quot;-&quot;; [.G31])); &quot;&quot;)" office:value-type="string" office:string-value="animal-undead" calcext:value-type="string">
            <text:p>animal-undead</text:p>
          </table:table-cell>
          <table:table-cell table:formula="of:=IF(ISNUMBER(FIND(&quot;-&quot;; [.H31])); RIGHT([.H31]; LEN([.H31]) - FIND(&quot;-&quot;; [.H31])); &quot;&quot;)" office:value-type="string" office:string-value="undead" calcext:value-type="string">
            <text:p>undead</text:p>
          </table:table-cell>
          <table:table-cell table:formula="of:=IF(ISNUMBER(FIND(&quot;-&quot;; [.I31])); RIGHT([.I31]; LEN([.I31]) - FIND(&quot;-&quot;; [.I3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2])); LEFT([.G32]; FIND(&quot;-&quot;; [.G32]) -1); [.G32])" office:value-type="string" office:string-value="animal" calcext:value-type="string">
            <text:p>animal</text:p>
          </table:table-cell>
          <table:table-cell table:formula="of:=IF(ISNUMBER(FIND(&quot;-&quot;; [.H32])); LEFT([.H32]; FIND(&quot;-&quot;; [.H32]) -1); [.H32])" office:value-type="string" office:string-value="you" calcext:value-type="string">
            <text:p>you</text:p>
          </table:table-cell>
          <table:table-cell table:formula="of:=IF(ISNUMBER(FIND(&quot;-&quot;; [.I32])); LEFT([.I32]; FIND(&quot;-&quot;; [.I32]) -1); [.I32])" office:value-type="string" office:string-value="animal" calcext:value-type="string">
            <text:p>animal</text:p>
          </table:table-cell>
          <table:table-cell table:formula="of:=IF(ISNUMBER(FIND(&quot;-&quot;; [.J32])); LEFT([.J32]; FIND(&quot;-&quot;; [.J32]) -1); [.J32])">
            <text:p/>
          </table:table-cell>
          <table:table-cell office:value-type="string" calcext:value-type="string">
            <text:p>animal-you-animal</text:p>
          </table:table-cell>
          <table:table-cell table:formula="of:=IF(ISNUMBER(FIND(&quot;-&quot;; [.G32])); RIGHT([.G32]; LEN([.G32]) - FIND(&quot;-&quot;; [.G32])); &quot;&quot;)" office:value-type="string" office:string-value="you-animal" calcext:value-type="string">
            <text:p>you-animal</text:p>
          </table:table-cell>
          <table:table-cell table:formula="of:=IF(ISNUMBER(FIND(&quot;-&quot;; [.H32])); RIGHT([.H32]; LEN([.H32]) - FIND(&quot;-&quot;; [.H32])); &quot;&quot;)" office:value-type="string" office:string-value="animal" calcext:value-type="string">
            <text:p>animal</text:p>
          </table:table-cell>
          <table:table-cell table:formula="of:=IF(ISNUMBER(FIND(&quot;-&quot;; [.I32])); RIGHT([.I32]; LEN([.I32]) - FIND(&quot;-&quot;; [.I3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3])); LEFT([.G33]; FIND(&quot;-&quot;; [.G33]) -1); [.G33])" office:value-type="string" office:string-value="undead" calcext:value-type="string">
            <text:p>undead</text:p>
          </table:table-cell>
          <table:table-cell table:formula="of:=IF(ISNUMBER(FIND(&quot;-&quot;; [.H33])); LEFT([.H33]; FIND(&quot;-&quot;; [.H33]) -1); [.H33])" office:value-type="string" office:string-value="you" calcext:value-type="string">
            <text:p>you</text:p>
          </table:table-cell>
          <table:table-cell table:formula="of:=IF(ISNUMBER(FIND(&quot;-&quot;; [.I33])); LEFT([.I33]; FIND(&quot;-&quot;; [.I33]) -1); [.I33])" office:value-type="string" office:string-value="undead" calcext:value-type="string">
            <text:p>undead</text:p>
          </table:table-cell>
          <table:table-cell table:formula="of:=IF(ISNUMBER(FIND(&quot;-&quot;; [.J33])); LEFT([.J33]; FIND(&quot;-&quot;; [.J33]) -1); [.J33])">
            <text:p/>
          </table:table-cell>
          <table:table-cell office:value-type="string" calcext:value-type="string">
            <text:p>undead-you-undead</text:p>
          </table:table-cell>
          <table:table-cell table:formula="of:=IF(ISNUMBER(FIND(&quot;-&quot;; [.G33])); RIGHT([.G33]; LEN([.G33]) - FIND(&quot;-&quot;; [.G33])); &quot;&quot;)" office:value-type="string" office:string-value="you-undead" calcext:value-type="string">
            <text:p>you-undead</text:p>
          </table:table-cell>
          <table:table-cell table:formula="of:=IF(ISNUMBER(FIND(&quot;-&quot;; [.H33])); RIGHT([.H33]; LEN([.H33]) - FIND(&quot;-&quot;; [.H33])); &quot;&quot;)" office:value-type="string" office:string-value="undead" calcext:value-type="string">
            <text:p>undead</text:p>
          </table:table-cell>
          <table:table-cell table:formula="of:=IF(ISNUMBER(FIND(&quot;-&quot;; [.I33])); RIGHT([.I33]; LEN([.I33]) - FIND(&quot;-&quot;; [.I3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4])); LEFT([.G34]; FIND(&quot;-&quot;; [.G34]) -1); [.G34])" office:value-type="string" office:string-value="human" calcext:value-type="string">
            <text:p>human</text:p>
          </table:table-cell>
          <table:table-cell table:formula="of:=IF(ISNUMBER(FIND(&quot;-&quot;; [.H34])); LEFT([.H34]; FIND(&quot;-&quot;; [.H34]) -1); [.H34])" office:value-type="string" office:string-value="you" calcext:value-type="string">
            <text:p>you</text:p>
          </table:table-cell>
          <table:table-cell table:formula="of:=IF(ISNUMBER(FIND(&quot;-&quot;; [.I34])); LEFT([.I34]; FIND(&quot;-&quot;; [.I34]) -1); [.I34])" office:value-type="string" office:string-value="human" calcext:value-type="string">
            <text:p>human</text:p>
          </table:table-cell>
          <table:table-cell table:formula="of:=IF(ISNUMBER(FIND(&quot;-&quot;; [.J34])); LEFT([.J34]; FIND(&quot;-&quot;; [.J34]) -1); [.J34])">
            <text:p/>
          </table:table-cell>
          <table:table-cell office:value-type="string" calcext:value-type="string">
            <text:p>human-you-human</text:p>
          </table:table-cell>
          <table:table-cell table:formula="of:=IF(ISNUMBER(FIND(&quot;-&quot;; [.G34])); RIGHT([.G34]; LEN([.G34]) - FIND(&quot;-&quot;; [.G34])); &quot;&quot;)" office:value-type="string" office:string-value="you-human" calcext:value-type="string">
            <text:p>you-human</text:p>
          </table:table-cell>
          <table:table-cell table:formula="of:=IF(ISNUMBER(FIND(&quot;-&quot;; [.H34])); RIGHT([.H34]; LEN([.H34]) - FIND(&quot;-&quot;; [.H34])); &quot;&quot;)" office:value-type="string" office:string-value="human" calcext:value-type="string">
            <text:p>human</text:p>
          </table:table-cell>
          <table:table-cell table:formula="of:=IF(ISNUMBER(FIND(&quot;-&quot;; [.I34])); RIGHT([.I34]; LEN([.I34]) - FIND(&quot;-&quot;; [.I3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5])); LEFT([.G35]; FIND(&quot;-&quot;; [.G35]) -1); [.G35])" office:value-type="string" office:string-value="daemon" calcext:value-type="string">
            <text:p>daemon</text:p>
          </table:table-cell>
          <table:table-cell table:formula="of:=IF(ISNUMBER(FIND(&quot;-&quot;; [.H35])); LEFT([.H35]; FIND(&quot;-&quot;; [.H35]) -1); [.H35])" office:value-type="string" office:string-value="you" calcext:value-type="string">
            <text:p>you</text:p>
          </table:table-cell>
          <table:table-cell table:formula="of:=IF(ISNUMBER(FIND(&quot;-&quot;; [.I35])); LEFT([.I35]; FIND(&quot;-&quot;; [.I35]) -1); [.I35])" office:value-type="string" office:string-value="daemon" calcext:value-type="string">
            <text:p>daemon</text:p>
          </table:table-cell>
          <table:table-cell table:formula="of:=IF(ISNUMBER(FIND(&quot;-&quot;; [.J35])); LEFT([.J35]; FIND(&quot;-&quot;; [.J35]) -1); [.J35])">
            <text:p/>
          </table:table-cell>
          <table:table-cell office:value-type="string" calcext:value-type="string">
            <text:p>daemon-you-daemon</text:p>
          </table:table-cell>
          <table:table-cell table:formula="of:=IF(ISNUMBER(FIND(&quot;-&quot;; [.G35])); RIGHT([.G35]; LEN([.G35]) - FIND(&quot;-&quot;; [.G35])); &quot;&quot;)" office:value-type="string" office:string-value="you-daemon" calcext:value-type="string">
            <text:p>you-daemon</text:p>
          </table:table-cell>
          <table:table-cell table:formula="of:=IF(ISNUMBER(FIND(&quot;-&quot;; [.H35])); RIGHT([.H35]; LEN([.H35]) - FIND(&quot;-&quot;; [.H35])); &quot;&quot;)" office:value-type="string" office:string-value="daemon" calcext:value-type="string">
            <text:p>daemon</text:p>
          </table:table-cell>
          <table:table-cell table:formula="of:=IF(ISNUMBER(FIND(&quot;-&quot;; [.I35])); RIGHT([.I35]; LEN([.I35]) - FIND(&quot;-&quot;; [.I3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6])); LEFT([.G36]; FIND(&quot;-&quot;; [.G36]) -1); [.G36])" office:value-type="string" office:string-value="you" calcext:value-type="string">
            <text:p>you</text:p>
          </table:table-cell>
          <table:table-cell table:formula="of:=IF(ISNUMBER(FIND(&quot;-&quot;; [.H36])); LEFT([.H36]; FIND(&quot;-&quot;; [.H36]) -1); [.H36])" office:value-type="string" office:string-value="animal" calcext:value-type="string">
            <text:p>animal</text:p>
          </table:table-cell>
          <table:table-cell table:formula="of:=IF(ISNUMBER(FIND(&quot;-&quot;; [.I36])); LEFT([.I36]; FIND(&quot;-&quot;; [.I36]) -1); [.I36])" office:value-type="string" office:string-value="animal" calcext:value-type="string">
            <text:p>animal</text:p>
          </table:table-cell>
          <table:table-cell table:formula="of:=IF(ISNUMBER(FIND(&quot;-&quot;; [.J36])); LEFT([.J36]; FIND(&quot;-&quot;; [.J36]) -1); [.J36])">
            <text:p/>
          </table:table-cell>
          <table:table-cell office:value-type="string" calcext:value-type="string">
            <text:p>you-animal-animal</text:p>
          </table:table-cell>
          <table:table-cell table:formula="of:=IF(ISNUMBER(FIND(&quot;-&quot;; [.G36])); RIGHT([.G36]; LEN([.G36]) - FIND(&quot;-&quot;; [.G36])); &quot;&quot;)" office:value-type="string" office:string-value="animal-animal" calcext:value-type="string">
            <text:p>animal-animal</text:p>
          </table:table-cell>
          <table:table-cell table:formula="of:=IF(ISNUMBER(FIND(&quot;-&quot;; [.H36])); RIGHT([.H36]; LEN([.H36]) - FIND(&quot;-&quot;; [.H36])); &quot;&quot;)" office:value-type="string" office:string-value="animal" calcext:value-type="string">
            <text:p>animal</text:p>
          </table:table-cell>
          <table:table-cell table:formula="of:=IF(ISNUMBER(FIND(&quot;-&quot;; [.I36])); RIGHT([.I36]; LEN([.I36]) - FIND(&quot;-&quot;; [.I3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7])); LEFT([.G37]; FIND(&quot;-&quot;; [.G37]) -1); [.G37])" office:value-type="string" office:string-value="you" calcext:value-type="string">
            <text:p>you</text:p>
          </table:table-cell>
          <table:table-cell table:formula="of:=IF(ISNUMBER(FIND(&quot;-&quot;; [.H37])); LEFT([.H37]; FIND(&quot;-&quot;; [.H37]) -1); [.H37])" office:value-type="string" office:string-value="undead" calcext:value-type="string">
            <text:p>undead</text:p>
          </table:table-cell>
          <table:table-cell table:formula="of:=IF(ISNUMBER(FIND(&quot;-&quot;; [.I37])); LEFT([.I37]; FIND(&quot;-&quot;; [.I37]) -1); [.I37])" office:value-type="string" office:string-value="undead" calcext:value-type="string">
            <text:p>undead</text:p>
          </table:table-cell>
          <table:table-cell table:formula="of:=IF(ISNUMBER(FIND(&quot;-&quot;; [.J37])); LEFT([.J37]; FIND(&quot;-&quot;; [.J37]) -1); [.J37])">
            <text:p/>
          </table:table-cell>
          <table:table-cell office:value-type="string" calcext:value-type="string">
            <text:p>you-undead-undead</text:p>
          </table:table-cell>
          <table:table-cell table:formula="of:=IF(ISNUMBER(FIND(&quot;-&quot;; [.G37])); RIGHT([.G37]; LEN([.G37]) - FIND(&quot;-&quot;; [.G37])); &quot;&quot;)" office:value-type="string" office:string-value="undead-undead" calcext:value-type="string">
            <text:p>undead-undead</text:p>
          </table:table-cell>
          <table:table-cell table:formula="of:=IF(ISNUMBER(FIND(&quot;-&quot;; [.H37])); RIGHT([.H37]; LEN([.H37]) - FIND(&quot;-&quot;; [.H37])); &quot;&quot;)" office:value-type="string" office:string-value="undead" calcext:value-type="string">
            <text:p>undead</text:p>
          </table:table-cell>
          <table:table-cell table:formula="of:=IF(ISNUMBER(FIND(&quot;-&quot;; [.I37])); RIGHT([.I37]; LEN([.I37]) - FIND(&quot;-&quot;; [.I3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8])); LEFT([.G38]; FIND(&quot;-&quot;; [.G38]) -1); [.G38])" office:value-type="string" office:string-value="you" calcext:value-type="string">
            <text:p>you</text:p>
          </table:table-cell>
          <table:table-cell table:formula="of:=IF(ISNUMBER(FIND(&quot;-&quot;; [.H38])); LEFT([.H38]; FIND(&quot;-&quot;; [.H38]) -1); [.H38])" office:value-type="string" office:string-value="human" calcext:value-type="string">
            <text:p>human</text:p>
          </table:table-cell>
          <table:table-cell table:formula="of:=IF(ISNUMBER(FIND(&quot;-&quot;; [.I38])); LEFT([.I38]; FIND(&quot;-&quot;; [.I38]) -1); [.I38])" office:value-type="string" office:string-value="human" calcext:value-type="string">
            <text:p>human</text:p>
          </table:table-cell>
          <table:table-cell table:formula="of:=IF(ISNUMBER(FIND(&quot;-&quot;; [.J38])); LEFT([.J38]; FIND(&quot;-&quot;; [.J38]) -1); [.J38])">
            <text:p/>
          </table:table-cell>
          <table:table-cell office:value-type="string" calcext:value-type="string">
            <text:p>you-human-human</text:p>
          </table:table-cell>
          <table:table-cell table:formula="of:=IF(ISNUMBER(FIND(&quot;-&quot;; [.G38])); RIGHT([.G38]; LEN([.G38]) - FIND(&quot;-&quot;; [.G38])); &quot;&quot;)" office:value-type="string" office:string-value="human-human" calcext:value-type="string">
            <text:p>human-human</text:p>
          </table:table-cell>
          <table:table-cell table:formula="of:=IF(ISNUMBER(FIND(&quot;-&quot;; [.H38])); RIGHT([.H38]; LEN([.H38]) - FIND(&quot;-&quot;; [.H38])); &quot;&quot;)" office:value-type="string" office:string-value="human" calcext:value-type="string">
            <text:p>human</text:p>
          </table:table-cell>
          <table:table-cell table:formula="of:=IF(ISNUMBER(FIND(&quot;-&quot;; [.I38])); RIGHT([.I38]; LEN([.I38]) - FIND(&quot;-&quot;; [.I3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9])); LEFT([.G39]; FIND(&quot;-&quot;; [.G39]) -1); [.G39])" office:value-type="string" office:string-value="you" calcext:value-type="string">
            <text:p>you</text:p>
          </table:table-cell>
          <table:table-cell table:formula="of:=IF(ISNUMBER(FIND(&quot;-&quot;; [.H39])); LEFT([.H39]; FIND(&quot;-&quot;; [.H39]) -1); [.H39])" office:value-type="string" office:string-value="daemon" calcext:value-type="string">
            <text:p>daemon</text:p>
          </table:table-cell>
          <table:table-cell table:formula="of:=IF(ISNUMBER(FIND(&quot;-&quot;; [.I39])); LEFT([.I39]; FIND(&quot;-&quot;; [.I39]) -1); [.I39])" office:value-type="string" office:string-value="daemon" calcext:value-type="string">
            <text:p>daemon</text:p>
          </table:table-cell>
          <table:table-cell table:formula="of:=IF(ISNUMBER(FIND(&quot;-&quot;; [.J39])); LEFT([.J39]; FIND(&quot;-&quot;; [.J39]) -1); [.J39])">
            <text:p/>
          </table:table-cell>
          <table:table-cell office:value-type="string" calcext:value-type="string">
            <text:p>you-daemon-daemon</text:p>
          </table:table-cell>
          <table:table-cell table:formula="of:=IF(ISNUMBER(FIND(&quot;-&quot;; [.G39])); RIGHT([.G39]; LEN([.G39]) - FIND(&quot;-&quot;; [.G39])); &quot;&quot;)" office:value-type="string" office:string-value="daemon-daemon" calcext:value-type="string">
            <text:p>daemon-daemon</text:p>
          </table:table-cell>
          <table:table-cell table:formula="of:=IF(ISNUMBER(FIND(&quot;-&quot;; [.H39])); RIGHT([.H39]; LEN([.H39]) - FIND(&quot;-&quot;; [.H39])); &quot;&quot;)" office:value-type="string" office:string-value="daemon" calcext:value-type="string">
            <text:p>daemon</text:p>
          </table:table-cell>
          <table:table-cell table:formula="of:=IF(ISNUMBER(FIND(&quot;-&quot;; [.I39])); RIGHT([.I39]; LEN([.I39]) - FIND(&quot;-&quot;; [.I3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0])); LEFT([.G40]; FIND(&quot;-&quot;; [.G40]) -1); [.G40])" office:value-type="string" office:string-value="camp" calcext:value-type="string">
            <text:p>camp</text:p>
          </table:table-cell>
          <table:table-cell table:formula="of:=IF(ISNUMBER(FIND(&quot;-&quot;; [.H40])); LEFT([.H40]; FIND(&quot;-&quot;; [.H40]) -1); [.H40])" office:value-type="string" office:string-value="you" calcext:value-type="string">
            <text:p>you</text:p>
          </table:table-cell>
          <table:table-cell table:formula="of:=IF(ISNUMBER(FIND(&quot;-&quot;; [.I40])); LEFT([.I40]; FIND(&quot;-&quot;; [.I40]) -1); [.I40])" office:value-type="string" office:string-value="animal" calcext:value-type="string">
            <text:p>animal</text:p>
          </table:table-cell>
          <table:table-cell table:formula="of:=IF(ISNUMBER(FIND(&quot;-&quot;; [.J40])); LEFT([.J40]; FIND(&quot;-&quot;; [.J40]) -1); [.J40])">
            <text:p/>
          </table:table-cell>
          <table:table-cell office:value-type="string" calcext:value-type="string">
            <text:p>camp-you-animal</text:p>
          </table:table-cell>
          <table:table-cell table:formula="of:=IF(ISNUMBER(FIND(&quot;-&quot;; [.G40])); RIGHT([.G40]; LEN([.G40]) - FIND(&quot;-&quot;; [.G40])); &quot;&quot;)" office:value-type="string" office:string-value="you-animal" calcext:value-type="string">
            <text:p>you-animal</text:p>
          </table:table-cell>
          <table:table-cell table:formula="of:=IF(ISNUMBER(FIND(&quot;-&quot;; [.H40])); RIGHT([.H40]; LEN([.H40]) - FIND(&quot;-&quot;; [.H40])); &quot;&quot;)" office:value-type="string" office:string-value="animal" calcext:value-type="string">
            <text:p>animal</text:p>
          </table:table-cell>
          <table:table-cell table:formula="of:=IF(ISNUMBER(FIND(&quot;-&quot;; [.I40])); RIGHT([.I40]; LEN([.I40]) - FIND(&quot;-&quot;; [.I4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1])); LEFT([.G41]; FIND(&quot;-&quot;; [.G41]) -1); [.G41])" office:value-type="string" office:string-value="camp" calcext:value-type="string">
            <text:p>camp</text:p>
          </table:table-cell>
          <table:table-cell table:formula="of:=IF(ISNUMBER(FIND(&quot;-&quot;; [.H41])); LEFT([.H41]; FIND(&quot;-&quot;; [.H41]) -1); [.H41])" office:value-type="string" office:string-value="you" calcext:value-type="string">
            <text:p>you</text:p>
          </table:table-cell>
          <table:table-cell table:formula="of:=IF(ISNUMBER(FIND(&quot;-&quot;; [.I41])); LEFT([.I41]; FIND(&quot;-&quot;; [.I41]) -1); [.I41])" office:value-type="string" office:string-value="undead" calcext:value-type="string">
            <text:p>undead</text:p>
          </table:table-cell>
          <table:table-cell table:formula="of:=IF(ISNUMBER(FIND(&quot;-&quot;; [.J41])); LEFT([.J41]; FIND(&quot;-&quot;; [.J41]) -1); [.J41])">
            <text:p/>
          </table:table-cell>
          <table:table-cell office:value-type="string" calcext:value-type="string">
            <text:p>camp-you-undead</text:p>
          </table:table-cell>
          <table:table-cell table:formula="of:=IF(ISNUMBER(FIND(&quot;-&quot;; [.G41])); RIGHT([.G41]; LEN([.G41]) - FIND(&quot;-&quot;; [.G41])); &quot;&quot;)" office:value-type="string" office:string-value="you-undead" calcext:value-type="string">
            <text:p>you-undead</text:p>
          </table:table-cell>
          <table:table-cell table:formula="of:=IF(ISNUMBER(FIND(&quot;-&quot;; [.H41])); RIGHT([.H41]; LEN([.H41]) - FIND(&quot;-&quot;; [.H41])); &quot;&quot;)" office:value-type="string" office:string-value="undead" calcext:value-type="string">
            <text:p>undead</text:p>
          </table:table-cell>
          <table:table-cell table:formula="of:=IF(ISNUMBER(FIND(&quot;-&quot;; [.I41])); RIGHT([.I41]; LEN([.I41]) - FIND(&quot;-&quot;; [.I4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2])); LEFT([.G42]; FIND(&quot;-&quot;; [.G42]) -1); [.G42])" office:value-type="string" office:string-value="camp" calcext:value-type="string">
            <text:p>camp</text:p>
          </table:table-cell>
          <table:table-cell table:formula="of:=IF(ISNUMBER(FIND(&quot;-&quot;; [.H42])); LEFT([.H42]; FIND(&quot;-&quot;; [.H42]) -1); [.H42])" office:value-type="string" office:string-value="you" calcext:value-type="string">
            <text:p>you</text:p>
          </table:table-cell>
          <table:table-cell table:formula="of:=IF(ISNUMBER(FIND(&quot;-&quot;; [.I42])); LEFT([.I42]; FIND(&quot;-&quot;; [.I42]) -1); [.I42])" office:value-type="string" office:string-value="human" calcext:value-type="string">
            <text:p>human</text:p>
          </table:table-cell>
          <table:table-cell table:formula="of:=IF(ISNUMBER(FIND(&quot;-&quot;; [.J42])); LEFT([.J42]; FIND(&quot;-&quot;; [.J42]) -1); [.J42])">
            <text:p/>
          </table:table-cell>
          <table:table-cell office:value-type="string" calcext:value-type="string">
            <text:p>camp-you-human</text:p>
          </table:table-cell>
          <table:table-cell table:formula="of:=IF(ISNUMBER(FIND(&quot;-&quot;; [.G42])); RIGHT([.G42]; LEN([.G42]) - FIND(&quot;-&quot;; [.G42])); &quot;&quot;)" office:value-type="string" office:string-value="you-human" calcext:value-type="string">
            <text:p>you-human</text:p>
          </table:table-cell>
          <table:table-cell table:formula="of:=IF(ISNUMBER(FIND(&quot;-&quot;; [.H42])); RIGHT([.H42]; LEN([.H42]) - FIND(&quot;-&quot;; [.H42])); &quot;&quot;)" office:value-type="string" office:string-value="human" calcext:value-type="string">
            <text:p>human</text:p>
          </table:table-cell>
          <table:table-cell table:formula="of:=IF(ISNUMBER(FIND(&quot;-&quot;; [.I42])); RIGHT([.I42]; LEN([.I42]) - FIND(&quot;-&quot;; [.I4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3])); LEFT([.G43]; FIND(&quot;-&quot;; [.G43]) -1); [.G43])" office:value-type="string" office:string-value="camp" calcext:value-type="string">
            <text:p>camp</text:p>
          </table:table-cell>
          <table:table-cell table:formula="of:=IF(ISNUMBER(FIND(&quot;-&quot;; [.H43])); LEFT([.H43]; FIND(&quot;-&quot;; [.H43]) -1); [.H43])" office:value-type="string" office:string-value="you" calcext:value-type="string">
            <text:p>you</text:p>
          </table:table-cell>
          <table:table-cell table:formula="of:=IF(ISNUMBER(FIND(&quot;-&quot;; [.I43])); LEFT([.I43]; FIND(&quot;-&quot;; [.I43]) -1); [.I43])" office:value-type="string" office:string-value="daemon" calcext:value-type="string">
            <text:p>daemon</text:p>
          </table:table-cell>
          <table:table-cell table:formula="of:=IF(ISNUMBER(FIND(&quot;-&quot;; [.J43])); LEFT([.J43]; FIND(&quot;-&quot;; [.J43]) -1); [.J43])">
            <text:p/>
          </table:table-cell>
          <table:table-cell office:value-type="string" calcext:value-type="string">
            <text:p>camp-you-daemon</text:p>
          </table:table-cell>
          <table:table-cell table:formula="of:=IF(ISNUMBER(FIND(&quot;-&quot;; [.G43])); RIGHT([.G43]; LEN([.G43]) - FIND(&quot;-&quot;; [.G43])); &quot;&quot;)" office:value-type="string" office:string-value="you-daemon" calcext:value-type="string">
            <text:p>you-daemon</text:p>
          </table:table-cell>
          <table:table-cell table:formula="of:=IF(ISNUMBER(FIND(&quot;-&quot;; [.H43])); RIGHT([.H43]; LEN([.H43]) - FIND(&quot;-&quot;; [.H43])); &quot;&quot;)" office:value-type="string" office:string-value="daemon" calcext:value-type="string">
            <text:p>daemon</text:p>
          </table:table-cell>
          <table:table-cell table:formula="of:=IF(ISNUMBER(FIND(&quot;-&quot;; [.I43])); RIGHT([.I43]; LEN([.I43]) - FIND(&quot;-&quot;; [.I4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4])); LEFT([.G44]; FIND(&quot;-&quot;; [.G44]) -1); [.G44])" office:value-type="string" office:string-value="you" calcext:value-type="string">
            <text:p>you</text:p>
          </table:table-cell>
          <table:table-cell table:formula="of:=IF(ISNUMBER(FIND(&quot;-&quot;; [.H44])); LEFT([.H44]; FIND(&quot;-&quot;; [.H44]) -1); [.H44])" office:value-type="string" office:string-value="animal" calcext:value-type="string">
            <text:p>animal</text:p>
          </table:table-cell>
          <table:table-cell table:formula="of:=IF(ISNUMBER(FIND(&quot;-&quot;; [.I44])); LEFT([.I44]; FIND(&quot;-&quot;; [.I44]) -1); [.I44])" office:value-type="string" office:string-value="rock" calcext:value-type="string">
            <text:p>rock</text:p>
          </table:table-cell>
          <table:table-cell table:formula="of:=IF(ISNUMBER(FIND(&quot;-&quot;; [.J44])); LEFT([.J44]; FIND(&quot;-&quot;; [.J44]) -1); [.J44])">
            <text:p/>
          </table:table-cell>
          <table:table-cell office:value-type="string" calcext:value-type="string">
            <text:p>you-animal-rock</text:p>
          </table:table-cell>
          <table:table-cell table:formula="of:=IF(ISNUMBER(FIND(&quot;-&quot;; [.G44])); RIGHT([.G44]; LEN([.G44]) - FIND(&quot;-&quot;; [.G44])); &quot;&quot;)" office:value-type="string" office:string-value="animal-rock" calcext:value-type="string">
            <text:p>animal-rock</text:p>
          </table:table-cell>
          <table:table-cell table:formula="of:=IF(ISNUMBER(FIND(&quot;-&quot;; [.H44])); RIGHT([.H44]; LEN([.H44]) - FIND(&quot;-&quot;; [.H44])); &quot;&quot;)" office:value-type="string" office:string-value="rock" calcext:value-type="string">
            <text:p>rock</text:p>
          </table:table-cell>
          <table:table-cell table:formula="of:=IF(ISNUMBER(FIND(&quot;-&quot;; [.I44])); RIGHT([.I44]; LEN([.I44]) - FIND(&quot;-&quot;; [.I4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5])); LEFT([.G45]; FIND(&quot;-&quot;; [.G45]) -1); [.G45])" office:value-type="string" office:string-value="you" calcext:value-type="string">
            <text:p>you</text:p>
          </table:table-cell>
          <table:table-cell table:formula="of:=IF(ISNUMBER(FIND(&quot;-&quot;; [.H45])); LEFT([.H45]; FIND(&quot;-&quot;; [.H45]) -1); [.H45])" office:value-type="string" office:string-value="undead" calcext:value-type="string">
            <text:p>undead</text:p>
          </table:table-cell>
          <table:table-cell table:formula="of:=IF(ISNUMBER(FIND(&quot;-&quot;; [.I45])); LEFT([.I45]; FIND(&quot;-&quot;; [.I45]) -1); [.I45])" office:value-type="string" office:string-value="rock" calcext:value-type="string">
            <text:p>rock</text:p>
          </table:table-cell>
          <table:table-cell table:formula="of:=IF(ISNUMBER(FIND(&quot;-&quot;; [.J45])); LEFT([.J45]; FIND(&quot;-&quot;; [.J45]) -1); [.J45])">
            <text:p/>
          </table:table-cell>
          <table:table-cell office:value-type="string" calcext:value-type="string">
            <text:p>you-undead-rock</text:p>
          </table:table-cell>
          <table:table-cell table:formula="of:=IF(ISNUMBER(FIND(&quot;-&quot;; [.G45])); RIGHT([.G45]; LEN([.G45]) - FIND(&quot;-&quot;; [.G45])); &quot;&quot;)" office:value-type="string" office:string-value="undead-rock" calcext:value-type="string">
            <text:p>undead-rock</text:p>
          </table:table-cell>
          <table:table-cell table:formula="of:=IF(ISNUMBER(FIND(&quot;-&quot;; [.H45])); RIGHT([.H45]; LEN([.H45]) - FIND(&quot;-&quot;; [.H45])); &quot;&quot;)" office:value-type="string" office:string-value="rock" calcext:value-type="string">
            <text:p>rock</text:p>
          </table:table-cell>
          <table:table-cell table:formula="of:=IF(ISNUMBER(FIND(&quot;-&quot;; [.I45])); RIGHT([.I45]; LEN([.I45]) - FIND(&quot;-&quot;; [.I4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6])); LEFT([.G46]; FIND(&quot;-&quot;; [.G46]) -1); [.G46])" office:value-type="string" office:string-value="you" calcext:value-type="string">
            <text:p>you</text:p>
          </table:table-cell>
          <table:table-cell table:formula="of:=IF(ISNUMBER(FIND(&quot;-&quot;; [.H46])); LEFT([.H46]; FIND(&quot;-&quot;; [.H46]) -1); [.H46])" office:value-type="string" office:string-value="human" calcext:value-type="string">
            <text:p>human</text:p>
          </table:table-cell>
          <table:table-cell table:formula="of:=IF(ISNUMBER(FIND(&quot;-&quot;; [.I46])); LEFT([.I46]; FIND(&quot;-&quot;; [.I46]) -1); [.I46])" office:value-type="string" office:string-value="rock" calcext:value-type="string">
            <text:p>rock</text:p>
          </table:table-cell>
          <table:table-cell table:formula="of:=IF(ISNUMBER(FIND(&quot;-&quot;; [.J46])); LEFT([.J46]; FIND(&quot;-&quot;; [.J46]) -1); [.J46])">
            <text:p/>
          </table:table-cell>
          <table:table-cell office:value-type="string" calcext:value-type="string">
            <text:p>you-human-rock</text:p>
          </table:table-cell>
          <table:table-cell table:formula="of:=IF(ISNUMBER(FIND(&quot;-&quot;; [.G46])); RIGHT([.G46]; LEN([.G46]) - FIND(&quot;-&quot;; [.G46])); &quot;&quot;)" office:value-type="string" office:string-value="human-rock" calcext:value-type="string">
            <text:p>human-rock</text:p>
          </table:table-cell>
          <table:table-cell table:formula="of:=IF(ISNUMBER(FIND(&quot;-&quot;; [.H46])); RIGHT([.H46]; LEN([.H46]) - FIND(&quot;-&quot;; [.H46])); &quot;&quot;)" office:value-type="string" office:string-value="rock" calcext:value-type="string">
            <text:p>rock</text:p>
          </table:table-cell>
          <table:table-cell table:formula="of:=IF(ISNUMBER(FIND(&quot;-&quot;; [.I46])); RIGHT([.I46]; LEN([.I46]) - FIND(&quot;-&quot;; [.I4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7])); LEFT([.G47]; FIND(&quot;-&quot;; [.G47]) -1); [.G47])" office:value-type="string" office:string-value="you" calcext:value-type="string">
            <text:p>you</text:p>
          </table:table-cell>
          <table:table-cell table:formula="of:=IF(ISNUMBER(FIND(&quot;-&quot;; [.H47])); LEFT([.H47]; FIND(&quot;-&quot;; [.H47]) -1); [.H47])" office:value-type="string" office:string-value="daemon" calcext:value-type="string">
            <text:p>daemon</text:p>
          </table:table-cell>
          <table:table-cell table:formula="of:=IF(ISNUMBER(FIND(&quot;-&quot;; [.I47])); LEFT([.I47]; FIND(&quot;-&quot;; [.I47]) -1); [.I47])" office:value-type="string" office:string-value="rock" calcext:value-type="string">
            <text:p>rock</text:p>
          </table:table-cell>
          <table:table-cell table:formula="of:=IF(ISNUMBER(FIND(&quot;-&quot;; [.J47])); LEFT([.J47]; FIND(&quot;-&quot;; [.J47]) -1); [.J47])">
            <text:p/>
          </table:table-cell>
          <table:table-cell office:value-type="string" calcext:value-type="string">
            <text:p>you-daemon-rock</text:p>
          </table:table-cell>
          <table:table-cell table:formula="of:=IF(ISNUMBER(FIND(&quot;-&quot;; [.G47])); RIGHT([.G47]; LEN([.G47]) - FIND(&quot;-&quot;; [.G47])); &quot;&quot;)" office:value-type="string" office:string-value="daemon-rock" calcext:value-type="string">
            <text:p>daemon-rock</text:p>
          </table:table-cell>
          <table:table-cell table:formula="of:=IF(ISNUMBER(FIND(&quot;-&quot;; [.H47])); RIGHT([.H47]; LEN([.H47]) - FIND(&quot;-&quot;; [.H47])); &quot;&quot;)" office:value-type="string" office:string-value="rock" calcext:value-type="string">
            <text:p>rock</text:p>
          </table:table-cell>
          <table:table-cell table:formula="of:=IF(ISNUMBER(FIND(&quot;-&quot;; [.I47])); RIGHT([.I47]; LEN([.I47]) - FIND(&quot;-&quot;; [.I4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8])); LEFT([.G48]; FIND(&quot;-&quot;; [.G48]) -1); [.G48])" office:value-type="string" office:string-value="sword" calcext:value-type="string">
            <text:p>sword</text:p>
          </table:table-cell>
          <table:table-cell table:formula="of:=IF(ISNUMBER(FIND(&quot;-&quot;; [.H48])); LEFT([.H48]; FIND(&quot;-&quot;; [.H48]) -1); [.H48])" office:value-type="string" office:string-value="sword" calcext:value-type="string">
            <text:p>sword</text:p>
          </table:table-cell>
          <table:table-cell table:formula="of:=IF(ISNUMBER(FIND(&quot;-&quot;; [.I48])); LEFT([.I48]; FIND(&quot;-&quot;; [.I48]) -1); [.I48])">
            <text:p/>
          </table:table-cell>
          <table:table-cell table:formula="of:=IF(ISNUMBER(FIND(&quot;-&quot;; [.J48])); LEFT([.J48]; FIND(&quot;-&quot;; [.J48]) -1); [.J48])">
            <text:p/>
          </table:table-cell>
          <table:table-cell office:value-type="string" calcext:value-type="string">
            <text:p>sword-sword</text:p>
          </table:table-cell>
          <table:table-cell table:formula="of:=IF(ISNUMBER(FIND(&quot;-&quot;; [.G48])); RIGHT([.G48]; LEN([.G48]) - FIND(&quot;-&quot;; [.G48])); &quot;&quot;)" office:value-type="string" office:string-value="sword" calcext:value-type="string">
            <text:p>sword</text:p>
          </table:table-cell>
          <table:table-cell table:formula="of:=IF(ISNUMBER(FIND(&quot;-&quot;; [.H48])); RIGHT([.H48]; LEN([.H48]) - FIND(&quot;-&quot;; [.H48])); &quot;&quot;)">
            <text:p/>
          </table:table-cell>
          <table:table-cell table:formula="of:=IF(ISNUMBER(FIND(&quot;-&quot;; [.I48])); RIGHT([.I48]; LEN([.I48]) - FIND(&quot;-&quot;; [.I4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9])); LEFT([.G49]; FIND(&quot;-&quot;; [.G49]) -1); [.G49])" office:value-type="string" office:string-value="hammer" calcext:value-type="string">
            <text:p>hammer</text:p>
          </table:table-cell>
          <table:table-cell table:formula="of:=IF(ISNUMBER(FIND(&quot;-&quot;; [.H49])); LEFT([.H49]; FIND(&quot;-&quot;; [.H49]) -1); [.H49])" office:value-type="string" office:string-value="hammer" calcext:value-type="string">
            <text:p>hammer</text:p>
          </table:table-cell>
          <table:table-cell table:formula="of:=IF(ISNUMBER(FIND(&quot;-&quot;; [.I49])); LEFT([.I49]; FIND(&quot;-&quot;; [.I49]) -1); [.I49])">
            <text:p/>
          </table:table-cell>
          <table:table-cell table:formula="of:=IF(ISNUMBER(FIND(&quot;-&quot;; [.J49])); LEFT([.J49]; FIND(&quot;-&quot;; [.J49]) -1); [.J49])">
            <text:p/>
          </table:table-cell>
          <table:table-cell office:value-type="string" calcext:value-type="string">
            <text:p>hammer-hammer</text:p>
          </table:table-cell>
          <table:table-cell table:formula="of:=IF(ISNUMBER(FIND(&quot;-&quot;; [.G49])); RIGHT([.G49]; LEN([.G49]) - FIND(&quot;-&quot;; [.G49])); &quot;&quot;)" office:value-type="string" office:string-value="hammer" calcext:value-type="string">
            <text:p>hammer</text:p>
          </table:table-cell>
          <table:table-cell table:formula="of:=IF(ISNUMBER(FIND(&quot;-&quot;; [.H49])); RIGHT([.H49]; LEN([.H49]) - FIND(&quot;-&quot;; [.H49])); &quot;&quot;)">
            <text:p/>
          </table:table-cell>
          <table:table-cell table:formula="of:=IF(ISNUMBER(FIND(&quot;-&quot;; [.I49])); RIGHT([.I49]; LEN([.I49]) - FIND(&quot;-&quot;; [.I4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0])); LEFT([.G50]; FIND(&quot;-&quot;; [.G50]) -1); [.G50])" office:value-type="string" office:string-value="spear" calcext:value-type="string">
            <text:p>spear</text:p>
          </table:table-cell>
          <table:table-cell table:formula="of:=IF(ISNUMBER(FIND(&quot;-&quot;; [.H50])); LEFT([.H50]; FIND(&quot;-&quot;; [.H50]) -1); [.H50])" office:value-type="string" office:string-value="spear" calcext:value-type="string">
            <text:p>spear</text:p>
          </table:table-cell>
          <table:table-cell table:formula="of:=IF(ISNUMBER(FIND(&quot;-&quot;; [.I50])); LEFT([.I50]; FIND(&quot;-&quot;; [.I50]) -1); [.I50])">
            <text:p/>
          </table:table-cell>
          <table:table-cell table:formula="of:=IF(ISNUMBER(FIND(&quot;-&quot;; [.J50])); LEFT([.J50]; FIND(&quot;-&quot;; [.J50]) -1); [.J50])">
            <text:p/>
          </table:table-cell>
          <table:table-cell office:value-type="string" calcext:value-type="string">
            <text:p>spear-spear</text:p>
          </table:table-cell>
          <table:table-cell table:formula="of:=IF(ISNUMBER(FIND(&quot;-&quot;; [.G50])); RIGHT([.G50]; LEN([.G50]) - FIND(&quot;-&quot;; [.G50])); &quot;&quot;)" office:value-type="string" office:string-value="spear" calcext:value-type="string">
            <text:p>spear</text:p>
          </table:table-cell>
          <table:table-cell table:formula="of:=IF(ISNUMBER(FIND(&quot;-&quot;; [.H50])); RIGHT([.H50]; LEN([.H50]) - FIND(&quot;-&quot;; [.H50])); &quot;&quot;)">
            <text:p/>
          </table:table-cell>
          <table:table-cell table:formula="of:=IF(ISNUMBER(FIND(&quot;-&quot;; [.I50])); RIGHT([.I50]; LEN([.I50]) - FIND(&quot;-&quot;; [.I5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1])); LEFT([.G51]; FIND(&quot;-&quot;; [.G51]) -1); [.G51])" office:value-type="string" office:string-value="bow" calcext:value-type="string">
            <text:p>bow</text:p>
          </table:table-cell>
          <table:table-cell table:formula="of:=IF(ISNUMBER(FIND(&quot;-&quot;; [.H51])); LEFT([.H51]; FIND(&quot;-&quot;; [.H51]) -1); [.H51])" office:value-type="string" office:string-value="bow" calcext:value-type="string">
            <text:p>bow</text:p>
          </table:table-cell>
          <table:table-cell table:formula="of:=IF(ISNUMBER(FIND(&quot;-&quot;; [.I51])); LEFT([.I51]; FIND(&quot;-&quot;; [.I51]) -1); [.I51])">
            <text:p/>
          </table:table-cell>
          <table:table-cell table:formula="of:=IF(ISNUMBER(FIND(&quot;-&quot;; [.J51])); LEFT([.J51]; FIND(&quot;-&quot;; [.J51]) -1); [.J51])">
            <text:p/>
          </table:table-cell>
          <table:table-cell office:value-type="string" calcext:value-type="string">
            <text:p>bow-bow</text:p>
          </table:table-cell>
          <table:table-cell table:formula="of:=IF(ISNUMBER(FIND(&quot;-&quot;; [.G51])); RIGHT([.G51]; LEN([.G51]) - FIND(&quot;-&quot;; [.G51])); &quot;&quot;)" office:value-type="string" office:string-value="bow" calcext:value-type="string">
            <text:p>bow</text:p>
          </table:table-cell>
          <table:table-cell table:formula="of:=IF(ISNUMBER(FIND(&quot;-&quot;; [.H51])); RIGHT([.H51]; LEN([.H51]) - FIND(&quot;-&quot;; [.H51])); &quot;&quot;)">
            <text:p/>
          </table:table-cell>
          <table:table-cell table:formula="of:=IF(ISNUMBER(FIND(&quot;-&quot;; [.I51])); RIGHT([.I51]; LEN([.I51]) - FIND(&quot;-&quot;; [.I5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15"/>
          <table:table-cell table:style-name="ce4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">
          <table:table-cell table:number-columns-repeated="15"/>
          <table:table-cell table:style-name="ce4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4"/>
        </table:table-row>
        <table:table-row table:style-name="ro1" table:number-rows-repeated="10484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zvirat</text:p>
          </table:table-cell>
          <table:table-cell office:value-type="string" calcext:value-type="string">
            <text:p>Kral lovu</text:p>
          </table:table-cell>
          <table:table-cell office:value-type="string" calcext:value-type="string">
            <text:p><text:span text:style-name="T1">animal</text:span>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nemrtvych</text:p>
          </table:table-cell>
          <table:table-cell office:value-type="string" calcext:value-type="string">
            <text:p>Zhouba nemrtvych</text:p>
          </table:table-cell>
          <table:table-cell office:value-type="string" calcext:value-type="string">
            <text:p><text:span text:style-name="T1">undead</text:span>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lidi</text:p>
          </table:table-cell>
          <table:table-cell office:value-type="string" calcext:value-type="string">
            <text:p>Lovec carodeju</text:p>
          </table:table-cell>
          <table:table-cell office:value-type="string" calcext:value-type="string">
            <text:p><text:span text:style-name="T1">human</text:span>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demonu</text:p>
          </table:table-cell>
          <table:table-cell office:value-type="string" calcext:value-type="string">
            <text:p>Zaklinac demonu</text:p>
          </table:table-cell>
          <table:table-cell office:value-type="string" calcext:value-type="string">
            <text:p>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_trofeje ale_ne demona</text:p>
          </table:table-cell>
          <table:table-cell office:value-type="string" calcext:value-type="string">
            <text:p>Strazce brany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zvire</text:p>
          </table:table-cell>
          <table:table-cell office:value-type="string" calcext:value-type="string">
            <text:p>Ochrance zvirat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nemrtve</text:p>
          </table:table-cell>
          <table:table-cell office:value-type="string" calcext:value-type="string">
            <text:p>Pruvodce minulosti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cloveka</text:p>
          </table:table-cell>
          <table:table-cell office:value-type="string" calcext:value-type="string">
            <text:p>Lidovy hrdina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Alfa cele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Plenitel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Krotitel magie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Vudce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Drakobijec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Pokoritel licha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Kat carodeje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Vyzyvatel balroga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zviretem</text:p>
          </table:table-cell>
          <table:table-cell office:value-type="string" calcext:value-type="string">
            <text:p>Zapuditel smecky</text:p>
          </table:table-cell>
          <table:table-cell office:value-type="string" calcext:value-type="string">
            <text:p>camp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nemrtvym</text:p>
          </table:table-cell>
          <table:table-cell office:value-type="string" calcext:value-type="string">
            <text:p>Ten co cistil hroby</text:p>
          </table:table-cell>
          <table:table-cell office:value-type="string" calcext:value-type="string">
            <text:p>camp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lidmi</text:p>
          </table:table-cell>
          <table:table-cell office:value-type="string" calcext:value-type="string">
            <text:p>Zed cerne magie</text:p>
          </table:table-cell>
          <table:table-cell office:value-type="string" calcext:value-type="string">
            <text:p>camp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demonem</text:p>
          </table:table-cell>
          <table:table-cell office:value-type="string" calcext:value-type="string">
            <text:p>Ten co zavrel branu</text:p>
          </table:table-cell>
          <table:table-cell office:value-type="string" calcext:value-type="string">
            <text:p>camp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zvire ke skale</text:p>
          </table:table-cell>
          <table:table-cell office:value-type="string" calcext:value-type="string">
            <text:p>Stvac koristi</text:p>
          </table:table-cell>
          <table:table-cell office:value-type="string" calcext:value-type="string">
            <text:p>you-animal-rock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nemrtve ke skale</text:p>
          </table:table-cell>
          <table:table-cell office:value-type="string" calcext:value-type="string">
            <text:p>Zapuditel nemrtvych</text:p>
          </table:table-cell>
          <table:table-cell office:value-type="string" calcext:value-type="string">
            <text:p>you-undead-rock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cloveka ke skale</text:p>
          </table:table-cell>
          <table:table-cell office:value-type="string" calcext:value-type="string">
            <text:p>Lovec odmen</text:p>
          </table:table-cell>
          <table:table-cell office:value-type="string" calcext:value-type="string">
            <text:p>you-human-rock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demona ke skale</text:p>
          </table:table-cell>
          <table:table-cell office:value-type="string" calcext:value-type="string">
            <text:p>Vymitac demonu</text:p>
          </table:table-cell>
          <table:table-cell office:value-type="string" calcext:value-type="string">
            <text:p>you-daemon-rock</text:p>
          </table:table-cell>
          <table:table-cell office:value-type="string" calcext:value-type="string">
            <text:p>Demon</text:p>
          </table:table-cell>
        </table:table-row>
      </table:table>
      <table:table table:name="Wpn stats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is Lu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2]" office:value-type="string" office:string-value="Palice" calcext:value-type="string">
            <text:p>Palice</text:p>
          </table:table-cell>
          <table:table-cell/>
          <table:table-cell table:formula="of:=IF([.D7]=&quot;Luk&quot;; [.C7]; 0)" office:value-type="float" office:value="0" calcext:value-type="float">
            <text:p>0</text:p>
          </table:table-cell>
          <table:table-cell table:formula="of:=IF([.D7]=&quot;Bomba&quot;;[.C7]; 0)" office:value-type="float" office:value="0" calcext:value-type="float">
            <text:p>0</text:p>
          </table:table-cell>
          <table:table-cell/>
          <table:table-cell table:formula="of:=IF([.E7]=&quot;&quot;;0; [.C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3]" office:value-type="string" office:string-value="Mec" calcext:value-type="string">
            <text:p>Mec</text:p>
          </table:table-cell>
          <table:table-cell/>
          <table:table-cell table:formula="of:=IF([.D8]=&quot;Luk&quot;; [.C8]; 0)" office:value-type="float" office:value="0" calcext:value-type="float">
            <text:p>0</text:p>
          </table:table-cell>
          <table:table-cell table:formula="of:=IF([.D8]=&quot;Bomba&quot;;[.C8]; 0)" office:value-type="float" office:value="0" calcext:value-type="float">
            <text:p>0</text:p>
          </table:table-cell>
          <table:table-cell/>
          <table:table-cell table:formula="of:=IF([.E8]=&quot;&quot;;0; [.C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4]" office:value-type="string" office:string-value="Kopi" calcext:value-type="string">
            <text:p>Kopi</text:p>
          </table:table-cell>
          <table:table-cell/>
          <table:table-cell table:formula="of:=IF([.D9]=&quot;Luk&quot;; [.C9]; 0)" office:value-type="float" office:value="0" calcext:value-type="float">
            <text:p>0</text:p>
          </table:table-cell>
          <table:table-cell table:formula="of:=IF([.D9]=&quot;Bomba&quot;;[.C9]; 0)" office:value-type="float" office:value="0" calcext:value-type="float">
            <text:p>0</text:p>
          </table:table-cell>
          <table:table-cell/>
          <table:table-cell table:formula="of:=IF([.E9]=&quot;&quot;;0; [.C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75]" office:value-type="string" office:string-value="Bomba" calcext:value-type="string">
            <text:p>Bomba</text:p>
          </table:table-cell>
          <table:table-cell/>
          <table:table-cell table:formula="of:=IF([.D10]=&quot;Luk&quot;; [.C10]; 0)" office:value-type="float" office:value="0" calcext:value-type="float">
            <text:p>0</text:p>
          </table:table-cell>
          <table:table-cell table:formula="of:=IF([.D10]=&quot;Bomba&quot;;[.C10]; 0)" office:value-type="float" office:value="1" calcext:value-type="float">
            <text:p>1</text:p>
          </table:table-cell>
          <table:table-cell/>
          <table:table-cell table:formula="of:=IF([.E10]=&quot;&quot;;0; [.C1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76]" office:value-type="string" office:string-value="Bomba" calcext:value-type="string">
            <text:p>Bomba</text:p>
          </table:table-cell>
          <table:table-cell/>
          <table:table-cell table:formula="of:=IF([.D11]=&quot;Luk&quot;; [.C11]; 0)" office:value-type="float" office:value="0" calcext:value-type="float">
            <text:p>0</text:p>
          </table:table-cell>
          <table:table-cell table:formula="of:=IF([.D11]=&quot;Bomba&quot;;[.C11]; 0)" office:value-type="float" office:value="1" calcext:value-type="float">
            <text:p>1</text:p>
          </table:table-cell>
          <table:table-cell/>
          <table:table-cell table:formula="of:=IF([.E11]=&quot;&quot;;0; [.C1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7]" office:value-type="string" office:string-value="Luk" calcext:value-type="string">
            <text:p>Luk</text:p>
          </table:table-cell>
          <table:table-cell table:formula="of:=[$weapons2.$L$77]" office:value-type="string" office:string-value="Tvrzena" calcext:value-type="string">
            <text:p>Tvrzena</text:p>
          </table:table-cell>
          <table:table-cell table:formula="of:=IF([.D12]=&quot;Luk&quot;; [.C12]; 0)" office:value-type="float" office:value="2" calcext:value-type="float">
            <text:p>2</text:p>
          </table:table-cell>
          <table:table-cell table:formula="of:=IF([.D12]=&quot;Bomba&quot;;[.C12]; 0)" office:value-type="float" office:value="0" calcext:value-type="float">
            <text:p>0</text:p>
          </table:table-cell>
          <table:table-cell/>
          <table:table-cell table:formula="of:=IF([.E12]=&quot;&quot;;0; [.C12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8]" office:value-type="string" office:string-value="Luk" calcext:value-type="string">
            <text:p>Luk</text:p>
          </table:table-cell>
          <table:table-cell table:formula="of:=[$weapons2.$L$78]" office:value-type="string" office:string-value="Teleport" calcext:value-type="string">
            <text:p>Teleport</text:p>
          </table:table-cell>
          <table:table-cell table:formula="of:=IF([.D13]=&quot;Luk&quot;; [.C13]; 0)" office:value-type="float" office:value="2" calcext:value-type="float">
            <text:p>2</text:p>
          </table:table-cell>
          <table:table-cell table:formula="of:=IF([.D13]=&quot;Bomba&quot;;[.C13]; 0)" office:value-type="float" office:value="0" calcext:value-type="float">
            <text:p>0</text:p>
          </table:table-cell>
          <table:table-cell/>
          <table:table-cell table:formula="of:=IF([.E13]=&quot;&quot;;0; [.C13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9]" office:value-type="string" office:string-value="Luk" calcext:value-type="string">
            <text:p>Luk</text:p>
          </table:table-cell>
          <table:table-cell table:formula="of:=[$weapons2.$L$79]" office:value-type="string" office:string-value="Vabnicka" calcext:value-type="string">
            <text:p>Vabnicka</text:p>
          </table:table-cell>
          <table:table-cell table:formula="of:=IF([.D14]=&quot;Luk&quot;; [.C14]; 0)" office:value-type="float" office:value="2" calcext:value-type="float">
            <text:p>2</text:p>
          </table:table-cell>
          <table:table-cell table:formula="of:=IF([.D14]=&quot;Bomba&quot;;[.C14]; 0)" office:value-type="float" office:value="0" calcext:value-type="float">
            <text:p>0</text:p>
          </table:table-cell>
          <table:table-cell/>
          <table:table-cell table:formula="of:=IF([.E14]=&quot;&quot;;0; [.C14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80]" office:value-type="string" office:string-value="Luk" calcext:value-type="string">
            <text:p>Luk</text:p>
          </table:table-cell>
          <table:table-cell table:formula="of:=[$weapons2.$L$80]" office:value-type="string" office:string-value="Berserk" calcext:value-type="string">
            <text:p>Berserk</text:p>
          </table:table-cell>
          <table:table-cell table:formula="of:=IF([.D15]=&quot;Luk&quot;; [.C15]; 0)" office:value-type="float" office:value="2" calcext:value-type="float">
            <text:p>2</text:p>
          </table:table-cell>
          <table:table-cell table:formula="of:=IF([.D15]=&quot;Bomba&quot;;[.C15]; 0)" office:value-type="float" office:value="0" calcext:value-type="float">
            <text:p>0</text:p>
          </table:table-cell>
          <table:table-cell/>
          <table:table-cell table:formula="of:=IF([.E15]=&quot;&quot;;0; [.C15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1]" office:value-type="string" office:string-value="Luk" calcext:value-type="string">
            <text:p>Luk</text:p>
          </table:table-cell>
          <table:table-cell/>
          <table:table-cell table:formula="of:=IF([.D16]=&quot;Luk&quot;; [.C16]; 0)" office:value-type="float" office:value="1" calcext:value-type="float">
            <text:p>1</text:p>
          </table:table-cell>
          <table:table-cell table:formula="of:=IF([.D16]=&quot;Bomba&quot;;[.C16]; 0)" office:value-type="float" office:value="0" calcext:value-type="float">
            <text:p>0</text:p>
          </table:table-cell>
          <table:table-cell/>
          <table:table-cell table:formula="of:=IF([.E16]=&quot;&quot;;0; [.C1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2]" office:value-type="string" office:string-value="Luk" calcext:value-type="string">
            <text:p>Luk</text:p>
          </table:table-cell>
          <table:table-cell/>
          <table:table-cell table:formula="of:=IF([.D17]=&quot;Luk&quot;; [.C17]; 0)" office:value-type="float" office:value="1" calcext:value-type="float">
            <text:p>1</text:p>
          </table:table-cell>
          <table:table-cell table:formula="of:=IF([.D17]=&quot;Bomba&quot;;[.C17]; 0)" office:value-type="float" office:value="0" calcext:value-type="float">
            <text:p>0</text:p>
          </table:table-cell>
          <table:table-cell/>
          <table:table-cell table:formula="of:=IF([.E17]=&quot;&quot;;0; [.C1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3]" office:value-type="string" office:string-value="Luk" calcext:value-type="string">
            <text:p>Luk</text:p>
          </table:table-cell>
          <table:table-cell/>
          <table:table-cell table:formula="of:=IF([.D18]=&quot;Luk&quot;; [.C18]; 0)" office:value-type="float" office:value="1" calcext:value-type="float">
            <text:p>1</text:p>
          </table:table-cell>
          <table:table-cell table:formula="of:=IF([.D18]=&quot;Bomba&quot;;[.C18]; 0)" office:value-type="float" office:value="0" calcext:value-type="float">
            <text:p>0</text:p>
          </table:table-cell>
          <table:table-cell/>
          <table:table-cell table:formula="of:=IF([.E18]=&quot;&quot;;0; [.C1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4]" office:value-type="string" office:string-value="Luk" calcext:value-type="string">
            <text:p>Luk</text:p>
          </table:table-cell>
          <table:table-cell/>
          <table:table-cell table:formula="of:=IF([.D19]=&quot;Luk&quot;; [.C19]; 0)" office:value-type="float" office:value="1" calcext:value-type="float">
            <text:p>1</text:p>
          </table:table-cell>
          <table:table-cell table:formula="of:=IF([.D19]=&quot;Bomba&quot;;[.C19]; 0)" office:value-type="float" office:value="0" calcext:value-type="float">
            <text:p>0</text:p>
          </table:table-cell>
          <table:table-cell/>
          <table:table-cell table:formula="of:=IF([.E19]=&quot;&quot;;0; [.C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5]" office:value-type="string" office:string-value="Luk" calcext:value-type="string">
            <text:p>Luk</text:p>
          </table:table-cell>
          <table:table-cell/>
          <table:table-cell table:formula="of:=IF([.D20]=&quot;Luk&quot;; [.C20]; 0)" office:value-type="float" office:value="1" calcext:value-type="float">
            <text:p>1</text:p>
          </table:table-cell>
          <table:table-cell table:formula="of:=IF([.D20]=&quot;Bomba&quot;;[.C20]; 0)" office:value-type="float" office:value="0" calcext:value-type="float">
            <text:p>0</text:p>
          </table:table-cell>
          <table:table-cell/>
          <table:table-cell table:formula="of:=IF([.E20]=&quot;&quot;;0; [.C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86]" office:value-type="string" office:string-value="Luk" calcext:value-type="string">
            <text:p>Luk</text:p>
          </table:table-cell>
          <table:table-cell table:formula="of:=[$weapons2.$L$86]" office:value-type="string" office:string-value="Kradez" calcext:value-type="string">
            <text:p>Kradez</text:p>
          </table:table-cell>
          <table:table-cell table:formula="of:=IF([.D21]=&quot;Luk&quot;; [.C21]; 0)" office:value-type="float" office:value="2" calcext:value-type="float">
            <text:p>2</text:p>
          </table:table-cell>
          <table:table-cell table:formula="of:=IF([.D21]=&quot;Bomba&quot;;[.C21]; 0)" office:value-type="float" office:value="0" calcext:value-type="float">
            <text:p>0</text:p>
          </table:table-cell>
          <table:table-cell/>
          <table:table-cell table:formula="of:=IF([.E21]=&quot;&quot;;0; [.C21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UM([.C7:.C21])" office:value-type="float" office:value="23" calcext:value-type="float">
            <text:p>23</text:p>
          </table:table-cell>
          <table:table-cell table:number-columns-repeated="2"/>
          <table:table-cell table:formula="of:=SUM([.F7:.F21])" office:value-type="float" office:value="15" calcext:value-type="float">
            <text:p>15</text:p>
          </table:table-cell>
          <table:table-cell table:formula="of:=SUM([.G7:.G21])" office:value-type="float" office:value="2" calcext:value-type="float">
            <text:p>2</text:p>
          </table:table-cell>
          <table:table-cell table:formula="of:=[.C22]-[.F22]-[.G22]" office:value-type="float" office:value="6" calcext:value-type="float">
            <text:p>6</text:p>
          </table:table-cell>
          <table:table-cell table:formula="of:=SUM([.I7:.I21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Total</text:p>
          </table:table-cell>
          <table:table-cell table:style-name="ce9" table:number-columns-repeated="2"/>
          <table:table-cell table:style-name="ce9" office:value-type="string" calcext:value-type="string">
            <text:p>Bows</text:p>
          </table:table-cell>
          <table:table-cell table:style-name="ce9" office:value-type="string" calcext:value-type="string">
            <text:p>Bombs</text:p>
          </table:table-cell>
          <table:table-cell table:style-name="ce9" office:value-type="string" calcext:value-type="string">
            <text:p>Not Bows</text:p>
          </table:table-cell>
          <table:table-cell table:style-name="ce9" office:value-type="string" calcext:value-type="string">
            <text:p>Magic</text:p>
          </table:table-cell>
        </table:table-row>
        <table:table-row table:style-name="ro1">
          <table:table-cell table:number-columns-repeated="2"/>
          <table:table-cell table:style-name="ce10" table:formula="of:=[.C22]" office:value-type="float" office:value="23" calcext:value-type="float">
            <text:p>23</text:p>
          </table:table-cell>
          <table:table-cell table:style-name="ce10" table:number-columns-repeated="2"/>
          <table:table-cell table:style-name="ce12" table:formula="of:=[.F22]/[.$C22]" office:value-type="percentage" office:value="0.652173913043478" calcext:value-type="percentage">
            <text:p>65%</text:p>
          </table:table-cell>
          <table:table-cell table:style-name="ce12" table:formula="of:=[.G22]/[.$C22]" office:value-type="percentage" office:value="0.0869565217391304" calcext:value-type="percentage">
            <text:p>9%</text:p>
          </table:table-cell>
          <table:table-cell table:style-name="ce12" table:formula="of:=[.H22]/[.$C22]" office:value-type="percentage" office:value="0.260869565217391" calcext:value-type="percentage">
            <text:p>26%</text:p>
          </table:table-cell>
          <table:table-cell table:style-name="ce12" table:formula="of:=[.I22]/[.$C22]" office:value-type="percentage" office:value="0.434782608695652" calcext:value-type="percentage">
            <text:p>43%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number-columns-repeated="4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" table:default-cell-style-name="ce4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Nemrtvy" calcext:value-type="string">
            <text:p>Nemrtvy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Clovek" calcext:value-type="string">
            <text:p>Clovek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Demon" calcext:value-type="string">
            <text:p>Demon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vire" calcext:value-type="string">
            <text:p>Zvire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hard-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vire" calcext:value-type="string">
            <text:p>Zvire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vire" calcext:value-type="string">
            <text:p>Zvire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vire" calcext:value-type="string">
            <text:p>Zvire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vire" calcext:value-type="string">
            <text:p>Zvire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vire" calcext:value-type="string">
            <text:p>Zvire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vire" calcext:value-type="string">
            <text:p>Zvire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vire" calcext:value-type="string">
            <text:p>Zvire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vire" calcext:value-type="string">
            <text:p>Zvire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6])" office:value-type="string" office:string-value="Zvire" calcext:value-type="string">
            <text:p>Zvire</text:p>
          </table:table-cell>
          <table:table-cell table:formula="of:=INDIRECT(&quot;H&quot; &amp; [.$F26])" office:value-type="string" office:string-value="animal" calcext:value-type="string">
            <text:p>animal</text:p>
          </table:table-cell>
          <table:table-cell table:formula="of:=INDIRECT(&quot;I&quot; &amp; [.$F26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isen Noci</text:p>
          </table:table-cell>
          <table:table-cell office:value-type="string" calcext:value-type="string">
            <text:p>steal-spea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vire" calcext:value-type="string">
            <text:p>Zvire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Clovek" calcext:value-type="string">
            <text:p>Clovek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Demon" calcext:value-type="string">
            <text:p>Demon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Nemrtvy" calcext:value-type="string">
            <text:p>Nemrtvy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hard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Nemrtvy" calcext:value-type="string">
            <text:p>Nemrtvy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Nemrtvy" calcext:value-type="string">
            <text:p>Nemrtvy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Nemrtvy" calcext:value-type="string">
            <text:p>Nemrtvy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Nemrtvy" calcext:value-type="string">
            <text:p>Nemrtvy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Nemrtvy" calcext:value-type="string">
            <text:p>Nemrtvy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Pul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Nemrtvy" calcext:value-type="string">
            <text:p>Nemrtvy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Nemrtvy" calcext:value-type="string">
            <text:p>Nemrtvy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Nemrtvy" calcext:value-type="string">
            <text:p>Nemrtvy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Nemrtvy" calcext:value-type="string">
            <text:p>Nemrtvy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Zezlo Zhnoucich Zil</text:p>
          </table:table-cell>
          <table:table-cell office:value-type="string" calcext:value-type="string">
            <text:p>steal-hammer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52])" office:value-type="string" office:string-value="Nemrtvy" calcext:value-type="string">
            <text:p>Nemrtvy</text:p>
          </table:table-cell>
          <table:table-cell table:formula="of:=INDIRECT(&quot;H&quot; &amp; [.$F52])" office:value-type="string" office:string-value="undead" calcext:value-type="string">
            <text:p>undead</text:p>
          </table:table-cell>
          <table:table-cell table:formula="of:=INDIRECT(&quot;I&quot; &amp; [.$F52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3])" office:value-type="string" office:string-value="Zvire" calcext:value-type="string">
            <text:p>Zvire</text:p>
          </table:table-cell>
          <table:table-cell table:formula="of:=INDIRECT(&quot;H&quot; &amp; [.$F53])" office:value-type="string" office:string-value="animal" calcext:value-type="string">
            <text:p>animal</text:p>
          </table:table-cell>
          <table:table-cell table:formula="of:=INDIRECT(&quot;I&quot; &amp; [.$F53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4])" office:value-type="string" office:string-value="Demon" calcext:value-type="string">
            <text:p>Demon</text:p>
          </table:table-cell>
          <table:table-cell table:formula="of:=INDIRECT(&quot;H&quot; &amp; [.$F54])" office:value-type="string" office:string-value="daemon" calcext:value-type="string">
            <text:p>daemon</text:p>
          </table:table-cell>
          <table:table-cell table:formula="of:=INDIRECT(&quot;I&quot; &amp; [.$F54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5])" office:value-type="string" office:string-value="Vsechny" calcext:value-type="string">
            <text:p>Vsechny</text:p>
          </table:table-cell>
          <table:table-cell table:formula="of:=INDIRECT(&quot;H&quot; &amp; [.$F55])" office:value-type="string" office:string-value="any" calcext:value-type="string">
            <text:p>any</text:p>
          </table:table-cell>
          <table:table-cell table:formula="of:=INDIRECT(&quot;I&quot; &amp; [.$F55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6])" office:value-type="string" office:string-value="Vsechny" calcext:value-type="string">
            <text:p>Vsechny</text:p>
          </table:table-cell>
          <table:table-cell table:formula="of:=INDIRECT(&quot;H&quot; &amp; [.$F56])" office:value-type="string" office:string-value="any" calcext:value-type="string">
            <text:p>any</text:p>
          </table:table-cell>
          <table:table-cell table:formula="of:=INDIRECT(&quot;I&quot; &amp; [.$F56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Clovek" calcext:value-type="string">
            <text:p>Clovek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hard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Clovek" calcext:value-type="string">
            <text:p>Clovek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Clovek" calcext:value-type="string">
            <text:p>Clovek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Clovek" calcext:value-type="string">
            <text:p>Clovek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Clovek" calcext:value-type="string">
            <text:p>Clovek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Clovek" calcext:value-type="string">
            <text:p>Clovek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3])" office:value-type="string" office:string-value="Clovek" calcext:value-type="string">
            <text:p>Clovek</text:p>
          </table:table-cell>
          <table:table-cell table:formula="of:=INDIRECT(&quot;H&quot; &amp; [.$F63])" office:value-type="string" office:string-value="human" calcext:value-type="string">
            <text:p>human</text:p>
          </table:table-cell>
          <table:table-cell table:formula="of:=INDIRECT(&quot;I&quot; &amp; [.$F6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Clovek" calcext:value-type="string">
            <text:p>Clovek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5])" office:value-type="string" office:string-value="Clovek" calcext:value-type="string">
            <text:p>Clovek</text:p>
          </table:table-cell>
          <table:table-cell table:formula="of:=INDIRECT(&quot;H&quot; &amp; [.$F65])" office:value-type="string" office:string-value="human" calcext:value-type="string">
            <text:p>human</text:p>
          </table:table-cell>
          <table:table-cell table:formula="of:=INDIRECT(&quot;I&quot; &amp; [.$F6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6])" office:value-type="string" office:string-value="Clovek" calcext:value-type="string">
            <text:p>Clovek</text:p>
          </table:table-cell>
          <table:table-cell table:formula="of:=INDIRECT(&quot;H&quot; &amp; [.$F66])" office:value-type="string" office:string-value="human" calcext:value-type="string">
            <text:p>human</text:p>
          </table:table-cell>
          <table:table-cell table:formula="of:=INDIRECT(&quot;I&quot; &amp; [.$F6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arac Stinu</text:p>
          </table:table-cell>
          <table:table-cell office:value-type="string" calcext:value-type="string">
            <text:p>steal-sword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72])" office:value-type="string" office:string-value="Nemrtvy" calcext:value-type="string">
            <text:p>Nemrtvy</text:p>
          </table:table-cell>
          <table:table-cell table:formula="of:=INDIRECT(&quot;H&quot; &amp; [.$F72])" office:value-type="string" office:string-value="undead" calcext:value-type="string">
            <text:p>undead</text:p>
          </table:table-cell>
          <table:table-cell table:formula="of:=INDIRECT(&quot;I&quot; &amp; [.$F72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73])" office:value-type="string" office:string-value="Clovek" calcext:value-type="string">
            <text:p>Clovek</text:p>
          </table:table-cell>
          <table:table-cell table:formula="of:=INDIRECT(&quot;H&quot; &amp; [.$F73])" office:value-type="string" office:string-value="human" calcext:value-type="string">
            <text:p>human</text:p>
          </table:table-cell>
          <table:table-cell table:formula="of:=INDIRECT(&quot;I&quot; &amp; [.$F73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74])" office:value-type="string" office:string-value="Zvire" calcext:value-type="string">
            <text:p>Zvire</text:p>
          </table:table-cell>
          <table:table-cell table:formula="of:=INDIRECT(&quot;H&quot; &amp; [.$F74])" office:value-type="string" office:string-value="animal" calcext:value-type="string">
            <text:p>animal</text:p>
          </table:table-cell>
          <table:table-cell table:formula="of:=INDIRECT(&quot;I&quot; &amp; [.$F74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5])" office:value-type="string" office:string-value="Vsechny" calcext:value-type="string">
            <text:p>Vsechny</text:p>
          </table:table-cell>
          <table:table-cell table:formula="of:=INDIRECT(&quot;H&quot; &amp; [.$F75])" office:value-type="string" office:string-value="any" calcext:value-type="string">
            <text:p>any</text:p>
          </table:table-cell>
          <table:table-cell table:formula="of:=INDIRECT(&quot;I&quot; &amp; [.$F75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6])" office:value-type="string" office:string-value="Vsechny" calcext:value-type="string">
            <text:p>Vsechny</text:p>
          </table:table-cell>
          <table:table-cell table:formula="of:=INDIRECT(&quot;H&quot; &amp; [.$F76])" office:value-type="string" office:string-value="any" calcext:value-type="string">
            <text:p>any</text:p>
          </table:table-cell>
          <table:table-cell table:formula="of:=INDIRECT(&quot;I&quot; &amp; [.$F7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Demon" calcext:value-type="string">
            <text:p>Demon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hard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Demon" calcext:value-type="string">
            <text:p>Demon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Demon" calcext:value-type="string">
            <text:p>Demon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0])" office:value-type="string" office:string-value="Demon" calcext:value-type="string">
            <text:p>Demon</text:p>
          </table:table-cell>
          <table:table-cell table:formula="of:=INDIRECT(&quot;H&quot; &amp; [.$F80])" office:value-type="string" office:string-value="daemon" calcext:value-type="string">
            <text:p>daemon</text:p>
          </table:table-cell>
          <table:table-cell table:formula="of:=INDIRECT(&quot;I&quot; &amp; [.$F8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1])" office:value-type="string" office:string-value="Demon" calcext:value-type="string">
            <text:p>Demon</text:p>
          </table:table-cell>
          <table:table-cell table:formula="of:=INDIRECT(&quot;H&quot; &amp; [.$F81])" office:value-type="string" office:string-value="daemon" calcext:value-type="string">
            <text:p>daemon</text:p>
          </table:table-cell>
          <table:table-cell table:formula="of:=INDIRECT(&quot;I&quot; &amp; [.$F8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2])" office:value-type="string" office:string-value="Demon" calcext:value-type="string">
            <text:p>Demon</text:p>
          </table:table-cell>
          <table:table-cell table:formula="of:=INDIRECT(&quot;H&quot; &amp; [.$F82])" office:value-type="string" office:string-value="daemon" calcext:value-type="string">
            <text:p>daemon</text:p>
          </table:table-cell>
          <table:table-cell table:formula="of:=INDIRECT(&quot;I&quot; &amp; [.$F8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3])" office:value-type="string" office:string-value="Demon" calcext:value-type="string">
            <text:p>Demon</text:p>
          </table:table-cell>
          <table:table-cell table:formula="of:=INDIRECT(&quot;H&quot; &amp; [.$F83])" office:value-type="string" office:string-value="daemon" calcext:value-type="string">
            <text:p>daemon</text:p>
          </table:table-cell>
          <table:table-cell table:formula="of:=INDIRECT(&quot;I&quot; &amp; [.$F8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4])" office:value-type="string" office:string-value="Demon" calcext:value-type="string">
            <text:p>Demon</text:p>
          </table:table-cell>
          <table:table-cell table:formula="of:=INDIRECT(&quot;H&quot; &amp; [.$F84])" office:value-type="string" office:string-value="daemon" calcext:value-type="string">
            <text:p>daemon</text:p>
          </table:table-cell>
          <table:table-cell table:formula="of:=INDIRECT(&quot;I&quot; &amp; [.$F8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5])" office:value-type="string" office:string-value="Demon" calcext:value-type="string">
            <text:p>Demon</text:p>
          </table:table-cell>
          <table:table-cell table:formula="of:=INDIRECT(&quot;H&quot; &amp; [.$F85])" office:value-type="string" office:string-value="daemon" calcext:value-type="string">
            <text:p>daemon</text:p>
          </table:table-cell>
          <table:table-cell table:formula="of:=INDIRECT(&quot;I&quot; &amp; [.$F8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6])" office:value-type="string" office:string-value="Demon" calcext:value-type="string">
            <text:p>Demon</text:p>
          </table:table-cell>
          <table:table-cell table:formula="of:=INDIRECT(&quot;H&quot; &amp; [.$F86])" office:value-type="string" office:string-value="daemon" calcext:value-type="string">
            <text:p>daemon</text:p>
          </table:table-cell>
          <table:table-cell table:formula="of:=INDIRECT(&quot;I&quot; &amp; [.$F8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Struna Prazdnoty</text:p>
          </table:table-cell>
          <table:table-cell office:value-type="string" calcext:value-type="string">
            <text:p>steal-bow</text:p>
          </table:table-cell>
        </table:table-row>
        <table:table-row table:style-name="ro1" table:number-rows-repeated="10484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Prasek vec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Kamen vek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Svitek odo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Glazura kral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Kouzlo zameny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Mlha zmat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Privesek ilu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Svitek jmen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Svitek vola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Prsten vab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Vyvolavaci kame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Ankh dus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Lektvar zuriv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Odlesk besn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Ruda mlh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vitek rychl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Svitek krade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Lektvar nevidite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Prsten teleporta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Kouzelny koberec</text:p>
          </table:table-cell>
        </table:table-row>
      </table:table>
      <table:table table:name="wpn_names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16" table:default-cell-style-name="ce4"/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Uder Snu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 Pred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inovy Plam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Ohniva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Nocni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ep Krystal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st Odles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nev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lamenne Kridlo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raziva Opona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Vetrnne Srd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Trn Vecnost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</table:table>
      <table:table table:name="Lama" table:style-name="ta1">
        <table:table-column table:style-name="co1" table:number-columns-repeated="3" table:default-cell-style-name="Default"/>
        <table:table-column table:style-name="co17" table:number-columns-repeated="9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Uzij si hru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kal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Hra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y</text:p>
          </table:table-cell>
        </table:table-row>
      </table:table>
      <table:table table:name="Drea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word-sword</text:p>
          </table:table-cell>
          <table:table-cell office:value-type="string" calcext:value-type="string">
            <text:p>Sermir</text:p>
          </table:table-cell>
          <table:table-cell office:value-type="string" calcext:value-type="string">
            <text:p>Mec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hammer-hammer</text:p>
          </table:table-cell>
          <table:table-cell office:value-type="string" calcext:value-type="string">
            <text:p>Bijec</text:p>
          </table:table-cell>
          <table:table-cell office:value-type="string" calcext:value-type="string">
            <text:p>Pali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pear-spear</text:p>
          </table:table-cell>
          <table:table-cell office:value-type="string" calcext:value-type="string">
            <text:p>Lovec</text:p>
          </table:table-cell>
          <table:table-cell office:value-type="string" calcext:value-type="string">
            <text:p>Kop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ow-bow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uk</text:p>
          </table:table-cell>
        </table:table-row>
      </table:table>
      <table:table table:name="Name Fixes and EN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" table:default-cell-style-name="Default"/>
        <table:table-column table:style-name="co21" table:default-cell-style-name="ce4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Oblivionfang</text:p>
          </table:table-cell>
          <table:table-cell table:style-name="Default" office:value-type="string" calcext:value-type="string">
            <text:p>Spicak zatraceni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ightspire</text:p>
          </table:table-cell>
          <table:table-cell table:style-name="ce26" office:value-type="string" calcext:value-type="string">
            <text:p>Nocni trn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oodwail</text:p>
          </table:table-cell>
          <table:table-cell table:style-name="ce26" office:value-type="string" calcext:value-type="string">
            <text:p>Narek krve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fernis</text:p>
          </table:table-cell>
          <table:table-cell table:style-name="ce26" office:value-type="string" calcext:value-type="string">
            <text:p>Pekelny hrot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hard of Titans</text:p>
          </table:table-cell>
          <table:table-cell table:style-name="ce26" office:value-type="string" calcext:value-type="string">
            <text:p>Ulomek titana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Frost Fang</text:p>
          </table:table-cell>
          <table:table-cell table:style-name="ce26" office:value-type="string" calcext:value-type="string">
            <text:p>Ledovy kel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Cyclone Crusher</text:p>
          </table:table-cell>
          <table:table-cell table:style-name="ce26" office:value-type="string" calcext:value-type="string">
            <text:p>Trhlina orkanu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Riftbringer</text:p>
          </table:table-cell>
          <table:table-cell table:style-name="ce26" office:value-type="string" calcext:value-type="string">
            <text:p>Zvest zlomu</text:p>
          </table:table-cell>
          <table:table-cell office:value-type="string" calcext:value-type="string">
            <text:p>kop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Duskbane</text:p>
          </table:table-cell>
          <table:table-cell table:style-name="ce26" office:value-type="string" calcext:value-type="string">
            <text:p>Soumracny zmar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Jaded Morningstar</text:p>
          </table:table-cell>
          <table:table-cell table:style-name="ce26" office:value-type="string" calcext:value-type="string">
            <text:p>Nefritova jitrenka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hisperbreeze</text:p>
          </table:table-cell>
          <table:table-cell table:style-name="ce26" office:value-type="string" calcext:value-type="string">
            <text:p>Sepot vanku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ightwrought</text:p>
          </table:table-cell>
          <table:table-cell table:style-name="ce26" office:value-type="string" calcext:value-type="string">
            <text:p>Vidina zkazy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rkness whisper</text:p>
          </table:table-cell>
          <table:table-cell table:style-name="ce26" office:value-type="string" calcext:value-type="string">
            <text:p>Sepot temnoty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uminous Vengeance</text:p>
          </table:table-cell>
          <table:table-cell table:style-name="ce26" office:value-type="string" calcext:value-type="string">
            <text:p>Zablesk pomsty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het’s Oath</text:p>
          </table:table-cell>
          <table:table-cell table:style-name="ce26" office:value-type="string" calcext:value-type="string">
            <text:p>Prisaha proroka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onlit Doom</text:p>
          </table:table-cell>
          <table:table-cell table:style-name="ce26" office:value-type="string" calcext:value-type="string">
            <text:p>Mesicni zkaza</text:p>
          </table:table-cell>
          <table:table-cell office:value-type="string" calcext:value-type="string">
            <text:p>luk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oulrender</text:p>
          </table:table-cell>
          <table:table-cell table:style-name="Default" office:value-type="string" calcext:value-type="string">
            <text:p>Parac Dusi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Arclight</text:p>
          </table:table-cell>
          <table:table-cell table:style-name="Default" office:value-type="string" calcext:value-type="string">
            <text:p>Zarici srp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raphic Cleaver</text:p>
          </table:table-cell>
          <table:table-cell table:style-name="ce26" office:value-type="string" calcext:value-type="string">
            <text:p>Osvicenne ostri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alkyrian Blade</text:p>
          </table:table-cell>
          <table:table-cell table:style-name="ce26" office:value-type="string" calcext:value-type="string">
            <text:p>Cepel valkyry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Aetherium Edge</text:p>
          </table:table-cell>
          <table:table-cell table:style-name="ce26" office:value-type="string" calcext:value-type="string">
            <text:p>Vecny brit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soul Reaver</text:p>
          </table:table-cell>
          <table:table-cell table:style-name="ce26" office:value-type="string" calcext:value-type="string">
            <text:p>Drakomor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yrm Ripper</text:p>
          </table:table-cell>
          <table:table-cell table:style-name="ce26" office:value-type="string" calcext:value-type="string">
            <text:p>Parac wyrmu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Hellfire blade</text:p>
          </table:table-cell>
          <table:table-cell table:style-name="ce26" office:value-type="string" calcext:value-type="string">
            <text:p>Cepel pekelne vyhne</text:p>
          </table:table-cell>
          <table:table-cell office:value-type="string" calcext:value-type="string">
            <text:p>me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wrath</text:p>
          </table:table-cell>
          <table:table-cell table:style-name="ce26" office:value-type="string" calcext:value-type="string">
            <text:p>Hnev Hvezdy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Emberlash</text:p>
          </table:table-cell>
          <table:table-cell table:style-name="ce26" office:value-type="string" calcext:value-type="string">
            <text:p>Plamenny polibek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loomshard</text:p>
          </table:table-cell>
          <table:table-cell table:style-name="ce26" office:value-type="string" calcext:value-type="string">
            <text:p>Ulomek zmaru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Onyx Aegis</text:p>
          </table:table-cell>
          <table:table-cell table:style-name="ce26" office:value-type="string" calcext:value-type="string">
            <text:p>Onyxovy Stit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wn’s Fury</text:p>
          </table:table-cell>
          <table:table-cell table:style-name="ce26" office:value-type="string" calcext:value-type="string">
            <text:p>Hnev usvitu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Frost Smite</text:p>
          </table:table-cell>
          <table:table-cell table:style-name="ce26" office:value-type="string" calcext:value-type="string">
            <text:p>Ledovy uder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Worldshaker</text:p>
          </table:table-cell>
          <table:table-cell table:style-name="ce26" office:value-type="string" calcext:value-type="string">
            <text:p>Zemetras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Quakesoul</text:p>
          </table:table-cell>
          <table:table-cell table:style-name="ce26" office:value-type="string" calcext:value-type="string">
            <text:p>Duse otresu</text:p>
          </table:table-cell>
          <table:table-cell office:value-type="string" calcext:value-type="string">
            <text:p>palic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/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/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16">
          <table:table-cell/>
          <table:table-cell table:style-name="ce4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 table:number-rows-repeated="16">
          <table:table-cell/>
          <table:table-cell table:style-name="ce4"/>
          <table:table-cell table:number-columns-repeated="7"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 Names 2" table:style-name="ta1">
        <table:table-column table:style-name="co18" table:default-cell-style-name="Default"/>
        <table:table-column table:style-name="co24" table:default-cell-style-name="ce4"/>
        <table:table-column table:style-name="co1" table:default-cell-style-name="ce7"/>
        <table:table-column table:style-name="co25" table:default-cell-style-name="ce4"/>
        <table:table-column table:style-name="co21" table:default-cell-style-name="ce4"/>
        <table:table-column table:style-name="co26" table:default-cell-style-name="ce4"/>
        <table:table-column table:style-name="co27" table:default-cell-style-name="ce11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Ocelova cepel s rudym zdobenim, bil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/>
          <table:table-cell office:value-type="string" calcext:value-type="string">
            <text:p>Modry kamen v cepeli, rud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/>
          <table:table-cell office:value-type="string" calcext:value-type="string">
            <text:p>Mrazie modry s ledovymi okraji, ostn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/>
          <table:table-cell office:value-type="string" calcext:value-type="string">
            <text:p>Horici hvezda v klec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/>
          <table:table-cell office:value-type="string" calcext:value-type="string">
            <text:p>Kamenne tmave telo s runami a rudy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praskana cepel, lavove jadro a ohnive vytry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Ruda a zelena cepel, vytrysky rude ohnive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Leskla dlouha fialova cepe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pel z krystalu tisice barev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/>
          <table:table-cell office:value-type="string" calcext:value-type="string">
            <text:p>Rude zilky v cepeli a obri krvav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/>
          <table:table-cell office:value-type="string" calcext:value-type="string">
            <text:p>Lestena runova cepel, ble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/>
          <table:table-cell office:value-type="string" calcext:value-type="string">
            <text:p>Mrazive modra dlouha cepels cernym zdobeni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/>
          <table:table-cell office:value-type="string" calcext:value-type="string">
            <text:p>Zelena popraskana cepel s kapkami lavy a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/>
          <table:table-cell office:value-type="string" calcext:value-type="string">
            <text:p>Zakrivena cepel, zeleny opal, runy, lavov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/>
          <table:table-cell office:value-type="string" calcext:value-type="string">
            <text:p>Ledove modra prusvitna cepel se slunecnim jadrem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/>
          <table:table-cell office:value-type="string" calcext:value-type="string">
            <text:p>Lestena dlouha cepel, zlate run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/>
          <table:table-cell office:value-type="string" calcext:value-type="string">
            <text:p>Zelena cepel se zlatymi vytry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/>
          <table:table-cell office:value-type="string" calcext:value-type="string">
            <text:p>Dreveny pokrouceny ostnaty s pirk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/>
          <table:table-cell office:value-type="string" calcext:value-type="string">
            <text:p>Mrznouci ektoplazma v kouli kouzelne lat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/>
          <table:table-cell office:value-type="string" calcext:value-type="string">
            <text:p>Ostnata kamenna koule se zlute zhnouci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Modra masivni hlavice, zeleny op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Bronzova hlavice s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Hlavice z modre oceli, hori bilym plamen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Bronzova zdobena hlavice, zluty pl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/>
          <table:table-cell office:value-type="string" calcext:value-type="string">
            <text:p>Mramorova ostnata hlavice modr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/>
          <table:table-cell office:value-type="string" calcext:value-type="string">
            <text:p>Lestena tmava ocelova hlavice s rudymi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/>
          <table:table-cell office:value-type="string" calcext:value-type="string">
            <text:p>Masivni granitova hlavice, cervene jadro, blesk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/>
          <table:table-cell office:value-type="string" calcext:value-type="string">
            <text:p>Ocelova popraskana hlavice s krvavy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/>
          <table:table-cell office:value-type="string" calcext:value-type="string">
            <text:p>Ocelova hlavice s obrim rudym kamenem,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/>
          <table:table-cell office:value-type="string" calcext:value-type="string">
            <text:p>Masivni hlavice z cerneho kamene, runy, zhnouci magi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/>
          <table:table-cell office:value-type="string" calcext:value-type="string">
            <text:p>Tmave cerna hlavice s krvavymi emblem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/>
          <table:table-cell office:value-type="string" calcext:value-type="string">
            <text:p>Leskla ledove modra cepel, ledovy kryst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/>
          <table:table-cell office:value-type="string" calcext:value-type="string">
            <text:p>Kamenny popraskany masivni se zhnouci lavo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/>
          <table:table-cell office:value-type="string" calcext:value-type="string">
            <text:p>Vybuch uvezneny v kleci z kamenne a retez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/>
          <table:table-cell office:value-type="string" calcext:value-type="string">
            <text:p>Bourici bleskove tornado uveznene v kamenne koul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Tmava ocel, popraskany, modry opal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Zakrouceny, zeleny opal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Tmava ocel s runami, lebka na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mave modra ocel se zlatymi runami, zlat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/>
          <table:table-cell office:value-type="string" calcext:value-type="string">
            <text:p>Zubata cepel, rudy opar, fialovy kamen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/>
          <table:table-cell office:value-type="string" calcext:value-type="string">
            <text:p>Cerna zubata cepel s modrymi kameny a lebk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/>
          <table:table-cell office:value-type="string" calcext:value-type="string">
            <text:p>Leskla cepel s zilou modre magie a odletujici strip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/>
          <table:table-cell office:value-type="string" calcext:value-type="string">
            <text:p>Modrava cepel se zlutym jadrem magie a bublin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/>
          <table:table-cell office:value-type="string" calcext:value-type="string">
            <text:p>Zubata cerna cepel, odkapavajici krev, rud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/>
          <table:table-cell office:value-type="string" calcext:value-type="string">
            <text:p>Modra cepel, slunecni kamen, boure zlute magi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/>
          <table:table-cell office:value-type="string" calcext:value-type="string">
            <text:p>Popraskana ocelova hlavice s jadrem ze zhnouci lav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/>
          <table:table-cell office:value-type="string" calcext:value-type="string">
            <text:p>Zelena cepel se zlutymi runami, zlute blesky magie, emeral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/>
          <table:table-cell office:value-type="string" calcext:value-type="string">
            <text:p>Popraskana tmave cerna cepel, pekelny krystal v jadr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/>
          <table:table-cell office:value-type="string" calcext:value-type="string">
            <text:p>Ostnata kamenna koule, zlute ornamenty ruda lava uvnit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/>
          <table:table-cell office:value-type="string" calcext:value-type="string">
            <text:p>Ocelova ostnata past drzici rudo modrou bou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Dreveny vyrezavany s kovovymi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Kovovy s modrymi krystaly v tel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Brezove jadro s kovovymi rameny, modre krystal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rny vyrezavany, zlate ornameny, zlut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/>
          <table:table-cell office:value-type="string" calcext:value-type="string">
            <text:p>Ohnivy, cerna ocel s hro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/>
          <table:table-cell office:value-type="string" calcext:value-type="string">
            <text:p>Cerny vyrezavany, zelene ornameny, oblak ektoplazm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/>
          <table:table-cell office:value-type="string" calcext:value-type="string">
            <text:p>Massivni kamenna ramena s modrymi diaman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/>
          <table:table-cell office:value-type="string" calcext:value-type="string">
            <text:p>Dreveny pokrouceny zlate ornamenty, zilky zelene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/>
          <table:table-cell office:value-type="string" calcext:value-type="string">
            <text:p>Dreveny pokrouceny, Ruzovo fialov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/>
          <table:table-cell office:value-type="string" calcext:value-type="string">
            <text:p>Cerna ocel s modrymi krystaly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9">
          <table:table-cell table:number-columns-repeated="2"/>
          <table:table-cell table:style-name="ce4"/>
          <table:table-cell table:number-columns-repeated="8"/>
        </table:table-row>
        <table:table-row table:style-name="ro1" table:number-rows-repeated="104849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sks texts" table:style-name="ta1">
        <table:table-column table:style-name="co1" table:number-columns-repeated="2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1" table:number-columns-repeated="1019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j trofeje 2 zvirat</text:p>
          </table:table-cell>
          <table:table-cell table:style-name="ce14" office:value-type="string" calcext:value-type="string">
            <text:p>Král lov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 trofeje 2 nemrtvych</text:p>
          </table:table-cell>
          <table:table-cell table:style-name="ce14" office:value-type="string" calcext:value-type="string">
            <text:p>Zhouba nemrtvý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 trofeje 2 lidi</text:p>
          </table:table-cell>
          <table:table-cell table:style-name="ce14" office:value-type="string" calcext:value-type="string">
            <text:p>Lovec čarodějů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 trofeje 2 demonu</text:p>
          </table:table-cell>
          <table:table-cell table:style-name="ce14" office:value-type="string" calcext:value-type="string">
            <text:p>Zaklínač démonů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_trofeje ale_ne demona</text:p>
          </table:table-cell>
          <table:table-cell table:style-name="ce14" office:value-type="string" calcext:value-type="string">
            <text:p>Strážce brán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Mej_trofeje ale_ne</text:span> zvire</text:p>
          </table:table-cell>
          <table:table-cell table:style-name="ce14" office:value-type="string" calcext:value-type="string">
            <text:p>Ochránce zvířa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Mej_trofeje ale_ne</text:span> nemrtve</text:p>
          </table:table-cell>
          <table:table-cell table:style-name="ce14" office:value-type="string" calcext:value-type="string">
            <text:p>Průvodce minulostí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Mej_trofeje ale_ne</text:span> cloveka</text:p>
          </table:table-cell>
          <table:table-cell table:style-name="ce14" office:value-type="string" calcext:value-type="string">
            <text:p>Lidový hrd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zviraty</text:p>
          </table:table-cell>
          <table:table-cell table:style-name="ce14" office:value-type="string" calcext:value-type="string">
            <text:p>Alfa celé smečk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nemrtvymi</text:p>
          </table:table-cell>
          <table:table-cell table:style-name="ce14" office:value-type="string" calcext:value-type="string">
            <text:p>Plenitel nemrtvý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lidmi</text:p>
          </table:table-cell>
          <table:table-cell table:style-name="ce14" office:value-type="string" calcext:value-type="string">
            <text:p>Krotitel magi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demony</text:p>
          </table:table-cell>
          <table:table-cell table:style-name="ce14" office:value-type="string" calcext:value-type="string">
            <text:p>Vůdce tlup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zvirat</text:p>
          </table:table-cell>
          <table:table-cell table:style-name="ce14" office:value-type="string" calcext:value-type="string">
            <text:p>Drakobije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nemrtvych</text:p>
          </table:table-cell>
          <table:table-cell table:style-name="ce14" office:value-type="string" calcext:value-type="string">
            <text:p>Pokořitel li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lidi</text:p>
          </table:table-cell>
          <table:table-cell table:style-name="ce14" office:value-type="string" calcext:value-type="string">
            <text:p>Kat čarodě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demonu</text:p>
          </table:table-cell>
          <table:table-cell table:style-name="ce14" office:value-type="string" calcext:value-type="string">
            <text:p>Vyzyvatel Balrog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taborem a zviretem</text:p>
          </table:table-cell>
          <table:table-cell table:style-name="ce14" office:value-type="string" calcext:value-type="string">
            <text:p>Zapuditel smečk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Stuj mezi taborem a nemrtvym</text:p>
          </table:table-cell>
          <table:table-cell table:style-name="ce14" office:value-type="string" calcext:value-type="string">
            <text:p>Ten co čistil hrob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uj mezi taborem</text:span> a lidmi</text:p>
          </table:table-cell>
          <table:table-cell table:style-name="ce14" office:value-type="string" calcext:value-type="string">
            <text:p>Zeď černé magi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Stuj mezi taborem</text:span> a demonem</text:p>
          </table:table-cell>
          <table:table-cell table:style-name="ce14" office:value-type="string" calcext:value-type="string">
            <text:p>Ten co zavřel brán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zen zvire ke skale</text:p>
          </table:table-cell>
          <table:table-cell table:style-name="ce14" office:value-type="string" calcext:value-type="string">
            <text:p>Štváč kořist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azen nemrtve ke skale</text:p>
          </table:table-cell>
          <table:table-cell table:style-name="ce14" office:value-type="string" calcext:value-type="string">
            <text:p>Zapuditel nemrtvý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zen cloveka ke skale</text:p>
          </table:table-cell>
          <table:table-cell table:style-name="ce14" office:value-type="string" calcext:value-type="string">
            <text:p>Lovec odmě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zen demona ke skale</text:p>
          </table:table-cell>
          <table:table-cell table:style-name="ce14" office:value-type="string" calcext:value-type="string">
            <text:p>Vymítač démonů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apon Names plus" table:style-name="ta1">
        <table:table-column table:style-name="co18" table:default-cell-style-name="Default"/>
        <table:table-column table:style-name="co24" table:default-cell-style-name="ce4"/>
        <table:table-column table:style-name="co1" table:default-cell-style-name="ce7"/>
        <table:table-column table:style-name="co25" table:default-cell-style-name="ce4"/>
        <table:table-column table:style-name="co21" table:default-cell-style-name="ce4"/>
        <table:table-column table:style-name="co26" table:default-cell-style-name="ce4"/>
        <table:table-column table:style-name="co27" table:default-cell-style-name="ce11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32" table:default-cell-style-name="ce13"/>
        <table:table-column table:style-name="co33" table:default-cell-style-name="Default"/>
        <table:table-column table:style-name="co34" table:default-cell-style-name="Default"/>
        <table:table-column table:style-name="co35" table:default-cell-style-name="ce26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4"/>
        <table:table-column table:style-name="co1" table:default-cell-style-name="Default"/>
        <table:table-row table:style-name="ro4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1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Ocelova cepel s rudym zdobenim, bile blesky</text:p>
          </table:table-cell>
          <table:table-cell table:number-columns-repeated="3"/>
          <table:table-cell table:style-name="ce4" office:value-type="string" calcext:value-type="string">
            <text:p>Stormbreaker</text:p>
          </table:table-cell>
          <table:table-cell table:formula="of:=LOWER(SUBSTITUTE(SUBSTITUTE([.K2]; &quot; &quot;; &quot;&quot;); &quot;'&quot;; &quot;&quot;))" office:value-type="string" office:string-value="stormbreaker" calcext:value-type="string">
            <text:p>stormbreaker</text:p>
          </table:table-cell>
          <table:table-cell office:value-type="string" calcext:value-type="string">
            <text:p>Starwrath</text:p>
          </table:table-cell>
          <table:table-cell table:formula="of:=IF(ISNUMBER(MATCH(LOWER(SUBSTITUTE(SUBSTITUTE([.M2];&quot; &quot;;&quot;&quot;); &quot;'&quot;; &quot;&quot;)); [.L$2:.L$1000]; 0)); &quot;&quot;; &quot;OK&quot;)">
            <text:p/>
          </table:table-cell>
          <table:table-cell office:value-type="string" calcext:value-type="string">
            <text:p>Starwrath</text:p>
          </table:table-cell>
          <table:table-cell office:value-type="string" calcext:value-type="string">
            <text:p>Hnev Hvezdy</text:p>
          </table:table-cell>
          <table:table-cell table:formula="of:=LOWER(SUBSTITUTE(SUBSTITUTE([.P2]; &quot; &quot;; &quot;&quot;); &quot;'&quot;; &quot;&quot;))" office:value-type="string" office:string-value="hnevhvezdy" calcext:value-type="string">
            <text:p>hnevhvezd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opi</text:p>
          </table:table-cell>
          <table:table-cell table:style-name="ce4" table:formula="of:=COUNTIF([.S$1:.S$1048576]; [.T2])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/>
          <table:table-cell office:value-type="string" calcext:value-type="string">
            <text:p>Modry kamen v cepeli, rudy opar</text:p>
          </table:table-cell>
          <table:table-cell table:number-columns-repeated="3"/>
          <table:table-cell table:style-name="ce4" office:value-type="string" calcext:value-type="string">
            <text:p>Bloodthorn</text:p>
          </table:table-cell>
          <table:table-cell table:formula="of:=LOWER(SUBSTITUTE(SUBSTITUTE([.K3]; &quot; &quot;; &quot;&quot;); &quot;'&quot;; &quot;&quot;))" office:value-type="string" office:string-value="bloodthorn" calcext:value-type="string">
            <text:p>bloodthorn</text:p>
          </table:table-cell>
          <table:table-cell office:value-type="string" calcext:value-type="string">
            <text:p>Soulrender</text:p>
          </table:table-cell>
          <table:table-cell table:formula="of:=IF(ISNUMBER(MATCH(LOWER(SUBSTITUTE(SUBSTITUTE([.M3];&quot; &quot;;&quot;&quot;); &quot;'&quot;; &quot;&quot;)); [.L$2:.L$1000]; 0)); &quot;&quot;; &quot;OK&quot;)">
            <text:p/>
          </table:table-cell>
          <table:table-cell office:value-type="string" calcext:value-type="string">
            <text:p>Soulrender</text:p>
          </table:table-cell>
          <table:table-cell table:style-name="Default" office:value-type="string" calcext:value-type="string">
            <text:p>Parac Dusi</text:p>
          </table:table-cell>
          <table:table-cell table:formula="of:=LOWER(SUBSTITUTE(SUBSTITUTE([.P3]; &quot; &quot;; &quot;&quot;); &quot;'&quot;; &quot;&quot;))" office:value-type="string" office:string-value="paracdusi" calcext:value-type="string">
            <text:p>paracdu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lice</text:p>
          </table:table-cell>
          <table:table-cell table:style-name="ce4" table:formula="of:=COUNTIF([.S$1:.S$1048576]; [.T3])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/>
          <table:table-cell office:value-type="string" calcext:value-type="string">
            <text:p>Mrazie modry s ledovymi okraji, ostny</text:p>
          </table:table-cell>
          <table:table-cell table:number-columns-repeated="3"/>
          <table:table-cell table:style-name="ce4" office:value-type="string" calcext:value-type="string">
            <text:p>Tempests Abyss</text:p>
          </table:table-cell>
          <table:table-cell table:formula="of:=LOWER(SUBSTITUTE(SUBSTITUTE([.K4]; &quot; &quot;; &quot;&quot;); &quot;'&quot;; &quot;&quot;))" office:value-type="string" office:string-value="tempestsabyss" calcext:value-type="string">
            <text:p>tempestsabyss</text:p>
          </table:table-cell>
          <table:table-cell office:value-type="string" calcext:value-type="string">
            <text:p>Duskbane</text:p>
          </table:table-cell>
          <table:table-cell table:formula="of:=IF(ISNUMBER(MATCH(LOWER(SUBSTITUTE(SUBSTITUTE([.M4];&quot; &quot;;&quot;&quot;); &quot;'&quot;; &quot;&quot;)); [.L$2:.L$1000]; 0)); &quot;&quot;; &quot;OK&quot;)">
            <text:p/>
          </table:table-cell>
          <table:table-cell office:value-type="string" calcext:value-type="string">
            <text:p>Duskbane</text:p>
          </table:table-cell>
          <table:table-cell office:value-type="string" calcext:value-type="string">
            <text:p>Soumracny zmar</text:p>
          </table:table-cell>
          <table:table-cell table:formula="of:=LOWER(SUBSTITUTE(SUBSTITUTE([.P4]; &quot; &quot;; &quot;&quot;); &quot;'&quot;; &quot;&quot;))" office:value-type="string" office:string-value="soumracnyzmar" calcext:value-type="string">
            <text:p>soumracnyzm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ec</text:p>
          </table:table-cell>
          <table:table-cell table:style-name="ce4" table:formula="of:=COUNTIF([.S$1:.S$1048576]; [.T4])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/>
          <table:table-cell office:value-type="string" calcext:value-type="string">
            <text:p>Horici hvezda v kleci</text:p>
          </table:table-cell>
          <table:table-cell table:number-columns-repeated="3"/>
          <table:table-cell table:style-name="ce4" office:value-type="string" calcext:value-type="string">
            <text:p>Starfire</text:p>
          </table:table-cell>
          <table:table-cell table:formula="of:=LOWER(SUBSTITUTE(SUBSTITUTE([.K5]; &quot; &quot;; &quot;&quot;); &quot;'&quot;; &quot;&quot;))" office:value-type="string" office:string-value="starfire" calcext:value-type="string">
            <text:p>starfire</text:p>
          </table:table-cell>
          <table:table-cell office:value-type="string" calcext:value-type="string">
            <text:p>Arclight</text:p>
          </table:table-cell>
          <table:table-cell table:formula="of:=IF(ISNUMBER(MATCH(LOWER(SUBSTITUTE(SUBSTITUTE([.M5];&quot; &quot;;&quot;&quot;); &quot;'&quot;; &quot;&quot;)); [.L$2:.L$1000]; 0)); &quot;&quot;; &quot;OK&quot;)">
            <text:p/>
          </table:table-cell>
          <table:table-cell table:style-name="ce25" office:value-type="string" calcext:value-type="string">
            <text:p>Arclight</text:p>
          </table:table-cell>
          <table:table-cell table:style-name="Default" office:value-type="string" calcext:value-type="string">
            <text:p>Zarici srp</text:p>
          </table:table-cell>
          <table:table-cell table:formula="of:=LOWER(SUBSTITUTE(SUBSTITUTE([.P5]; &quot; &quot;; &quot;&quot;); &quot;'&quot;; &quot;&quot;))" office:value-type="string" office:string-value="zaricisrp" calcext:value-type="string">
            <text:p>zaricis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luk</text:p>
          </table:table-cell>
          <table:table-cell table:style-name="ce4" table:formula="of:=COUNTIF([.S$1:.S$1048576]; [.T5])" office:value-type="float" office:value="8" calcext:value-type="float">
            <text:p>8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/>
          <table:table-cell office:value-type="string" calcext:value-type="string">
            <text:p>Kamenne tmave telo s runami a rudym jadrem</text:p>
          </table:table-cell>
          <table:table-cell table:number-columns-repeated="3"/>
          <table:table-cell table:style-name="ce4" office:value-type="string" calcext:value-type="string">
            <text:p>Shard of Despair</text:p>
          </table:table-cell>
          <table:table-cell table:formula="of:=LOWER(SUBSTITUTE(SUBSTITUTE([.K6]; &quot; &quot;; &quot;&quot;); &quot;'&quot;; &quot;&quot;))" office:value-type="string" office:string-value="shardofdespair" calcext:value-type="string">
            <text:p>shardofdespair</text:p>
          </table:table-cell>
          <table:table-cell office:value-type="string" calcext:value-type="string">
            <text:p>Vorathil</text:p>
          </table:table-cell>
          <table:table-cell table:formula="of:=IF(ISNUMBER(MATCH(LOWER(SUBSTITUTE(SUBSTITUTE([.M6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Oblivionfang</text:p>
          </table:table-cell>
          <table:table-cell table:style-name="Default" office:value-type="string" calcext:value-type="string">
            <text:p>Spicak zatraceni</text:p>
          </table:table-cell>
          <table:table-cell table:formula="of:=LOWER(SUBSTITUTE(SUBSTITUTE([.P6]; &quot; &quot;; &quot;&quot;); &quot;'&quot;; &quot;&quot;))" office:value-type="string" office:string-value="spicakzatraceni" calcext:value-type="string">
            <text:p>spicakzatrac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praskana cepel, lavove jadro a ohnive vytrysky magie</text:p>
          </table:table-cell>
          <table:table-cell table:number-columns-repeated="3"/>
          <table:table-cell table:style-name="ce4" office:value-type="string" calcext:value-type="string">
            <text:p>Ashbringer Blade</text:p>
          </table:table-cell>
          <table:table-cell table:formula="of:=LOWER(SUBSTITUTE(SUBSTITUTE([.K7]; &quot; &quot;; &quot;&quot;); &quot;'&quot;; &quot;&quot;))" office:value-type="string" office:string-value="ashbringerblade" calcext:value-type="string">
            <text:p>ashbringerblade</text:p>
          </table:table-cell>
          <table:table-cell office:value-type="string" calcext:value-type="string">
            <text:p>Oblivionfang</text:p>
          </table:table-cell>
          <table:table-cell table:formula="of:=IF(ISNUMBER(MATCH(LOWER(SUBSTITUTE(SUBSTITUTE([.M7];&quot; &quot;;&quot;&quot;); &quot;'&quot;; &quot;&quot;)); [.L$2:.L$1000]; 0)); &quot;&quot;; &quot;OK&quot;)">
            <text:p/>
          </table:table-cell>
          <table:table-cell office:value-type="string" calcext:value-type="string">
            <text:p>Emberlash</text:p>
          </table:table-cell>
          <table:table-cell office:value-type="string" calcext:value-type="string">
            <text:p>Plamenny polibek</text:p>
          </table:table-cell>
          <table:table-cell table:formula="of:=LOWER(SUBSTITUTE(SUBSTITUTE([.P7]; &quot; &quot;; &quot;&quot;); &quot;'&quot;; &quot;&quot;))" office:value-type="string" office:string-value="plamennypolibek" calcext:value-type="string">
            <text:p>plamennypolib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Ruda a zelena cepel, vytrysky rude ohnive magie</text:p>
          </table:table-cell>
          <table:table-cell table:number-columns-repeated="3"/>
          <table:table-cell table:style-name="ce4" office:value-type="string" calcext:value-type="string">
            <text:p>Shadowloom Enchanter</text:p>
          </table:table-cell>
          <table:table-cell table:formula="of:=LOWER(SUBSTITUTE(SUBSTITUTE([.K8]; &quot; &quot;; &quot;&quot;); &quot;'&quot;; &quot;&quot;))" office:value-type="string" office:string-value="shadowloomenchanter" calcext:value-type="string">
            <text:p>shadowloomenchanter</text:p>
          </table:table-cell>
          <table:table-cell office:value-type="string" calcext:value-type="string">
            <text:p>Emberlash</text:p>
          </table:table-cell>
          <table:table-cell table:formula="of:=IF(ISNUMBER(MATCH(LOWER(SUBSTITUTE(SUBSTITUTE([.M8];&quot; &quot;;&quot;&quot;); &quot;'&quot;; &quot;&quot;)); [.L$2:.L$1000]; 0)); &quot;&quot;; &quot;OK&quot;)">
            <text:p/>
          </table:table-cell>
          <table:table-cell office:value-type="string" calcext:value-type="string">
            <text:p>Seraphic Cleaver</text:p>
          </table:table-cell>
          <table:table-cell office:value-type="string" calcext:value-type="string">
            <text:p>Osvicenne ostri</text:p>
          </table:table-cell>
          <table:table-cell table:formula="of:=LOWER(SUBSTITUTE(SUBSTITUTE([.P8]; &quot; &quot;; &quot;&quot;); &quot;'&quot;; &quot;&quot;))" office:value-type="string" office:string-value="osvicenneostri" calcext:value-type="string">
            <text:p>osvicenneostr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Leskla dlouha fialova cepel</text:p>
          </table:table-cell>
          <table:table-cell table:number-columns-repeated="3"/>
          <table:table-cell table:style-name="ce4" office:value-type="string" calcext:value-type="string">
            <text:p>Voidcaller</text:p>
          </table:table-cell>
          <table:table-cell table:formula="of:=LOWER(SUBSTITUTE(SUBSTITUTE([.K9]; &quot; &quot;; &quot;&quot;); &quot;'&quot;; &quot;&quot;))" office:value-type="string" office:string-value="voidcaller" calcext:value-type="string">
            <text:p>voidcaller</text:p>
          </table:table-cell>
          <table:table-cell office:value-type="string" calcext:value-type="string">
            <text:p>Seraphic Cleaver</text:p>
          </table:table-cell>
          <table:table-cell table:formula="of:=IF(ISNUMBER(MATCH(LOWER(SUBSTITUTE(SUBSTITUTE([.M9];&quot; &quot;;&quot;&quot;); &quot;'&quot;; &quot;&quot;)); [.L$2:.L$1000]; 0)); &quot;&quot;; &quot;OK&quot;)">
            <text:p/>
          </table:table-cell>
          <table:table-cell office:value-type="string" calcext:value-type="string">
            <text:p>Nightspire</text:p>
          </table:table-cell>
          <table:table-cell office:value-type="string" calcext:value-type="string">
            <text:p>Nocni trn</text:p>
          </table:table-cell>
          <table:table-cell table:formula="of:=LOWER(SUBSTITUTE(SUBSTITUTE([.P9]; &quot; &quot;; &quot;&quot;); &quot;'&quot;; &quot;&quot;))" office:value-type="string" office:string-value="nocnitrn" calcext:value-type="string">
            <text:p>nocnit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pel z krystalu tisice barev</text:p>
          </table:table-cell>
          <table:table-cell table:number-columns-repeated="3"/>
          <table:table-cell table:style-name="ce4" office:value-type="string" calcext:value-type="string">
            <text:p>Prism Spire</text:p>
          </table:table-cell>
          <table:table-cell table:formula="of:=LOWER(SUBSTITUTE(SUBSTITUTE([.K10]; &quot; &quot;; &quot;&quot;); &quot;'&quot;; &quot;&quot;))" office:value-type="string" office:string-value="prismspire" calcext:value-type="string">
            <text:p>prismspire</text:p>
          </table:table-cell>
          <table:table-cell office:value-type="string" calcext:value-type="string">
            <text:p>Nightspire</text:p>
          </table:table-cell>
          <table:table-cell table:formula="of:=IF(ISNUMBER(MATCH(LOWER(SUBSTITUTE(SUBSTITUTE([.M10];&quot; &quot;;&quot;&quot;); &quot;'&quot;; &quot;&quot;)); [.L$2:.L$1000]; 0)); &quot;&quot;; &quot;OK&quot;)">
            <text:p/>
          </table:table-cell>
          <table:table-cell office:value-type="string" calcext:value-type="string">
            <text:p>Stormreaver</text:p>
          </table:table-cell>
          <table:table-cell office:value-type="string" calcext:value-type="string">
            <text:p>Rozsevac blesku</text:p>
          </table:table-cell>
          <table:table-cell table:formula="of:=LOWER(SUBSTITUTE(SUBSTITUTE([.P10]; &quot; &quot;; &quot;&quot;); &quot;'&quot;; &quot;&quot;))" office:value-type="string" office:string-value="rozsevacblesku" calcext:value-type="string">
            <text:p>rozsevacblesku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/>
          <table:table-cell office:value-type="string" calcext:value-type="string">
            <text:p>Rude zilky v cepeli a obri krvavy kamen</text:p>
          </table:table-cell>
          <table:table-cell table:number-columns-repeated="3"/>
          <table:table-cell table:style-name="ce4" office:value-type="string" calcext:value-type="string">
            <text:p>Dreadspear</text:p>
          </table:table-cell>
          <table:table-cell table:formula="of:=LOWER(SUBSTITUTE(SUBSTITUTE([.K11]; &quot; &quot;; &quot;&quot;); &quot;'&quot;; &quot;&quot;))" office:value-type="string" office:string-value="dreadspear" calcext:value-type="string">
            <text:p>dreadspear</text:p>
          </table:table-cell>
          <table:table-cell office:value-type="string" calcext:value-type="string">
            <text:p>Stormreaver</text:p>
          </table:table-cell>
          <table:table-cell table:formula="of:=IF(ISNUMBER(MATCH(LOWER(SUBSTITUTE(SUBSTITUTE([.M11];&quot; &quot;;&quot;&quot;); &quot;'&quot;; &quot;&quot;)); [.L$2:.L$1000]; 0)); &quot;&quot;; &quot;OK&quot;)">
            <text:p/>
          </table:table-cell>
          <table:table-cell office:value-type="string" calcext:value-type="string">
            <text:p>Gloomshard</text:p>
          </table:table-cell>
          <table:table-cell office:value-type="string" calcext:value-type="string">
            <text:p>Ulomek zmaru</text:p>
          </table:table-cell>
          <table:table-cell table:formula="of:=LOWER(SUBSTITUTE(SUBSTITUTE([.P11]; &quot; &quot;; &quot;&quot;); &quot;'&quot;; &quot;&quot;))" office:value-type="string" office:string-value="ulomekzmaru" calcext:value-type="string">
            <text:p>ulomekzmar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/>
          <table:table-cell office:value-type="string" calcext:value-type="string">
            <text:p>Lestena runova cepel, blesky magie</text:p>
          </table:table-cell>
          <table:table-cell table:number-columns-repeated="3"/>
          <table:table-cell table:style-name="ce4" office:value-type="string" calcext:value-type="string">
            <text:p>Thundercrusher</text:p>
          </table:table-cell>
          <table:table-cell table:formula="of:=LOWER(SUBSTITUTE(SUBSTITUTE([.K12]; &quot; &quot;; &quot;&quot;); &quot;'&quot;; &quot;&quot;))" office:value-type="string" office:string-value="thundercrusher" calcext:value-type="string">
            <text:p>thundercrusher</text:p>
          </table:table-cell>
          <table:table-cell office:value-type="string" calcext:value-type="string">
            <text:p>Gloomshard</text:p>
          </table:table-cell>
          <table:table-cell table:formula="of:=IF(ISNUMBER(MATCH(LOWER(SUBSTITUTE(SUBSTITUTE([.M12];&quot; &quot;;&quot;&quot;); &quot;'&quot;; &quot;&quot;)); [.L$2:.L$1000]; 0)); &quot;&quot;; &quot;OK&quot;)">
            <text:p/>
          </table:table-cell>
          <table:table-cell office:value-type="string" calcext:value-type="string">
            <text:p>Jaded Morningstar</text:p>
          </table:table-cell>
          <table:table-cell office:value-type="string" calcext:value-type="string">
            <text:p>Nefritova jitrenka</text:p>
          </table:table-cell>
          <table:table-cell table:formula="of:=LOWER(SUBSTITUTE(SUBSTITUTE([.P12]; &quot; &quot;; &quot;&quot;); &quot;'&quot;; &quot;&quot;))" office:value-type="string" office:string-value="nefritovajitrenka" calcext:value-type="string">
            <text:p>nefritovajitre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/>
          <table:table-cell office:value-type="string" calcext:value-type="string">
            <text:p>Mrazive modra dlouha cepels cernym zdobenim</text:p>
          </table:table-cell>
          <table:table-cell table:number-columns-repeated="3"/>
          <table:table-cell table:style-name="ce4" office:value-type="string" calcext:value-type="string">
            <text:p>Moonflare</text:p>
          </table:table-cell>
          <table:table-cell table:formula="of:=LOWER(SUBSTITUTE(SUBSTITUTE([.K13]; &quot; &quot;; &quot;&quot;); &quot;'&quot;; &quot;&quot;))" office:value-type="string" office:string-value="moonflare" calcext:value-type="string">
            <text:p>moonflare</text:p>
          </table:table-cell>
          <table:table-cell office:value-type="string" calcext:value-type="string">
            <text:p>Celestial Severance</text:p>
          </table:table-cell>
          <table:table-cell table:formula="of:=IF(ISNUMBER(MATCH(LOWER(SUBSTITUTE(SUBSTITUTE([.M13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Bloodwail</text:p>
          </table:table-cell>
          <table:table-cell office:value-type="string" calcext:value-type="string">
            <text:p>Narek krve</text:p>
          </table:table-cell>
          <table:table-cell table:formula="of:=LOWER(SUBSTITUTE(SUBSTITUTE([.P13]; &quot; &quot;; &quot;&quot;); &quot;'&quot;; &quot;&quot;))" office:value-type="string" office:string-value="narekkrve" calcext:value-type="string">
            <text:p>narekkr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/>
          <table:table-cell office:value-type="string" calcext:value-type="string">
            <text:p>Zelena popraskana cepel s kapkami lavy a blesky</text:p>
          </table:table-cell>
          <table:table-cell table:number-columns-repeated="3"/>
          <table:table-cell table:style-name="ce4" office:value-type="string" calcext:value-type="string">
            <text:p>Thorn whisperer</text:p>
          </table:table-cell>
          <table:table-cell table:formula="of:=LOWER(SUBSTITUTE(SUBSTITUTE([.K14]; &quot; &quot;; &quot;&quot;); &quot;'&quot;; &quot;&quot;))" office:value-type="string" office:string-value="thornwhisperer" calcext:value-type="string">
            <text:p>thornwhisperer</text:p>
          </table:table-cell>
          <table:table-cell office:value-type="string" calcext:value-type="string">
            <text:p>Pyrestar</text:p>
          </table:table-cell>
          <table:table-cell table:formula="of:=IF(ISNUMBER(MATCH(LOWER(SUBSTITUTE(SUBSTITUTE([.M14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Whisperbreeze</text:p>
          </table:table-cell>
          <table:table-cell office:value-type="string" calcext:value-type="string">
            <text:p>Sepot vanku</text:p>
          </table:table-cell>
          <table:table-cell table:formula="of:=LOWER(SUBSTITUTE(SUBSTITUTE([.P14]; &quot; &quot;; &quot;&quot;); &quot;'&quot;; &quot;&quot;))" office:value-type="string" office:string-value="sepotvanku" calcext:value-type="string">
            <text:p>sepotvank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/>
          <table:table-cell office:value-type="string" calcext:value-type="string">
            <text:p>Zakrivena cepel, zeleny opal, runy, lavovy opar</text:p>
          </table:table-cell>
          <table:table-cell table:number-columns-repeated="3"/>
          <table:table-cell table:style-name="ce4" office:value-type="string" calcext:value-type="string">
            <text:p>Burning Claw</text:p>
          </table:table-cell>
          <table:table-cell table:formula="of:=LOWER(SUBSTITUTE(SUBSTITUTE([.K15]; &quot; &quot;; &quot;&quot;); &quot;'&quot;; &quot;&quot;))" office:value-type="string" office:string-value="burningclaw" calcext:value-type="string">
            <text:p>burningclaw</text:p>
          </table:table-cell>
          <table:table-cell office:value-type="string" calcext:value-type="string">
            <text:p>Bloodsong</text:p>
          </table:table-cell>
          <table:table-cell table:formula="of:=IF(ISNUMBER(MATCH(LOWER(SUBSTITUTE(SUBSTITUTE([.M15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Infernis</text:p>
          </table:table-cell>
          <table:table-cell office:value-type="string" calcext:value-type="string">
            <text:p>Pekelny hrot</text:p>
          </table:table-cell>
          <table:table-cell table:formula="of:=LOWER(SUBSTITUTE(SUBSTITUTE([.P15]; &quot; &quot;; &quot;&quot;); &quot;'&quot;; &quot;&quot;))" office:value-type="string" office:string-value="pekelnyhrot" calcext:value-type="string">
            <text:p>pekelnyhr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Ledove modra prusvitna cepel se slunecnim jadrem</text:p>
          </table:table-cell>
          <table:table-cell table:number-columns-repeated="3"/>
          <table:table-cell table:style-name="ce4" office:value-type="string" calcext:value-type="string">
            <text:p>Nightsong</text:p>
          </table:table-cell>
          <table:table-cell table:formula="of:=LOWER(SUBSTITUTE(SUBSTITUTE([.K16]; &quot; &quot;; &quot;&quot;); &quot;'&quot;; &quot;&quot;))" office:value-type="string" office:string-value="nightsong" calcext:value-type="string">
            <text:p>nightsong</text:p>
          </table:table-cell>
          <table:table-cell office:value-type="string" calcext:value-type="string">
            <text:p>Whisperbreeze</text:p>
          </table:table-cell>
          <table:table-cell table:formula="of:=IF(ISNUMBER(MATCH(LOWER(SUBSTITUTE(SUBSTITUTE([.M16];&quot; &quot;;&quot;&quot;); &quot;'&quot;; &quot;&quot;)); [.L$2:.L$1000]; 0)); &quot;&quot;; &quot;OK&quot;)">
            <text:p/>
          </table:table-cell>
          <table:table-cell office:value-type="string" calcext:value-type="string">
            <text:p>Blightwrought</text:p>
          </table:table-cell>
          <table:table-cell office:value-type="string" calcext:value-type="string">
            <text:p>Vidina zkazy</text:p>
          </table:table-cell>
          <table:table-cell table:formula="of:=LOWER(SUBSTITUTE(SUBSTITUTE([.P16]; &quot; &quot;; &quot;&quot;); &quot;'&quot;; &quot;&quot;))" office:value-type="string" office:string-value="vidinazkazy" calcext:value-type="string">
            <text:p>vidinazkaz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 table:number-columns-repeated="10"/>
          <table:table-cell table:style-name="ce4" office:value-type="string" calcext:value-type="string">
            <text:p>Echo Lance</text:p>
          </table:table-cell>
          <table:table-cell table:formula="of:=LOWER(SUBSTITUTE(SUBSTITUTE([.K17]; &quot; &quot;; &quot;&quot;); &quot;'&quot;; &quot;&quot;))" office:value-type="string" office:string-value="echolance" calcext:value-type="string">
            <text:p>echolance</text:p>
          </table:table-cell>
          <table:table-cell office:value-type="string" calcext:value-type="string">
            <text:p>Infernis</text:p>
          </table:table-cell>
          <table:table-cell table:formula="of:=IF(ISNUMBER(MATCH(LOWER(SUBSTITUTE(SUBSTITUTE([.M17];&quot; &quot;;&quot;&quot;); &quot;'&quot;; &quot;&quot;)); [.L$2:.L$1000]; 0)); &quot;&quot;; &quot;OK&quot;)">
            <text:p/>
          </table:table-cell>
          <table:table-cell office:value-type="string" calcext:value-type="string">
            <text:p>Valkyrian Blade</text:p>
          </table:table-cell>
          <table:table-cell office:value-type="string" calcext:value-type="string">
            <text:p>Cepel valkyry</text:p>
          </table:table-cell>
          <table:table-cell table:formula="of:=LOWER(SUBSTITUTE(SUBSTITUTE([.P17]; &quot; &quot;; &quot;&quot;); &quot;'&quot;; &quot;&quot;))" office:value-type="string" office:string-value="cepelvalkyry" calcext:value-type="string">
            <text:p>cepelvalky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menny polibek</text:p>
          </table:table-cell>
          <table:table-cell office:value-type="string" calcext:value-type="string">
            <text:p>Emberlash</text:p>
          </table:table-cell>
          <table:table-cell table:number-columns-repeated="5"/>
          <table:table-cell table:style-name="ce4" office:value-type="string" calcext:value-type="string">
            <text:p>Gleamflash Blade</text:p>
          </table:table-cell>
          <table:table-cell table:formula="of:=LOWER(SUBSTITUTE(SUBSTITUTE([.K18]; &quot; &quot;; &quot;&quot;); &quot;'&quot;; &quot;&quot;))" office:value-type="string" office:string-value="gleamflashblade" calcext:value-type="string">
            <text:p>gleamflashblade</text:p>
          </table:table-cell>
          <table:table-cell office:value-type="string" calcext:value-type="string">
            <text:p>Blightwrought</text:p>
          </table:table-cell>
          <table:table-cell table:formula="of:=IF(ISNUMBER(MATCH(LOWER(SUBSTITUTE(SUBSTITUTE([.M18];&quot; &quot;;&quot;&quot;); &quot;'&quot;; &quot;&quot;)); [.L$2:.L$1000]; 0)); &quot;&quot;; &quot;OK&quot;)">
            <text:p/>
          </table:table-cell>
          <table:table-cell office:value-type="string" calcext:value-type="string">
            <text:p>Shard of Titans</text:p>
          </table:table-cell>
          <table:table-cell office:value-type="string" calcext:value-type="string">
            <text:p>Ulomek titana</text:p>
          </table:table-cell>
          <table:table-cell table:formula="of:=LOWER(SUBSTITUTE(SUBSTITUTE([.P18]; &quot; &quot;; &quot;&quot;); &quot;'&quot;; &quot;&quot;))" office:value-type="string" office:string-value="ulomektitana" calcext:value-type="string">
            <text:p>ulomektita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arici srp</text:p>
          </table:table-cell>
          <table:table-cell office:value-type="string" calcext:value-type="string">
            <text:p>Arclight</text:p>
          </table:table-cell>
          <table:table-cell table:number-columns-repeated="5"/>
          <table:table-cell table:style-name="ce4" office:value-type="string" calcext:value-type="string">
            <text:p>Snake Claw</text:p>
          </table:table-cell>
          <table:table-cell table:formula="of:=LOWER(SUBSTITUTE(SUBSTITUTE([.K19]; &quot; &quot;; &quot;&quot;); &quot;'&quot;; &quot;&quot;))" office:value-type="string" office:string-value="snakeclaw" calcext:value-type="string">
            <text:p>snakeclaw</text:p>
          </table:table-cell>
          <table:table-cell office:value-type="string" calcext:value-type="string">
            <text:p>Valkyrian Blade</text:p>
          </table:table-cell>
          <table:table-cell table:formula="of:=IF(ISNUMBER(MATCH(LOWER(SUBSTITUTE(SUBSTITUTE([.M19];&quot; &quot;;&quot;&quot;); &quot;'&quot;; &quot;&quot;)); [.L$2:.L$1000]; 0)); &quot;&quot;; &quot;OK&quot;)">
            <text:p/>
          </table:table-cell>
          <table:table-cell office:value-type="string" calcext:value-type="string">
            <text:p>Darkness whisper</text:p>
          </table:table-cell>
          <table:table-cell office:value-type="string" calcext:value-type="string">
            <text:p>Sepot temnoty</text:p>
          </table:table-cell>
          <table:table-cell table:formula="of:=LOWER(SUBSTITUTE(SUBSTITUTE([.P19]; &quot; &quot;; &quot;&quot;); &quot;'&quot;; &quot;&quot;))" office:value-type="string" office:string-value="sepottemnoty" calcext:value-type="string">
            <text:p>sepottemno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oumracny zmar</text:p>
          </table:table-cell>
          <table:table-cell office:value-type="string" calcext:value-type="string">
            <text:p>Duskbane</text:p>
          </table:table-cell>
          <table:table-cell table:number-columns-repeated="5"/>
          <table:table-cell table:style-name="ce4" office:value-type="string" calcext:value-type="string">
            <text:p>Void Chasm</text:p>
          </table:table-cell>
          <table:table-cell table:formula="of:=LOWER(SUBSTITUTE(SUBSTITUTE([.K20]; &quot; &quot;; &quot;&quot;); &quot;'&quot;; &quot;&quot;))" office:value-type="string" office:string-value="voidchasm" calcext:value-type="string">
            <text:p>voidchasm</text:p>
          </table:table-cell>
          <table:table-cell office:value-type="string" calcext:value-type="string">
            <text:p>Shard of Titans</text:p>
          </table:table-cell>
          <table:table-cell table:formula="of:=IF(ISNUMBER(MATCH(LOWER(SUBSTITUTE(SUBSTITUTE([.M20];&quot; &quot;;&quot;&quot;); &quot;'&quot;; &quot;&quot;)); [.L$2:.L$1000]; 0)); &quot;&quot;; &quot;OK&quot;)">
            <text:p/>
          </table:table-cell>
          <table:table-cell office:value-type="string" calcext:value-type="string">
            <text:p>Frost Fang</text:p>
          </table:table-cell>
          <table:table-cell office:value-type="string" calcext:value-type="string">
            <text:p>Ledovy kel</text:p>
          </table:table-cell>
          <table:table-cell table:formula="of:=LOWER(SUBSTITUTE(SUBSTITUTE([.P20]; &quot; &quot;; &quot;&quot;); &quot;'&quot;; &quot;&quot;))" office:value-type="string" office:string-value="ledovykel" calcext:value-type="string">
            <text:p>ledovyk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Ulomek titana</text:p>
          </table:table-cell>
          <table:table-cell office:value-type="string" calcext:value-type="string">
            <text:p>Shard of Titans</text:p>
          </table:table-cell>
          <table:table-cell office:value-type="string" calcext:value-type="string">
            <text:p>Tvrzena</text:p>
          </table:table-cell>
          <table:table-cell table:number-columns-repeated="4"/>
          <table:table-cell table:style-name="ce4" office:value-type="string" calcext:value-type="string">
            <text:p>Tempest Harbringer</text:p>
          </table:table-cell>
          <table:table-cell table:formula="of:=LOWER(SUBSTITUTE(SUBSTITUTE([.K21]; &quot; &quot;; &quot;&quot;); &quot;'&quot;; &quot;&quot;))" office:value-type="string" office:string-value="tempestharbringer" calcext:value-type="string">
            <text:p>tempestharbringer</text:p>
          </table:table-cell>
          <table:table-cell office:value-type="string" calcext:value-type="string">
            <text:p>Darkness whisper</text:p>
          </table:table-cell>
          <table:table-cell table:formula="of:=IF(ISNUMBER(MATCH(LOWER(SUBSTITUTE(SUBSTITUTE([.M21];&quot; &quot;;&quot;&quot;); &quot;'&quot;; &quot;&quot;)); [.L$2:.L$1000]; 0)); &quot;&quot;; &quot;OK&quot;)">
            <text:p/>
          </table:table-cell>
          <table:table-cell office:value-type="string" calcext:value-type="string">
            <text:p>Aetherium Edge</text:p>
          </table:table-cell>
          <table:table-cell office:value-type="string" calcext:value-type="string">
            <text:p>Vecny brit</text:p>
          </table:table-cell>
          <table:table-cell table:formula="of:=LOWER(SUBSTITUTE(SUBSTITUTE([.P21]; &quot; &quot;; &quot;&quot;); &quot;'&quot;; &quot;&quot;))" office:value-type="string" office:string-value="vecnybrit" calcext:value-type="string">
            <text:p>vecnybr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rhlina orkanu</text:p>
          </table:table-cell>
          <table:table-cell office:value-type="string" calcext:value-type="string">
            <text:p>Cyclone Crusher</text:p>
          </table:table-cell>
          <table:table-cell office:value-type="string" calcext:value-type="string">
            <text:p>Zamena</text:p>
          </table:table-cell>
          <table:table-cell table:number-columns-repeated="4"/>
          <table:table-cell table:style-name="ce4" office:value-type="string" calcext:value-type="string">
            <text:p>Wraithsmith</text:p>
          </table:table-cell>
          <table:table-cell table:formula="of:=LOWER(SUBSTITUTE(SUBSTITUTE([.K22]; &quot; &quot;; &quot;&quot;); &quot;'&quot;; &quot;&quot;))" office:value-type="string" office:string-value="wraithsmith" calcext:value-type="string">
            <text:p>wraithsmith</text:p>
          </table:table-cell>
          <table:table-cell office:value-type="string" calcext:value-type="string">
            <text:p>Frost Fang</text:p>
          </table:table-cell>
          <table:table-cell table:formula="of:=IF(ISNUMBER(MATCH(LOWER(SUBSTITUTE(SUBSTITUTE([.M22];&quot; &quot;;&quot;&quot;); &quot;'&quot;; &quot;&quot;)); [.L$2:.L$1000]; 0)); &quot;&quot;; &quot;OK&quot;)">
            <text:p/>
          </table:table-cell>
          <table:table-cell office:value-type="string" calcext:value-type="string">
            <text:p>Dragonsoul Reaver</text:p>
          </table:table-cell>
          <table:table-cell office:value-type="string" calcext:value-type="string">
            <text:p>Drakomor</text:p>
          </table:table-cell>
          <table:table-cell table:formula="of:=LOWER(SUBSTITUTE(SUBSTITUTE([.P22]; &quot; &quot;; &quot;&quot;); &quot;'&quot;; &quot;&quot;))" office:value-type="string" office:string-value="drakomor" calcext:value-type="string">
            <text:p>drakom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rek krve</text:p>
          </table:table-cell>
          <table:table-cell office:value-type="string" calcext:value-type="string">
            <text:p>Bloodwail</text:p>
          </table:table-cell>
          <table:table-cell office:value-type="string" calcext:value-type="string">
            <text:p>Vabeni</text:p>
          </table:table-cell>
          <table:table-cell table:number-columns-repeated="4"/>
          <table:table-cell table:style-name="ce4" office:value-type="string" calcext:value-type="string">
            <text:p>Veilbreaker</text:p>
          </table:table-cell>
          <table:table-cell table:formula="of:=LOWER(SUBSTITUTE(SUBSTITUTE([.K23]; &quot; &quot;; &quot;&quot;); &quot;'&quot;; &quot;&quot;))" office:value-type="string" office:string-value="veilbreaker" calcext:value-type="string">
            <text:p>veilbreaker</text:p>
          </table:table-cell>
          <table:table-cell office:value-type="string" calcext:value-type="string">
            <text:p>Aetherium Edge</text:p>
          </table:table-cell>
          <table:table-cell table:formula="of:=IF(ISNUMBER(MATCH(LOWER(SUBSTITUTE(SUBSTITUTE([.M23];&quot; &quot;;&quot;&quot;); &quot;'&quot;; &quot;&quot;)); [.L$2:.L$1000]; 0)); &quot;&quot;; &quot;OK&quot;)">
            <text:p/>
          </table:table-cell>
          <table:table-cell office:value-type="string" calcext:value-type="string">
            <text:p>Luminous Vengeance</text:p>
          </table:table-cell>
          <table:table-cell office:value-type="string" calcext:value-type="string">
            <text:p>Zablesk pomsty</text:p>
          </table:table-cell>
          <table:table-cell table:formula="of:=LOWER(SUBSTITUTE(SUBSTITUTE([.P23]; &quot; &quot;; &quot;&quot;); &quot;'&quot;; &quot;&quot;))" office:value-type="string" office:string-value="zableskpomsty" calcext:value-type="string">
            <text:p>zableskpoms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ekelny hrot</text:p>
          </table:table-cell>
          <table:table-cell office:value-type="string" calcext:value-type="string">
            <text:p>Infernis</text:p>
          </table:table-cell>
          <table:table-cell office:value-type="string" calcext:value-type="string">
            <text:p>Zurivost</text:p>
          </table:table-cell>
          <table:table-cell table:number-columns-repeated="4"/>
          <table:table-cell table:style-name="ce4" office:value-type="string" calcext:value-type="string">
            <text:p>Flaming Ice</text:p>
          </table:table-cell>
          <table:table-cell table:formula="of:=LOWER(SUBSTITUTE(SUBSTITUTE([.K24]; &quot; &quot;; &quot;&quot;); &quot;'&quot;; &quot;&quot;))" office:value-type="string" office:string-value="flamingice" calcext:value-type="string">
            <text:p>flamingice</text:p>
          </table:table-cell>
          <table:table-cell office:value-type="string" calcext:value-type="string">
            <text:p>Dragonsoul Reaver</text:p>
          </table:table-cell>
          <table:table-cell table:formula="of:=IF(ISNUMBER(MATCH(LOWER(SUBSTITUTE(SUBSTITUTE([.M24];&quot; &quot;;&quot;&quot;); &quot;'&quot;; &quot;&quot;)); [.L$2:.L$1000]; 0)); &quot;&quot;; &quot;OK&quot;)">
            <text:p/>
          </table:table-cell>
          <table:table-cell office:value-type="string" calcext:value-type="string">
            <text:p>Wyrm Ripper</text:p>
          </table:table-cell>
          <table:table-cell office:value-type="string" calcext:value-type="string">
            <text:p>Parac wyrmu</text:p>
          </table:table-cell>
          <table:table-cell table:formula="of:=LOWER(SUBSTITUTE(SUBSTITUTE([.P24]; &quot; &quot;; &quot;&quot;); &quot;'&quot;; &quot;&quot;))" office:value-type="string" office:string-value="paracwyrmu" calcext:value-type="string">
            <text:p>paracwyrm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ocni trn</text:p>
          </table:table-cell>
          <table:table-cell office:value-type="string" calcext:value-type="string">
            <text:p>Nightspire</text:p>
          </table:table-cell>
          <table:table-cell office:value-type="string" calcext:value-type="string">
            <text:p>Kradez</text:p>
          </table:table-cell>
          <table:table-cell table:number-columns-repeated="4"/>
          <table:table-cell table:style-name="ce4" office:value-type="string" calcext:value-type="string">
            <text:p>Ember Veil</text:p>
          </table:table-cell>
          <table:table-cell table:formula="of:=LOWER(SUBSTITUTE(SUBSTITUTE([.K25]; &quot; &quot;; &quot;&quot;); &quot;'&quot;; &quot;&quot;))" office:value-type="string" office:string-value="emberveil" calcext:value-type="string">
            <text:p>emberveil</text:p>
          </table:table-cell>
          <table:table-cell office:value-type="string" calcext:value-type="string">
            <text:p>Luminous Vengeance</text:p>
          </table:table-cell>
          <table:table-cell table:formula="of:=IF(ISNUMBER(MATCH(LOWER(SUBSTITUTE(SUBSTITUTE([.M25];&quot; &quot;;&quot;&quot;); &quot;'&quot;; &quot;&quot;)); [.L$2:.L$1000]; 0)); &quot;&quot;; &quot;OK&quot;)">
            <text:p/>
          </table:table-cell>
          <table:table-cell office:value-type="string" calcext:value-type="string">
            <text:p>Prophet’s Oath</text:p>
          </table:table-cell>
          <table:table-cell office:value-type="string" calcext:value-type="string">
            <text:p>Prisaha proroka</text:p>
          </table:table-cell>
          <table:table-cell table:formula="of:=LOWER(SUBSTITUTE(SUBSTITUTE([.P25]; &quot; &quot;; &quot;&quot;); &quot;'&quot;; &quot;&quot;))" office:value-type="string" office:string-value="prisahaproroka" calcext:value-type="string">
            <text:p>prisahaproro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Celestial flail</text:p>
          </table:table-cell>
          <table:table-cell table:formula="of:=LOWER(SUBSTITUTE(SUBSTITUTE([.K26]; &quot; &quot;; &quot;&quot;); &quot;'&quot;; &quot;&quot;))" office:value-type="string" office:string-value="celestialflail" calcext:value-type="string">
            <text:p>celestialflail</text:p>
          </table:table-cell>
          <table:table-cell office:value-type="string" calcext:value-type="string">
            <text:p>Tempestspire</text:p>
          </table:table-cell>
          <table:table-cell table:formula="of:=IF(ISNUMBER(MATCH(LOWER(SUBSTITUTE(SUBSTITUTE([.M26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Hellfire blade</text:p>
          </table:table-cell>
          <table:table-cell office:value-type="string" calcext:value-type="string">
            <text:p>Cepel pekelne vyhne</text:p>
          </table:table-cell>
          <table:table-cell table:formula="of:=LOWER(SUBSTITUTE(SUBSTITUTE([.P26]; &quot; &quot;; &quot;&quot;); &quot;'&quot;; &quot;&quot;))" office:value-type="string" office:string-value="cepelpekelnevyhne" calcext:value-type="string">
            <text:p>cepelpekelnevyh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c</text:p>
          </table:table-cell>
          <table:table-cell table:number-columns-repeated="2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Midnight Wraith</text:p>
          </table:table-cell>
          <table:table-cell table:formula="of:=LOWER(SUBSTITUTE(SUBSTITUTE([.K27]; &quot; &quot;; &quot;&quot;); &quot;'&quot;; &quot;&quot;))" office:value-type="string" office:string-value="midnightwraith" calcext:value-type="string">
            <text:p>midnightwraith</text:p>
          </table:table-cell>
          <table:table-cell office:value-type="string" calcext:value-type="string">
            <text:p>Wyrm Ripper</text:p>
          </table:table-cell>
          <table:table-cell table:formula="of:=IF(ISNUMBER(MATCH(LOWER(SUBSTITUTE(SUBSTITUTE([.M27];&quot; &quot;;&quot;&quot;); &quot;'&quot;; &quot;&quot;)); [.L$2:.L$1000]; 0)); &quot;&quot;; &quot;OK&quot;)">
            <text:p/>
          </table:table-cell>
          <table:table-cell office:value-type="string" calcext:value-type="string">
            <text:p>Moonlit Doom</text:p>
          </table:table-cell>
          <table:table-cell office:value-type="string" calcext:value-type="string">
            <text:p>Mesicni zkaza</text:p>
          </table:table-cell>
          <table:table-cell table:formula="of:=LOWER(SUBSTITUTE(SUBSTITUTE([.P27]; &quot; &quot;; &quot;&quot;); &quot;'&quot;; &quot;&quot;))" office:value-type="string" office:string-value="mesicnizkaza" calcext:value-type="string">
            <text:p>mesicnizkaz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k</text:p>
          </table:table-cell>
          <table:table-cell table:number-columns-repeated="2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Thunderstruck</text:p>
          </table:table-cell>
          <table:table-cell table:formula="of:=LOWER(SUBSTITUTE(SUBSTITUTE([.K28]; &quot; &quot;; &quot;&quot;); &quot;'&quot;; &quot;&quot;))" office:value-type="string" office:string-value="thunderstruck" calcext:value-type="string">
            <text:p>thunderstruck</text:p>
          </table:table-cell>
          <table:table-cell office:value-type="string" calcext:value-type="string">
            <text:p>Prophet’s Oath</text:p>
          </table:table-cell>
          <table:table-cell table:formula="of:=IF(ISNUMBER(MATCH(LOWER(SUBSTITUTE(SUBSTITUTE([.M28];&quot; &quot;;&quot;&quot;); &quot;'&quot;; &quot;&quot;)); [.L$2:.L$1000]; 0)); &quot;&quot;; &quot;OK&quot;)">
            <text:p/>
          </table:table-cell>
          <table:table-cell office:value-type="string" calcext:value-type="string">
            <text:p>Onyx Aegis</text:p>
          </table:table-cell>
          <table:table-cell office:value-type="string" calcext:value-type="string">
            <text:p>Onyxovy Stit</text:p>
          </table:table-cell>
          <table:table-cell table:formula="of:=LOWER(SUBSTITUTE(SUBSTITUTE([.P28]; &quot; &quot;; &quot;&quot;); &quot;'&quot;; &quot;&quot;))" office:value-type="string" office:string-value="onyxovystit" calcext:value-type="string">
            <text:p>onyxovyst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/>
          <table:table-cell office:value-type="string" calcext:value-type="string">
            <text:p>Lestena dlouha cepel, zlate runy</text:p>
          </table:table-cell>
          <table:table-cell table:number-columns-repeated="3"/>
          <table:table-cell table:style-name="ce4" office:value-type="string" calcext:value-type="string">
            <text:p>Bloodmoon</text:p>
          </table:table-cell>
          <table:table-cell table:formula="of:=LOWER(SUBSTITUTE(SUBSTITUTE([.K29]; &quot; &quot;; &quot;&quot;); &quot;'&quot;; &quot;&quot;))" office:value-type="string" office:string-value="bloodmoon" calcext:value-type="string">
            <text:p>bloodmoon</text:p>
          </table:table-cell>
          <table:table-cell office:value-type="string" calcext:value-type="string">
            <text:p>Hellfire blade</text:p>
          </table:table-cell>
          <table:table-cell table:formula="of:=IF(ISNUMBER(MATCH(LOWER(SUBSTITUTE(SUBSTITUTE([.M29];&quot; &quot;;&quot;&quot;); &quot;'&quot;; &quot;&quot;)); [.L$2:.L$1000]; 0)); &quot;&quot;; &quot;OK&quot;)">
            <text:p/>
          </table:table-cell>
          <table:table-cell office:value-type="string" calcext:value-type="string">
            <text:p>Dawn’s Fury</text:p>
          </table:table-cell>
          <table:table-cell office:value-type="string" calcext:value-type="string">
            <text:p>Hnev usvitu</text:p>
          </table:table-cell>
          <table:table-cell table:formula="of:=LOWER(SUBSTITUTE(SUBSTITUTE([.P29]; &quot; &quot;; &quot;&quot;); &quot;'&quot;; &quot;&quot;))" office:value-type="string" office:string-value="hnevusvitu" calcext:value-type="string">
            <text:p>hnevusvit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/>
          <table:table-cell office:value-type="string" calcext:value-type="string">
            <text:p>Zelena cepel se zlatymi vytrysky magie</text:p>
          </table:table-cell>
          <table:table-cell table:number-columns-repeated="3"/>
          <table:table-cell table:style-name="ce4" office:value-type="string" calcext:value-type="string">
            <text:p>Dreambreaker</text:p>
          </table:table-cell>
          <table:table-cell table:formula="of:=LOWER(SUBSTITUTE(SUBSTITUTE([.K30]; &quot; &quot;; &quot;&quot;); &quot;'&quot;; &quot;&quot;))" office:value-type="string" office:string-value="dreambreaker" calcext:value-type="string">
            <text:p>dreambreaker</text:p>
          </table:table-cell>
          <table:table-cell table:style-name="ce21" office:value-type="string" calcext:value-type="string">
            <text:p>Thunderheart</text:p>
          </table:table-cell>
          <table:table-cell table:formula="of:=IF(ISNUMBER(MATCH(LOWER(SUBSTITUTE(SUBSTITUTE([.M30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office:value-type="string" calcext:value-type="string">
            <text:p>Frost Smite</text:p>
          </table:table-cell>
          <table:table-cell office:value-type="string" calcext:value-type="string">
            <text:p>Ledovy uder</text:p>
          </table:table-cell>
          <table:table-cell table:formula="of:=LOWER(SUBSTITUTE(SUBSTITUTE([.P30]; &quot; &quot;; &quot;&quot;); &quot;'&quot;; &quot;&quot;))" office:value-type="string" office:string-value="ledovyuder" calcext:value-type="string">
            <text:p>ledovyu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/>
          <table:table-cell office:value-type="string" calcext:value-type="string">
            <text:p>Dreveny pokrouceny ostnaty s pirkem</text:p>
          </table:table-cell>
          <table:table-cell table:number-columns-repeated="3"/>
          <table:table-cell table:style-name="ce4" office:value-type="string" calcext:value-type="string">
            <text:p>Searing Veins</text:p>
          </table:table-cell>
          <table:table-cell table:formula="of:=LOWER(SUBSTITUTE(SUBSTITUTE([.K31]; &quot; &quot;; &quot;&quot;); &quot;'&quot;; &quot;&quot;))" office:value-type="string" office:string-value="searingveins" calcext:value-type="string">
            <text:p>searingveins</text:p>
          </table:table-cell>
          <table:table-cell table:style-name="ce21" office:value-type="string" calcext:value-type="string">
            <text:p>Emberfury</text:p>
          </table:table-cell>
          <table:table-cell table:formula="of:=IF(ISNUMBER(MATCH(LOWER(SUBSTITUTE(SUBSTITUTE([.M31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19" office:value-type="string" calcext:value-type="string">
            <text:p>Grimforge</text:p>
          </table:table-cell>
          <table:table-cell office:value-type="string" calcext:value-type="string">
            <text:p>Vyhen zhouby</text:p>
          </table:table-cell>
          <table:table-cell table:formula="of:=LOWER(SUBSTITUTE(SUBSTITUTE([.P31]; &quot; &quot;; &quot;&quot;); &quot;'&quot;; &quot;&quot;))" office:value-type="string" office:string-value="vyhenzhouby" calcext:value-type="string">
            <text:p>vyhenzhoub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/>
          <table:table-cell office:value-type="string" calcext:value-type="string">
            <text:p>Mrznouci ektoplazma v kouli kouzelne latky</text:p>
          </table:table-cell>
          <table:table-cell table:number-columns-repeated="3"/>
          <table:table-cell table:style-name="ce4" office:value-type="string" calcext:value-type="string">
            <text:p>Doombringer</text:p>
          </table:table-cell>
          <table:table-cell table:formula="of:=LOWER(SUBSTITUTE(SUBSTITUTE([.K32]; &quot; &quot;; &quot;&quot;); &quot;'&quot;; &quot;&quot;))" office:value-type="string" office:string-value="doombringer" calcext:value-type="string">
            <text:p>doombringer</text:p>
          </table:table-cell>
          <table:table-cell table:style-name="Default" office:value-type="string" calcext:value-type="string">
            <text:p>Frost Smite</text:p>
          </table:table-cell>
          <table:table-cell table:formula="of:=IF(ISNUMBER(MATCH(LOWER(SUBSTITUTE(SUBSTITUTE([.M32];&quot; &quot;;&quot;&quot;); &quot;'&quot;; &quot;&quot;)); [.L$2:.L$1000]; 0)); &quot;&quot;; &quot;OK&quot;)">
            <text:p/>
          </table:table-cell>
          <table:table-cell table:style-name="ce19" office:value-type="string" calcext:value-type="string">
            <text:p>Morning glow Judgment</text:p>
          </table:table-cell>
          <table:table-cell office:value-type="string" calcext:value-type="string">
            <text:p>Soud ranni zare</text:p>
          </table:table-cell>
          <table:table-cell table:formula="of:=LOWER(SUBSTITUTE(SUBSTITUTE([.P32]; &quot; &quot;; &quot;&quot;); &quot;'&quot;; &quot;&quot;))" office:value-type="string" office:string-value="soudrannizare" calcext:value-type="string">
            <text:p>soudrannizar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/>
          <table:table-cell office:value-type="string" calcext:value-type="string">
            <text:p>Ostnata kamenna koule se zlute zhnoucim jadrem</text:p>
          </table:table-cell>
          <table:table-cell table:number-columns-repeated="3"/>
          <table:table-cell table:style-name="ce4" office:value-type="string" calcext:value-type="string">
            <text:p>Frostveil</text:p>
          </table:table-cell>
          <table:table-cell table:formula="of:=LOWER(SUBSTITUTE(SUBSTITUTE([.K33]; &quot; &quot;; &quot;&quot;); &quot;'&quot;; &quot;&quot;))" office:value-type="string" office:string-value="frostveil" calcext:value-type="string">
            <text:p>frostveil</text:p>
          </table:table-cell>
          <table:table-cell table:style-name="ce21" office:value-type="string" calcext:value-type="string">
            <text:p>Dawnshatter</text:p>
          </table:table-cell>
          <table:table-cell table:formula="of:=IF(ISNUMBER(MATCH(LOWER(SUBSTITUTE(SUBSTITUTE([.M33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19" office:value-type="string" calcext:value-type="string">
            <text:p>Worldshaker</text:p>
          </table:table-cell>
          <table:table-cell office:value-type="string" calcext:value-type="string">
            <text:p>Zemetras</text:p>
          </table:table-cell>
          <table:table-cell table:formula="of:=LOWER(SUBSTITUTE(SUBSTITUTE([.P33]; &quot; &quot;; &quot;&quot;); &quot;'&quot;; &quot;&quot;))" office:value-type="string" office:string-value="zemetras" calcext:value-type="string">
            <text:p>zemetr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Modra masivni hlavice, zeleny opal</text:p>
          </table:table-cell>
          <table:table-cell table:number-columns-repeated="3"/>
          <table:table-cell table:style-name="ce4" office:value-type="string" calcext:value-type="string">
            <text:p>Eclipse Herald</text:p>
          </table:table-cell>
          <table:table-cell table:formula="of:=LOWER(SUBSTITUTE(SUBSTITUTE([.K34]; &quot; &quot;; &quot;&quot;); &quot;'&quot;; &quot;&quot;))" office:value-type="string" office:string-value="eclipseherald" calcext:value-type="string">
            <text:p>eclipseherald</text:p>
          </table:table-cell>
          <table:table-cell table:style-name="ce21" office:value-type="string" calcext:value-type="string">
            <text:p>Stonewrath</text:p>
          </table:table-cell>
          <table:table-cell table:formula="of:=IF(ISNUMBER(MATCH(LOWER(SUBSTITUTE(SUBSTITUTE([.M34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19" office:value-type="string" calcext:value-type="string">
            <text:p>Cyclone Crusher</text:p>
          </table:table-cell>
          <table:table-cell office:value-type="string" calcext:value-type="string">
            <text:p>Trhlina orkanu</text:p>
          </table:table-cell>
          <table:table-cell table:formula="of:=LOWER(SUBSTITUTE(SUBSTITUTE([.P34]; &quot; &quot;; &quot;&quot;); &quot;'&quot;; &quot;&quot;))" office:value-type="string" office:string-value="trhlinaorkanu" calcext:value-type="string">
            <text:p>trhlinaorkan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Bronzova hlavice s runami</text:p>
          </table:table-cell>
          <table:table-cell table:number-columns-repeated="3"/>
          <table:table-cell table:style-name="ce4" office:value-type="string" calcext:value-type="string">
            <text:p>Ember Torrent</text:p>
          </table:table-cell>
          <table:table-cell table:formula="of:=LOWER(SUBSTITUTE(SUBSTITUTE([.K35]; &quot; &quot;; &quot;&quot;); &quot;'&quot;; &quot;&quot;))" office:value-type="string" office:string-value="embertorrent" calcext:value-type="string">
            <text:p>embertorrent</text:p>
          </table:table-cell>
          <table:table-cell table:style-name="ce21" office:value-type="string" calcext:value-type="string">
            <text:p>Grimforge</text:p>
          </table:table-cell>
          <table:table-cell table:formula="of:=IF(ISNUMBER(MATCH(LOWER(SUBSTITUTE(SUBSTITUTE([.M35];&quot; &quot;;&quot;&quot;); &quot;'&quot;; &quot;&quot;)); [.L$2:.L$1000]; 0)); &quot;&quot;; &quot;OK&quot;)">
            <text:p/>
          </table:table-cell>
          <table:table-cell table:style-name="ce19" office:value-type="string" calcext:value-type="string">
            <text:p>Quakesoul</text:p>
          </table:table-cell>
          <table:table-cell office:value-type="string" calcext:value-type="string">
            <text:p>Duse otresu</text:p>
          </table:table-cell>
          <table:table-cell table:formula="of:=LOWER(SUBSTITUTE(SUBSTITUTE([.P35]; &quot; &quot;; &quot;&quot;); &quot;'&quot;; &quot;&quot;))" office:value-type="string" office:string-value="duseotresu" calcext:value-type="string">
            <text:p>duseotres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ice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Hlavice z modre oceli, hori bilym plamenem</text:p>
          </table:table-cell>
          <table:table-cell table:number-columns-repeated="3"/>
          <table:table-cell table:style-name="ce4" office:value-type="string" calcext:value-type="string">
            <text:p>Tempest Fury</text:p>
          </table:table-cell>
          <table:table-cell table:formula="of:=LOWER(SUBSTITUTE(SUBSTITUTE([.K36]; &quot; &quot;; &quot;&quot;); &quot;'&quot;; &quot;&quot;))" office:value-type="string" office:string-value="tempestfury" calcext:value-type="string">
            <text:p>tempestfury</text:p>
          </table:table-cell>
          <table:table-cell table:style-name="ce21" office:value-type="string" calcext:value-type="string">
            <text:p>Aurora’s Judgment</text:p>
          </table:table-cell>
          <table:table-cell table:formula="of:=IF(ISNUMBER(MATCH(LOWER(SUBSTITUTE(SUBSTITUTE([.M36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Ashen Vow</text:p>
          </table:table-cell>
          <table:table-cell office:value-type="string" calcext:value-type="string">
            <text:p>Prisaha minulosti</text:p>
          </table:table-cell>
          <table:table-cell table:formula="of:=LOWER(SUBSTITUTE(SUBSTITUTE([.P36]; &quot; &quot;; &quot;&quot;); &quot;'&quot;; &quot;&quot;))" office:value-type="string" office:string-value="prisahaminulosti" calcext:value-type="string">
            <text:p>prisahaminulosti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Bronzova zdobena hlavice, zluty plamen</text:p>
          </table:table-cell>
          <table:table-cell table:number-columns-repeated="3"/>
          <table:table-cell table:style-name="ce4" office:value-type="string" calcext:value-type="string">
            <text:p>Shadowforged Iron</text:p>
          </table:table-cell>
          <table:table-cell table:formula="of:=LOWER(SUBSTITUTE(SUBSTITUTE([.K37]; &quot; &quot;; &quot;&quot;); &quot;'&quot;; &quot;&quot;))" office:value-type="string" office:string-value="shadowforgediron" calcext:value-type="string">
            <text:p>shadowforgediron</text:p>
          </table:table-cell>
          <table:table-cell table:style-name="ce21" office:value-type="string" calcext:value-type="string">
            <text:p>Tempest Maul</text:p>
          </table:table-cell>
          <table:table-cell table:formula="of:=IF(ISNUMBER(MATCH(LOWER(SUBSTITUTE(SUBSTITUTE([.M37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style-name="ce19" office:value-type="string" calcext:value-type="string">
            <text:p>Riftbringer</text:p>
          </table:table-cell>
          <table:table-cell office:value-type="string" calcext:value-type="string">
            <text:p>Zvest zlomu</text:p>
          </table:table-cell>
          <table:table-cell table:formula="of:=LOWER(SUBSTITUTE(SUBSTITUTE([.P37]; &quot; &quot;; &quot;&quot;); &quot;'&quot;; &quot;&quot;))" office:value-type="string" office:string-value="zvestzlomu" calcext:value-type="string">
            <text:p>zvestzlom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/>
          <table:table-cell office:value-type="string" calcext:value-type="string">
            <text:p>Mramorova ostnata hlavice modry kamen</text:p>
          </table:table-cell>
          <table:table-cell table:number-columns-repeated="3"/>
          <table:table-cell table:style-name="ce4" office:value-type="string" calcext:value-type="string">
            <text:p>Vortex Shard</text:p>
          </table:table-cell>
          <table:table-cell table:formula="of:=LOWER(SUBSTITUTE(SUBSTITUTE([.K38]; &quot; &quot;; &quot;&quot;); &quot;'&quot;; &quot;&quot;))" office:value-type="string" office:string-value="vortexshard" calcext:value-type="string">
            <text:p>vortexshard</text:p>
          </table:table-cell>
          <table:table-cell table:style-name="ce21" office:value-type="string" calcext:value-type="string">
            <text:p>Starbreaker</text:p>
          </table:table-cell>
          <table:table-cell table:formula="of:=IF(ISNUMBER(MATCH(LOWER(SUBSTITUTE(SUBSTITUTE([.M38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3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/>
          <table:table-cell office:value-type="string" calcext:value-type="string">
            <text:p>Lestena tmava ocelova hlavice s rudymi runami</text:p>
          </table:table-cell>
          <table:table-cell table:number-columns-repeated="3"/>
          <table:table-cell table:style-name="ce4" office:value-type="string" calcext:value-type="string">
            <text:p>Soulforge</text:p>
          </table:table-cell>
          <table:table-cell table:formula="of:=LOWER(SUBSTITUTE(SUBSTITUTE([.K39]; &quot; &quot;; &quot;&quot;); &quot;'&quot;; &quot;&quot;))" office:value-type="string" office:string-value="soulforge" calcext:value-type="string">
            <text:p>soulforge</text:p>
          </table:table-cell>
          <table:table-cell table:style-name="ce21" office:value-type="string" calcext:value-type="string">
            <text:p>Voidcarver</text:p>
          </table:table-cell>
          <table:table-cell table:formula="of:=IF(ISNUMBER(MATCH(LOWER(SUBSTITUTE(SUBSTITUTE([.M39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3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/>
          <table:table-cell office:value-type="string" calcext:value-type="string">
            <text:p>Masivni granitova hlavice, cervene jadro, blesk</text:p>
          </table:table-cell>
          <table:table-cell table:number-columns-repeated="3"/>
          <table:table-cell table:style-name="ce4" office:value-type="string" calcext:value-type="string">
            <text:p>Astral Warden</text:p>
          </table:table-cell>
          <table:table-cell table:formula="of:=LOWER(SUBSTITUTE(SUBSTITUTE([.K40]; &quot; &quot;; &quot;&quot;); &quot;'&quot;; &quot;&quot;))" office:value-type="string" office:string-value="astralwarden" calcext:value-type="string">
            <text:p>astralwarden</text:p>
          </table:table-cell>
          <table:table-cell table:style-name="ce21" office:value-type="string" calcext:value-type="string">
            <text:p>Hammer of the Fallen Sun</text:p>
          </table:table-cell>
          <table:table-cell table:formula="of:=IF(ISNUMBER(MATCH(LOWER(SUBSTITUTE(SUBSTITUTE([.M40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/>
          <table:table-cell office:value-type="string" calcext:value-type="string">
            <text:p>Ocelova popraskana hlavice s krvavym jadrem</text:p>
          </table:table-cell>
          <table:table-cell table:number-columns-repeated="3"/>
          <table:table-cell table:style-name="ce4" office:value-type="string" calcext:value-type="string">
            <text:p>Scorchbrand</text:p>
          </table:table-cell>
          <table:table-cell table:formula="of:=LOWER(SUBSTITUTE(SUBSTITUTE([.K41]; &quot; &quot;; &quot;&quot;); &quot;'&quot;; &quot;&quot;))" office:value-type="string" office:string-value="scorchbrand" calcext:value-type="string">
            <text:p>scorchbrand</text:p>
          </table:table-cell>
          <table:table-cell table:style-name="ce21" office:value-type="string" calcext:value-type="string">
            <text:p>Worldshaker</text:p>
          </table:table-cell>
          <table:table-cell table:formula="of:=IF(ISNUMBER(MATCH(LOWER(SUBSTITUTE(SUBSTITUTE([.M41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4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/>
          <table:table-cell office:value-type="string" calcext:value-type="string">
            <text:p>Ocelova hlavice s obrim rudym kamenem, blesky</text:p>
          </table:table-cell>
          <table:table-cell table:number-columns-repeated="3"/>
          <table:table-cell table:style-name="ce4" office:value-type="string" calcext:value-type="string">
            <text:p>Spiritbound Herald</text:p>
          </table:table-cell>
          <table:table-cell table:formula="of:=LOWER(SUBSTITUTE(SUBSTITUTE([.K42]; &quot; &quot;; &quot;&quot;); &quot;'&quot;; &quot;&quot;))" office:value-type="string" office:string-value="spiritboundherald" calcext:value-type="string">
            <text:p>spiritboundherald</text:p>
          </table:table-cell>
          <table:table-cell table:style-name="ce21" office:value-type="string" calcext:value-type="string">
            <text:p>Skybreaker</text:p>
          </table:table-cell>
          <table:table-cell table:formula="of:=IF(ISNUMBER(MATCH(LOWER(SUBSTITUTE(SUBSTITUTE([.M42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Masivni hlavice z cerneho kamene, runy, zhnouci magie</text:p>
          </table:table-cell>
          <table:table-cell table:number-columns-repeated="3"/>
          <table:table-cell table:style-name="ce4" office:value-type="string" calcext:value-type="string">
            <text:p>Thundercrest</text:p>
          </table:table-cell>
          <table:table-cell table:formula="of:=LOWER(SUBSTITUTE(SUBSTITUTE([.K43]; &quot; &quot;; &quot;&quot;); &quot;'&quot;; &quot;&quot;))" office:value-type="string" office:string-value="thundercrest" calcext:value-type="string">
            <text:p>thundercrest</text:p>
          </table:table-cell>
          <table:table-cell table:style-name="ce21" office:value-type="string" calcext:value-type="string">
            <text:p>Gloomrender</text:p>
          </table:table-cell>
          <table:table-cell table:formula="of:=IF(ISNUMBER(MATCH(LOWER(SUBSTITUTE(SUBSTITUTE([.M43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Glacial Whisperer</text:p>
          </table:table-cell>
          <table:table-cell table:formula="of:=LOWER(SUBSTITUTE(SUBSTITUTE([.K44]; &quot; &quot;; &quot;&quot;); &quot;'&quot;; &quot;&quot;))" office:value-type="string" office:string-value="glacialwhisperer" calcext:value-type="string">
            <text:p>glacialwhisperer</text:p>
          </table:table-cell>
          <table:table-cell table:style-name="ce21" office:value-type="string" calcext:value-type="string">
            <text:p>Hammer of Endless Echoes</text:p>
          </table:table-cell>
          <table:table-cell table:formula="of:=IF(ISNUMBER(MATCH(LOWER(SUBSTITUTE(SUBSTITUTE([.M44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Spicak zatraceni</text:p>
          </table:table-cell>
          <table:table-cell office:value-type="string" calcext:value-type="string">
            <text:p>Oblivionfang</text:p>
          </table:table-cell>
          <table:table-cell table:number-columns-repeated="5"/>
          <table:table-cell table:style-name="ce4" office:value-type="string" calcext:value-type="string">
            <text:p>Bloodfire</text:p>
          </table:table-cell>
          <table:table-cell table:formula="of:=LOWER(SUBSTITUTE(SUBSTITUTE([.K45]; &quot; &quot;; &quot;&quot;); &quot;'&quot;; &quot;&quot;))" office:value-type="string" office:string-value="bloodfire" calcext:value-type="string">
            <text:p>bloodfire</text:p>
          </table:table-cell>
          <table:table-cell table:style-name="ce21" office:value-type="string" calcext:value-type="string">
            <text:p>Cyclone Crusher</text:p>
          </table:table-cell>
          <table:table-cell table:formula="of:=IF(ISNUMBER(MATCH(LOWER(SUBSTITUTE(SUBSTITUTE([.M45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4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Drakomor</text:p>
          </table:table-cell>
          <table:table-cell office:value-type="string" calcext:value-type="string">
            <text:p>Dragonsoul Reaver</text:p>
          </table:table-cell>
          <table:table-cell table:number-columns-repeated="5"/>
          <table:table-cell table:style-name="ce4" office:value-type="string" calcext:value-type="string">
            <text:p>Shadowrend</text:p>
          </table:table-cell>
          <table:table-cell table:formula="of:=LOWER(SUBSTITUTE(SUBSTITUTE([.K46]; &quot; &quot;; &quot;&quot;); &quot;'&quot;; &quot;&quot;))" office:value-type="string" office:string-value="shadowrend" calcext:value-type="string">
            <text:p>shadowrend</text:p>
          </table:table-cell>
          <table:table-cell table:style-name="ce21" office:value-type="string" calcext:value-type="string">
            <text:p>Bloodmoon Maul</text:p>
          </table:table-cell>
          <table:table-cell table:formula="of:=IF(ISNUMBER(MATCH(LOWER(SUBSTITUTE(SUBSTITUTE([.M46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epot temnoty</text:p>
          </table:table-cell>
          <table:table-cell office:value-type="string" calcext:value-type="string">
            <text:p>Darkness whisper</text:p>
          </table:table-cell>
          <table:table-cell table:number-columns-repeated="5"/>
          <table:table-cell table:style-name="ce4" office:value-type="string" calcext:value-type="string">
            <text:p>Kingsbane</text:p>
          </table:table-cell>
          <table:table-cell table:formula="of:=LOWER(SUBSTITUTE(SUBSTITUTE([.K47]; &quot; &quot;; &quot;&quot;); &quot;'&quot;; &quot;&quot;))" office:value-type="string" office:string-value="kingsbane" calcext:value-type="string">
            <text:p>kingsbane</text:p>
          </table:table-cell>
          <table:table-cell table:style-name="ce21" office:value-type="string" calcext:value-type="string">
            <text:p>Leviathan’s Gavel</text:p>
          </table:table-cell>
          <table:table-cell table:formula="of:=IF(ISNUMBER(MATCH(LOWER(SUBSTITUTE(SUBSTITUTE([.M47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nev Hvezdy</text:p>
          </table:table-cell>
          <table:table-cell office:value-type="string" calcext:value-type="string">
            <text:p>Starwrath</text:p>
          </table:table-cell>
          <table:table-cell office:value-type="string" calcext:value-type="string">
            <text:p>Tvrzena</text:p>
          </table:table-cell>
          <table:table-cell table:number-columns-repeated="4"/>
          <table:table-cell table:style-name="ce4" office:value-type="string" calcext:value-type="string">
            <text:p>Dreamslayer’s Blow</text:p>
          </table:table-cell>
          <table:table-cell table:formula="of:=LOWER(SUBSTITUTE(SUBSTITUTE([.K48]; &quot; &quot;; &quot;&quot;); &quot;'&quot;; &quot;&quot;))" office:value-type="string" office:string-value="dreamslayer’sblow" calcext:value-type="string">
            <text:p>dreamslayer’sblow</text:p>
          </table:table-cell>
          <table:table-cell table:style-name="ce21" office:value-type="string" calcext:value-type="string">
            <text:p>Ashen Vow</text:p>
          </table:table-cell>
          <table:table-cell table:formula="of:=IF(ISNUMBER(MATCH(LOWER(SUBSTITUTE(SUBSTITUTE([.M48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4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Ulomek zmaru</text:p>
          </table:table-cell>
          <table:table-cell office:value-type="string" calcext:value-type="string">
            <text:p>Gloomshard</text:p>
          </table:table-cell>
          <table:table-cell office:value-type="string" calcext:value-type="string">
            <text:p>Zamena</text:p>
          </table:table-cell>
          <table:table-cell table:number-columns-repeated="4"/>
          <table:table-cell table:style-name="ce4" office:value-type="string" calcext:value-type="string">
            <text:p>Ancestral Cinders</text:p>
          </table:table-cell>
          <table:table-cell table:formula="of:=LOWER(SUBSTITUTE(SUBSTITUTE([.K49]; &quot; &quot;; &quot;&quot;); &quot;'&quot;; &quot;&quot;))" office:value-type="string" office:string-value="ancestralcinders" calcext:value-type="string">
            <text:p>ancestralcinders</text:p>
          </table:table-cell>
          <table:table-cell table:style-name="ce21" office:value-type="string" calcext:value-type="string">
            <text:p>Eclipsing Smite</text:p>
          </table:table-cell>
          <table:table-cell table:formula="of:=IF(ISNUMBER(MATCH(LOWER(SUBSTITUTE(SUBSTITUTE([.M49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4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use chtice</text:p>
          </table:table-cell>
          <table:table-cell office:value-type="string" calcext:value-type="string">
            <text:p>Lustsoul</text:p>
          </table:table-cell>
          <table:table-cell office:value-type="string" calcext:value-type="string">
            <text:p>Vabeni</text:p>
          </table:table-cell>
          <table:table-cell table:number-columns-repeated="4"/>
          <table:table-cell table:style-name="ce4" office:value-type="string" calcext:value-type="string">
            <text:p>Shadowflame</text:p>
          </table:table-cell>
          <table:table-cell table:formula="of:=LOWER(SUBSTITUTE(SUBSTITUTE([.K50]; &quot; &quot;; &quot;&quot;); &quot;'&quot;; &quot;&quot;))" office:value-type="string" office:string-value="shadowflame" calcext:value-type="string">
            <text:p>shadowflame</text:p>
          </table:table-cell>
          <table:table-cell table:style-name="ce21" office:value-type="string" calcext:value-type="string">
            <text:p>Gaian Herald</text:p>
          </table:table-cell>
          <table:table-cell table:formula="of:=IF(ISNUMBER(MATCH(LOWER(SUBSTITUTE(SUBSTITUTE([.M50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 table:number-columns-repeated="2"/>
          <table:table-cell table:formula="of:=LOWER(SUBSTITUTE(SUBSTITUTE([.P5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lost usvitu</text:p>
          </table:table-cell>
          <table:table-cell office:value-type="string" calcext:value-type="string">
            <text:p>Dawn’s Fury</text:p>
          </table:table-cell>
          <table:table-cell office:value-type="string" calcext:value-type="string">
            <text:p>Zurivost</text:p>
          </table:table-cell>
          <table:table-cell table:number-columns-repeated="4"/>
          <table:table-cell table:style-name="ce4" office:value-type="string" calcext:value-type="string">
            <text:p>Pyrestorm Vortex</text:p>
          </table:table-cell>
          <table:table-cell table:formula="of:=LOWER(SUBSTITUTE(SUBSTITUTE([.K51]; &quot; &quot;; &quot;&quot;); &quot;'&quot;; &quot;&quot;))" office:value-type="string" office:string-value="pyrestormvortex" calcext:value-type="string">
            <text:p>pyrestormvortex</text:p>
          </table:table-cell>
          <table:table-cell table:style-name="ce21" office:value-type="string" calcext:value-type="string">
            <text:p>Titan’s Redemption</text:p>
          </table:table-cell>
          <table:table-cell table:formula="of:=IF(ISNUMBER(MATCH(LOWER(SUBSTITUTE(SUBSTITUTE([.M51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Drtic Bouri</text:p>
          </table:table-cell>
          <table:table-cell table:formula="of:=LOWER(SUBSTITUTE(SUBSTITUTE([.P51]; &quot; &quot;; &quot;&quot;); &quot;'&quot;; &quot;&quot;))" office:value-type="string" office:string-value="drticbouri" calcext:value-type="string">
            <text:p>drticbouri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Onyxovy Stit</text:p>
          </table:table-cell>
          <table:table-cell office:value-type="string" calcext:value-type="string">
            <text:p>Onyx Aegis</text:p>
          </table:table-cell>
          <table:table-cell office:value-type="string" calcext:value-type="string">
            <text:p>Kradez</text:p>
          </table:table-cell>
          <table:table-cell table:number-columns-repeated="4"/>
          <table:table-cell table:style-name="ce4" office:value-type="string" calcext:value-type="string">
            <text:p>Nocturne Artificer</text:p>
          </table:table-cell>
          <table:table-cell table:formula="of:=LOWER(SUBSTITUTE(SUBSTITUTE([.K52]; &quot; &quot;; &quot;&quot;); &quot;'&quot;; &quot;&quot;))" office:value-type="string" office:string-value="nocturneartificer" calcext:value-type="string">
            <text:p>nocturneartificer</text:p>
          </table:table-cell>
          <table:table-cell table:style-name="ce21" office:value-type="string" calcext:value-type="string">
            <text:p>Hammer of Starlit Fate</text:p>
          </table:table-cell>
          <table:table-cell table:formula="of:=IF(ISNUMBER(MATCH(LOWER(SUBSTITUTE(SUBSTITUTE([.M52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Krvavy Trn</text:p>
          </table:table-cell>
          <table:table-cell table:formula="of:=LOWER(SUBSTITUTE(SUBSTITUTE([.P52]; &quot; &quot;; &quot;&quot;); &quot;'&quot;; &quot;&quot;))" office:value-type="string" office:string-value="krvavytrn" calcext:value-type="string">
            <text:p>krvavytrn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Crystal Shard</text:p>
          </table:table-cell>
          <table:table-cell table:formula="of:=LOWER(SUBSTITUTE(SUBSTITUTE([.K53]; &quot; &quot;; &quot;&quot;); &quot;'&quot;; &quot;&quot;))" office:value-type="string" office:string-value="crystalshard" calcext:value-type="string">
            <text:p>crystalshard</text:p>
          </table:table-cell>
          <table:table-cell table:style-name="ce21" office:value-type="string" calcext:value-type="string">
            <text:p>Riftmauler</text:p>
          </table:table-cell>
          <table:table-cell table:formula="of:=IF(ISNUMBER(MATCH(LOWER(SUBSTITUTE(SUBSTITUTE([.M53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Okraj Boure</text:p>
          </table:table-cell>
          <table:table-cell table:formula="of:=LOWER(SUBSTITUTE(SUBSTITUTE([.P53]; &quot; &quot;; &quot;&quot;); &quot;'&quot;; &quot;&quot;))" office:value-type="string" office:string-value="okrajboure" calcext:value-type="string">
            <text:p>okrajboure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Lustrefall Reign</text:p>
          </table:table-cell>
          <table:table-cell table:formula="of:=LOWER(SUBSTITUTE(SUBSTITUTE([.K54]; &quot; &quot;; &quot;&quot;); &quot;'&quot;; &quot;&quot;))" office:value-type="string" office:string-value="lustrefallreign" calcext:value-type="string">
            <text:p>lustrefallreign</text:p>
          </table:table-cell>
          <table:table-cell table:style-name="ce21" office:value-type="string" calcext:value-type="string">
            <text:p>Celestial Thunder</text:p>
          </table:table-cell>
          <table:table-cell table:formula="of:=IF(ISNUMBER(MATCH(LOWER(SUBSTITUTE(SUBSTITUTE([.M54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Hvezdny Ohen</text:p>
          </table:table-cell>
          <table:table-cell table:formula="of:=LOWER(SUBSTITUTE(SUBSTITUTE([.P54]; &quot; &quot;; &quot;&quot;); &quot;'&quot;; &quot;&quot;))" office:value-type="string" office:string-value="hvezdnyohen" calcext:value-type="string">
            <text:p>hvezdnyohen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table:style-name="ce4" office:value-type="string" calcext:value-type="string">
            <text:p>Thunderbane</text:p>
          </table:table-cell>
          <table:table-cell table:formula="of:=LOWER(SUBSTITUTE(SUBSTITUTE([.K55]; &quot; &quot;; &quot;&quot;); &quot;'&quot;; &quot;&quot;))" office:value-type="string" office:string-value="thunderbane" calcext:value-type="string">
            <text:p>thunderbane</text:p>
          </table:table-cell>
          <table:table-cell table:style-name="ce21" office:value-type="string" calcext:value-type="string">
            <text:p>Doomcaller</text:p>
          </table:table-cell>
          <table:table-cell table:formula="of:=IF(ISNUMBER(MATCH(LOWER(SUBSTITUTE(SUBSTITUTE([.M55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Strep Beznadeje</text:p>
          </table:table-cell>
          <table:table-cell table:formula="of:=LOWER(SUBSTITUTE(SUBSTITUTE([.P55]; &quot; &quot;; &quot;&quot;); &quot;'&quot;; &quot;&quot;))" office:value-type="string" office:string-value="strepbeznadeje" calcext:value-type="string">
            <text:p>strepbeznadej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/>
          <table:table-cell office:value-type="string" calcext:value-type="string">
            <text:p>Tmave cerna hlavice s krvavymi emblemy</text:p>
          </table:table-cell>
          <table:table-cell table:number-columns-repeated="3"/>
          <table:table-cell table:style-name="ce4" office:value-type="string" calcext:value-type="string">
            <text:p>Pyrewing Aegis</text:p>
          </table:table-cell>
          <table:table-cell table:formula="of:=LOWER(SUBSTITUTE(SUBSTITUTE([.K56]; &quot; &quot;; &quot;&quot;); &quot;'&quot;; &quot;&quot;))" office:value-type="string" office:string-value="pyrewingaegis" calcext:value-type="string">
            <text:p>pyrewingaegis</text:p>
          </table:table-cell>
          <table:table-cell table:style-name="ce21" office:value-type="string" calcext:value-type="string">
            <text:p>Quakesoul</text:p>
          </table:table-cell>
          <table:table-cell table:formula="of:=IF(ISNUMBER(MATCH(LOWER(SUBSTITUTE(SUBSTITUTE([.M5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opelovy Tesak</text:p>
          </table:table-cell>
          <table:table-cell table:formula="of:=LOWER(SUBSTITUTE(SUBSTITUTE([.P56]; &quot; &quot;; &quot;&quot;); &quot;'&quot;; &quot;&quot;))" office:value-type="string" office:string-value="popelovytesak" calcext:value-type="string">
            <text:p>popelovytesak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/>
          <table:table-cell office:value-type="string" calcext:value-type="string">
            <text:p>Leskla ledove modra cepel, ledovy krystal</text:p>
          </table:table-cell>
          <table:table-cell table:number-columns-repeated="3"/>
          <table:table-cell table:style-name="ce4" office:value-type="string" calcext:value-type="string">
            <text:p>Soulbinder</text:p>
          </table:table-cell>
          <table:table-cell table:formula="of:=LOWER(SUBSTITUTE(SUBSTITUTE([.K57]; &quot; &quot;; &quot;&quot;); &quot;'&quot;; &quot;&quot;))" office:value-type="string" office:string-value="soulbinder" calcext:value-type="string">
            <text:p>soulbinder</text:p>
          </table:table-cell>
          <table:table-cell table:style-name="ce21" office:value-type="string" calcext:value-type="string">
            <text:p>Hammer of the Last Watch</text:p>
          </table:table-cell>
          <table:table-cell table:formula="of:=IF(ISNUMBER(MATCH(LOWER(SUBSTITUTE(SUBSTITUTE([.M57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Tkalec Stinu</text:p>
          </table:table-cell>
          <table:table-cell table:formula="of:=LOWER(SUBSTITUTE(SUBSTITUTE([.P57]; &quot; &quot;; &quot;&quot;); &quot;'&quot;; &quot;&quot;))" office:value-type="string" office:string-value="tkalecstinu" calcext:value-type="string">
            <text:p>tkalecstin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/>
          <table:table-cell office:value-type="string" calcext:value-type="string">
            <text:p>Kamenny popraskany masivni se zhnouci lavou</text:p>
          </table:table-cell>
          <table:table-cell table:number-columns-repeated="3"/>
          <table:table-cell table:style-name="ce4" office:value-type="string" calcext:value-type="string">
            <text:p>Glacial Shroud</text:p>
          </table:table-cell>
          <table:table-cell table:formula="of:=LOWER(SUBSTITUTE(SUBSTITUTE([.K58]; &quot; &quot;; &quot;&quot;); &quot;'&quot;; &quot;&quot;))" office:value-type="string" office:string-value="glacialshroud" calcext:value-type="string">
            <text:p>glacialshroud</text:p>
          </table:table-cell>
          <table:table-cell table:style-name="ce21" office:value-type="string" calcext:value-type="string">
            <text:p>Forgebound Oath</text:p>
          </table:table-cell>
          <table:table-cell table:formula="of:=IF(ISNUMBER(MATCH(LOWER(SUBSTITUTE(SUBSTITUTE([.M58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Volac Prazdnoty</text:p>
          </table:table-cell>
          <table:table-cell table:formula="of:=LOWER(SUBSTITUTE(SUBSTITUTE([.P58]; &quot; &quot;; &quot;&quot;); &quot;'&quot;; &quot;&quot;))" office:value-type="string" office:string-value="volacprazdnoty" calcext:value-type="string">
            <text:p>volacprazdnoty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/>
          <table:table-cell office:value-type="string" calcext:value-type="string">
            <text:p>Vybuch uvezneny v kleci z kamenne a retezu</text:p>
          </table:table-cell>
          <table:table-cell table:number-columns-repeated="3"/>
          <table:table-cell table:style-name="ce4" office:value-type="string" calcext:value-type="string">
            <text:p>Galeheart</text:p>
          </table:table-cell>
          <table:table-cell table:formula="of:=LOWER(SUBSTITUTE(SUBSTITUTE([.K59]; &quot; &quot;; &quot;&quot;); &quot;'&quot;; &quot;&quot;))" office:value-type="string" office:string-value="galeheart" calcext:value-type="string">
            <text:p>galeheart</text:p>
          </table:table-cell>
          <table:table-cell table:style-name="ce21" office:value-type="string" calcext:value-type="string">
            <text:p>Blightforged Warhammer</text:p>
          </table:table-cell>
          <table:table-cell table:formula="of:=IF(ISNUMBER(MATCH(LOWER(SUBSTITUTE(SUBSTITUTE([.M59];&quot; &quot;;&quot;&quot;); &quot;'&quot;; &quot;&quot;)); [.L$2:.L$1000]; 0)); &quot;&quot;; &quot;OK&quot;)" office:value-type="string" office:string-value="OK" calcext:value-type="string">
            <text:p>OK</text:p>
          </table:table-cell>
          <table:table-cell/>
          <table:table-cell table:style-name="ce27" office:value-type="string" calcext:value-type="string">
            <text:p>Krystalovy Hrot</text:p>
          </table:table-cell>
          <table:table-cell table:formula="of:=LOWER(SUBSTITUTE(SUBSTITUTE([.P59]; &quot; &quot;; &quot;&quot;); &quot;'&quot;; &quot;&quot;))" office:value-type="string" office:string-value="krystalovyhrot" calcext:value-type="string">
            <text:p>krystalovyhrot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/>
          <table:table-cell office:value-type="string" calcext:value-type="string">
            <text:p>Bourici bleskove tornado uveznene v kamenne kouli</text:p>
          </table:table-cell>
          <table:table-cell table:number-columns-repeated="3"/>
          <table:table-cell table:style-name="ce4" office:value-type="string" calcext:value-type="string">
            <text:p>Timeless Thorn</text:p>
          </table:table-cell>
          <table:table-cell table:formula="of:=LOWER(SUBSTITUTE(SUBSTITUTE([.K60]; &quot; &quot;; &quot;&quot;); &quot;'&quot;; &quot;&quot;))" office:value-type="string" office:string-value="timelessthorn" calcext:value-type="string">
            <text:p>timelessthorn</text:p>
          </table:table-cell>
          <table:table-cell/>
          <table:table-cell table:formula="of:=IF(ISNUMBER(MATCH(LOWER(SUBSTITUTE(SUBSTITUTE([.M6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Kopi Hruzy</text:p>
          </table:table-cell>
          <table:table-cell table:formula="of:=LOWER(SUBSTITUTE(SUBSTITUTE([.P60]; &quot; &quot;; &quot;&quot;); &quot;'&quot;; &quot;&quot;))" office:value-type="string" office:string-value="kopihruzy" calcext:value-type="string">
            <text:p>kopihruzy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Tmava ocel, popraskany, modry opal v rukojeti</text:p>
          </table:table-cell>
          <table:table-cell table:number-columns-repeated="3"/>
          <table:table-cell table:style-name="ce4" office:value-type="string" calcext:value-type="string">
            <text:p>Voidstring</text:p>
          </table:table-cell>
          <table:table-cell table:formula="of:=LOWER(SUBSTITUTE(SUBSTITUTE([.K61]; &quot; &quot;; &quot;&quot;); &quot;'&quot;; &quot;&quot;))" office:value-type="string" office:string-value="voidstring" calcext:value-type="string">
            <text:p>voidstring</text:p>
          </table:table-cell>
          <table:table-cell/>
          <table:table-cell table:formula="of:=IF(ISNUMBER(MATCH(LOWER(SUBSTITUTE(SUBSTITUTE([.M61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romobijec</text:p>
          </table:table-cell>
          <table:table-cell table:formula="of:=LOWER(SUBSTITUTE(SUBSTITUTE([.P61]; &quot; &quot;; &quot;&quot;); &quot;'&quot;; &quot;&quot;))" office:value-type="string" office:string-value="hromobijec" calcext:value-type="string">
            <text:p>hromobijec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Zakrouceny, zeleny opal v rukojeti</text:p>
          </table:table-cell>
          <table:table-cell table:number-columns-repeated="3"/>
          <table:table-cell office:value-type="string" calcext:value-type="string">
            <text:p>Starwrath</text:p>
          </table:table-cell>
          <table:table-cell table:formula="of:=LOWER(SUBSTITUTE(SUBSTITUTE([.K62]; &quot; &quot;; &quot;&quot;); &quot;'&quot;; &quot;&quot;))" office:value-type="string" office:string-value="starwrath" calcext:value-type="string">
            <text:p>starwrath</text:p>
          </table:table-cell>
          <table:table-cell/>
          <table:table-cell table:formula="of:=IF(ISNUMBER(MATCH(LOWER(SUBSTITUTE(SUBSTITUTE([.M62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Mesicni Zare</text:p>
          </table:table-cell>
          <table:table-cell table:formula="of:=LOWER(SUBSTITUTE(SUBSTITUTE([.P62]; &quot; &quot;; &quot;&quot;); &quot;'&quot;; &quot;&quot;))" office:value-type="string" office:string-value="mesicnizare" calcext:value-type="string">
            <text:p>mesicnizar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Tmava ocel s runami, lebka na rukojeti</text:p>
          </table:table-cell>
          <table:table-cell table:number-columns-repeated="3"/>
          <table:table-cell office:value-type="string" calcext:value-type="string">
            <text:p>Soulrender</text:p>
          </table:table-cell>
          <table:table-cell table:formula="of:=LOWER(SUBSTITUTE(SUBSTITUTE([.K63]; &quot; &quot;; &quot;&quot;); &quot;'&quot;; &quot;&quot;))" office:value-type="string" office:string-value="soulrender" calcext:value-type="string">
            <text:p>soulrender</text:p>
          </table:table-cell>
          <table:table-cell/>
          <table:table-cell table:formula="of:=IF(ISNUMBER(MATCH(LOWER(SUBSTITUTE(SUBSTITUTE([.M63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Naseptavac Trnu</text:p>
          </table:table-cell>
          <table:table-cell table:formula="of:=LOWER(SUBSTITUTE(SUBSTITUTE([.P63]; &quot; &quot;; &quot;&quot;); &quot;'&quot;; &quot;&quot;))" office:value-type="string" office:string-value="naseptavactrnu" calcext:value-type="string">
            <text:p>naseptavactrn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mave modra ocel se zlatymi runami, zlaty opar</text:p>
          </table:table-cell>
          <table:table-cell table:number-columns-repeated="3"/>
          <table:table-cell office:value-type="string" calcext:value-type="string">
            <text:p>Duskbane</text:p>
          </table:table-cell>
          <table:table-cell table:formula="of:=LOWER(SUBSTITUTE(SUBSTITUTE([.K64]; &quot; &quot;; &quot;&quot;); &quot;'&quot;; &quot;&quot;))" office:value-type="string" office:string-value="duskbane" calcext:value-type="string">
            <text:p>duskbane</text:p>
          </table:table-cell>
          <table:table-cell/>
          <table:table-cell table:formula="of:=IF(ISNUMBER(MATCH(LOWER(SUBSTITUTE(SUBSTITUTE([.M64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Reravy Spar</text:p>
          </table:table-cell>
          <table:table-cell table:formula="of:=LOWER(SUBSTITUTE(SUBSTITUTE([.P64]; &quot; &quot;; &quot;&quot;); &quot;'&quot;; &quot;&quot;))" office:value-type="string" office:string-value="reravyspar" calcext:value-type="string">
            <text:p>reravyspar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/>
          <table:table-cell office:value-type="string" calcext:value-type="string">
            <text:p>Zubata cepel, rudy opar, fialovy kamen v rukojeti</text:p>
          </table:table-cell>
          <table:table-cell table:number-columns-repeated="3"/>
          <table:table-cell table:style-name="ce25" office:value-type="string" calcext:value-type="string">
            <text:p>Arclight</text:p>
          </table:table-cell>
          <table:table-cell table:formula="of:=LOWER(SUBSTITUTE(SUBSTITUTE([.K65]; &quot; &quot;; &quot;&quot;); &quot;'&quot;; &quot;&quot;))" office:value-type="string" office:string-value="arclight" calcext:value-type="string">
            <text:p>arclight</text:p>
          </table:table-cell>
          <table:table-cell/>
          <table:table-cell table:formula="of:=IF(ISNUMBER(MATCH(LOWER(SUBSTITUTE(SUBSTITUTE([.M65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isen Noci</text:p>
          </table:table-cell>
          <table:table-cell table:formula="of:=LOWER(SUBSTITUTE(SUBSTITUTE([.P65]; &quot; &quot;; &quot;&quot;); &quot;'&quot;; &quot;&quot;))" office:value-type="string" office:string-value="pisennoci" calcext:value-type="string">
            <text:p>pisennoci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/>
          <table:table-cell office:value-type="string" calcext:value-type="string">
            <text:p>Cerna zubata cepel s modrymi kameny a lebkami</text:p>
          </table:table-cell>
          <table:table-cell table:number-columns-repeated="3"/>
          <table:table-cell office:value-type="string" calcext:value-type="string">
            <text:p>Oblivionfang</text:p>
          </table:table-cell>
          <table:table-cell table:formula="of:=LOWER(SUBSTITUTE(SUBSTITUTE([.K66]; &quot; &quot;; &quot;&quot;); &quot;'&quot;; &quot;&quot;))" office:value-type="string" office:string-value="oblivionfang" calcext:value-type="string">
            <text:p>oblivionfang</text:p>
          </table:table-cell>
          <table:table-cell/>
          <table:table-cell table:formula="of:=IF(ISNUMBER(MATCH(LOWER(SUBSTITUTE(SUBSTITUTE([.M6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Ostep Ozveny</text:p>
          </table:table-cell>
          <table:table-cell table:formula="of:=LOWER(SUBSTITUTE(SUBSTITUTE([.P66]; &quot; &quot;; &quot;&quot;); &quot;'&quot;; &quot;&quot;))" office:value-type="string" office:string-value="ostepozveny" calcext:value-type="string">
            <text:p>ostepozveny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/>
          <table:table-cell office:value-type="string" calcext:value-type="string">
            <text:p>Leskla cepel s zilou modre magie a odletujici stripky</text:p>
          </table:table-cell>
          <table:table-cell table:number-columns-repeated="3"/>
          <table:table-cell office:value-type="string" calcext:value-type="string">
            <text:p>Emberlash</text:p>
          </table:table-cell>
          <table:table-cell table:formula="of:=LOWER(SUBSTITUTE(SUBSTITUTE([.K67]; &quot; &quot;; &quot;&quot;); &quot;'&quot;; &quot;&quot;))" office:value-type="string" office:string-value="emberlash" calcext:value-type="string">
            <text:p>emberlash</text:p>
          </table:table-cell>
          <table:table-cell/>
          <table:table-cell table:formula="of:=IF(ISNUMBER(MATCH(LOWER(SUBSTITUTE(SUBSTITUTE([.M67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robleskujici Cepel</text:p>
          </table:table-cell>
          <table:table-cell table:formula="of:=LOWER(SUBSTITUTE(SUBSTITUTE([.P67]; &quot; &quot;; &quot;&quot;); &quot;'&quot;; &quot;&quot;))" office:value-type="string" office:string-value="probleskujicicepel" calcext:value-type="string">
            <text:p>probleskujicicepel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/>
          <table:table-cell office:value-type="string" calcext:value-type="string">
            <text:p>Modrava cepel se zlutym jadrem magie a bublinky</text:p>
          </table:table-cell>
          <table:table-cell table:number-columns-repeated="3"/>
          <table:table-cell office:value-type="string" calcext:value-type="string">
            <text:p>Seraphic Cleaver</text:p>
          </table:table-cell>
          <table:table-cell table:formula="of:=LOWER(SUBSTITUTE(SUBSTITUTE([.K68]; &quot; &quot;; &quot;&quot;); &quot;'&quot;; &quot;&quot;))" office:value-type="string" office:string-value="seraphiccleaver" calcext:value-type="string">
            <text:p>seraphiccleaver</text:p>
          </table:table-cell>
          <table:table-cell/>
          <table:table-cell table:formula="of:=IF(ISNUMBER(MATCH(LOWER(SUBSTITUTE(SUBSTITUTE([.M68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adi Zub</text:p>
          </table:table-cell>
          <table:table-cell table:formula="of:=LOWER(SUBSTITUTE(SUBSTITUTE([.P68]; &quot; &quot;; &quot;&quot;); &quot;'&quot;; &quot;&quot;))" office:value-type="string" office:string-value="hadizub" calcext:value-type="string">
            <text:p>hadizub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/>
          <table:table-cell office:value-type="string" calcext:value-type="string">
            <text:p>Zubata cerna cepel, odkapavajici krev, rudy kamen</text:p>
          </table:table-cell>
          <table:table-cell table:number-columns-repeated="3"/>
          <table:table-cell office:value-type="string" calcext:value-type="string">
            <text:p>Nightspire</text:p>
          </table:table-cell>
          <table:table-cell table:formula="of:=LOWER(SUBSTITUTE(SUBSTITUTE([.K69]; &quot; &quot;; &quot;&quot;); &quot;'&quot;; &quot;&quot;))" office:value-type="string" office:string-value="nightspire" calcext:value-type="string">
            <text:p>nightspire</text:p>
          </table:table-cell>
          <table:table-cell/>
          <table:table-cell table:formula="of:=IF(ISNUMBER(MATCH(LOWER(SUBSTITUTE(SUBSTITUTE([.M69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ropast Nicoty</text:p>
          </table:table-cell>
          <table:table-cell table:formula="of:=LOWER(SUBSTITUTE(SUBSTITUTE([.P69]; &quot; &quot;; &quot;&quot;); &quot;'&quot;; &quot;&quot;))" office:value-type="string" office:string-value="propastnicoty" calcext:value-type="string">
            <text:p>propastnicoty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Modra cepel, slunecni kamen, boure zlute magie</text:p>
          </table:table-cell>
          <table:table-cell table:number-columns-repeated="3"/>
          <table:table-cell office:value-type="string" calcext:value-type="string">
            <text:p>Stormreaver</text:p>
          </table:table-cell>
          <table:table-cell table:formula="of:=LOWER(SUBSTITUTE(SUBSTITUTE([.K70]; &quot; &quot;; &quot;&quot;); &quot;'&quot;; &quot;&quot;))" office:value-type="string" office:string-value="stormreaver" calcext:value-type="string">
            <text:p>stormreaver</text:p>
          </table:table-cell>
          <table:table-cell/>
          <table:table-cell table:formula="of:=IF(ISNUMBER(MATCH(LOWER(SUBSTITUTE(SUBSTITUTE([.M7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vest Boure</text:p>
          </table:table-cell>
          <table:table-cell table:formula="of:=LOWER(SUBSTITUTE(SUBSTITUTE([.P70]; &quot; &quot;; &quot;&quot;); &quot;'&quot;; &quot;&quot;))" office:value-type="string" office:string-value="zvestboure" calcext:value-type="string">
            <text:p>zvestboure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office:value-type="string" calcext:value-type="string">
            <text:p>Gloomshard</text:p>
          </table:table-cell>
          <table:table-cell table:formula="of:=LOWER(SUBSTITUTE(SUBSTITUTE([.K71]; &quot; &quot;; &quot;&quot;); &quot;'&quot;; &quot;&quot;))" office:value-type="string" office:string-value="gloomshard" calcext:value-type="string">
            <text:p>gloomshard</text:p>
          </table:table-cell>
          <table:table-cell/>
          <table:table-cell table:formula="of:=IF(ISNUMBER(MATCH(LOWER(SUBSTITUTE(SUBSTITUTE([.M71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Stinovy Kovar</text:p>
          </table:table-cell>
          <table:table-cell table:formula="of:=LOWER(SUBSTITUTE(SUBSTITUTE([.P71]; &quot; &quot;; &quot;&quot;); &quot;'&quot;; &quot;&quot;))" office:value-type="string" office:string-value="stinovykovar" calcext:value-type="string">
            <text:p>stinovykovar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metras</text:p>
          </table:table-cell>
          <table:table-cell office:value-type="string" calcext:value-type="string">
            <text:p>Worldshaker</text:p>
          </table:table-cell>
          <table:table-cell table:number-columns-repeated="5"/>
          <table:table-cell office:value-type="string" calcext:value-type="string">
            <text:p>Jaded Morningstar</text:p>
          </table:table-cell>
          <table:table-cell table:formula="of:=LOWER(SUBSTITUTE(SUBSTITUTE([.K72]; &quot; &quot;; &quot;&quot;); &quot;'&quot;; &quot;&quot;))" office:value-type="string" office:string-value="jadedmorningstar" calcext:value-type="string">
            <text:p>jadedmorningstar</text:p>
          </table:table-cell>
          <table:table-cell/>
          <table:table-cell table:formula="of:=IF(ISNUMBER(MATCH(LOWER(SUBSTITUTE(SUBSTITUTE([.M72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Lamac Reality</text:p>
          </table:table-cell>
          <table:table-cell table:formula="of:=LOWER(SUBSTITUTE(SUBSTITUTE([.P72]; &quot; &quot;; &quot;&quot;); &quot;'&quot;; &quot;&quot;))" office:value-type="string" office:string-value="lamacreality" calcext:value-type="string">
            <text:p>lamacreality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Ledovy kel</text:p>
          </table:table-cell>
          <table:table-cell office:value-type="string" calcext:value-type="string">
            <text:p>Frost Fang</text:p>
          </table:table-cell>
          <table:table-cell table:number-columns-repeated="5"/>
          <table:table-cell office:value-type="string" calcext:value-type="string">
            <text:p>Bloodwail</text:p>
          </table:table-cell>
          <table:table-cell table:formula="of:=LOWER(SUBSTITUTE(SUBSTITUTE([.K73]; &quot; &quot;; &quot;&quot;); &quot;'&quot;; &quot;&quot;))" office:value-type="string" office:string-value="bloodwail" calcext:value-type="string">
            <text:p>bloodwail</text:p>
          </table:table-cell>
          <table:table-cell/>
          <table:table-cell table:formula="of:=IF(ISNUMBER(MATCH(LOWER(SUBSTITUTE(SUBSTITUTE([.M73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lanouci Led</text:p>
          </table:table-cell>
          <table:table-cell table:formula="of:=LOWER(SUBSTITUTE(SUBSTITUTE([.P73]; &quot; &quot;; &quot;&quot;); &quot;'&quot;; &quot;&quot;))" office:value-type="string" office:string-value="planouciled" calcext:value-type="string">
            <text:p>planouciled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esicni zkaza</text:p>
          </table:table-cell>
          <table:table-cell office:value-type="string" calcext:value-type="string">
            <text:p>Moonlit Doom</text:p>
          </table:table-cell>
          <table:table-cell table:number-columns-repeated="5"/>
          <table:table-cell office:value-type="string" calcext:value-type="string">
            <text:p>Whisperbreeze</text:p>
          </table:table-cell>
          <table:table-cell table:formula="of:=LOWER(SUBSTITUTE(SUBSTITUTE([.K74]; &quot; &quot;; &quot;&quot;); &quot;'&quot;; &quot;&quot;))" office:value-type="string" office:string-value="whisperbreeze" calcext:value-type="string">
            <text:p>whisperbreeze</text:p>
          </table:table-cell>
          <table:table-cell/>
          <table:table-cell table:formula="of:=IF(ISNUMBER(MATCH(LOWER(SUBSTITUTE(SUBSTITUTE([.M74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havy Zavoj</text:p>
          </table:table-cell>
          <table:table-cell table:formula="of:=LOWER(SUBSTITUTE(SUBSTITUTE([.P74]; &quot; &quot;; &quot;&quot;); &quot;'&quot;; &quot;&quot;))" office:value-type="string" office:string-value="zhavyzavoj" calcext:value-type="string">
            <text:p>zhavyzavoj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Vecny brit</text:p>
          </table:table-cell>
          <table:table-cell office:value-type="string" calcext:value-type="string">
            <text:p>Aetherium Edge</text:p>
          </table:table-cell>
          <table:table-cell office:value-type="string" calcext:value-type="string">
            <text:p>Tvrzena</text:p>
          </table:table-cell>
          <table:table-cell table:number-columns-repeated="4"/>
          <table:table-cell office:value-type="string" calcext:value-type="string">
            <text:p>Infernis</text:p>
          </table:table-cell>
          <table:table-cell table:formula="of:=LOWER(SUBSTITUTE(SUBSTITUTE([.K75]; &quot; &quot;; &quot;&quot;); &quot;'&quot;; &quot;&quot;))" office:value-type="string" office:string-value="infernis" calcext:value-type="string">
            <text:p>infernis</text:p>
          </table:table-cell>
          <table:table-cell/>
          <table:table-cell table:formula="of:=IF(ISNUMBER(MATCH(LOWER(SUBSTITUTE(SUBSTITUTE([.M75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Nebesky Palcat</text:p>
          </table:table-cell>
          <table:table-cell table:formula="of:=LOWER(SUBSTITUTE(SUBSTITUTE([.P75]; &quot; &quot;; &quot;&quot;); &quot;'&quot;; &quot;&quot;))" office:value-type="string" office:string-value="nebeskypalcat" calcext:value-type="string">
            <text:p>nebeskypalcat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Dusi</text:p>
          </table:table-cell>
          <table:table-cell office:value-type="string" calcext:value-type="string">
            <text:p>Soulrender</text:p>
          </table:table-cell>
          <table:table-cell office:value-type="string" calcext:value-type="string">
            <text:p>Zamena</text:p>
          </table:table-cell>
          <table:table-cell table:number-columns-repeated="4"/>
          <table:table-cell office:value-type="string" calcext:value-type="string">
            <text:p>Blightwrought</text:p>
          </table:table-cell>
          <table:table-cell table:formula="of:=LOWER(SUBSTITUTE(SUBSTITUTE([.K76]; &quot; &quot;; &quot;&quot;); &quot;'&quot;; &quot;&quot;))" office:value-type="string" office:string-value="blightwrought" calcext:value-type="string">
            <text:p>blightwrought</text:p>
          </table:table-cell>
          <table:table-cell/>
          <table:table-cell table:formula="of:=IF(ISNUMBER(MATCH(LOWER(SUBSTITUTE(SUBSTITUTE([.M7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ůlnocni Stin</text:p>
          </table:table-cell>
          <table:table-cell table:formula="of:=LOWER(SUBSTITUTE(SUBSTITUTE([.P76]; &quot; &quot;; &quot;&quot;); &quot;'&quot;; &quot;&quot;))" office:value-type="string" office:string-value="půlnocnistin" calcext:value-type="string">
            <text:p>půlnocnist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Osvicenne ostri</text:p>
          </table:table-cell>
          <table:table-cell office:value-type="string" calcext:value-type="string">
            <text:p>Seraphic Cleaver</text:p>
          </table:table-cell>
          <table:table-cell office:value-type="string" calcext:value-type="string">
            <text:p>Vabeni</text:p>
          </table:table-cell>
          <table:table-cell table:number-columns-repeated="4"/>
          <table:table-cell office:value-type="string" calcext:value-type="string">
            <text:p>Valkyrian Blade</text:p>
          </table:table-cell>
          <table:table-cell table:formula="of:=LOWER(SUBSTITUTE(SUBSTITUTE([.K77]; &quot; &quot;; &quot;&quot;); &quot;'&quot;; &quot;&quot;))" office:value-type="string" office:string-value="valkyrianblade" calcext:value-type="string">
            <text:p>valkyrianblade</text:p>
          </table:table-cell>
          <table:table-cell/>
          <table:table-cell table:formula="of:=IF(ISNUMBER(MATCH(LOWER(SUBSTITUTE(SUBSTITUTE([.M77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romovy Uder</text:p>
          </table:table-cell>
          <table:table-cell table:formula="of:=LOWER(SUBSTITUTE(SUBSTITUTE([.P77]; &quot; &quot;; &quot;&quot;); &quot;'&quot;; &quot;&quot;))" office:value-type="string" office:string-value="hromovyuder" calcext:value-type="string">
            <text:p>hromovyuder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epel valkyry</text:p>
          </table:table-cell>
          <table:table-cell office:value-type="string" calcext:value-type="string">
            <text:p>Valkyrian Blade</text:p>
          </table:table-cell>
          <table:table-cell office:value-type="string" calcext:value-type="string">
            <text:p>Zurivost</text:p>
          </table:table-cell>
          <table:table-cell table:number-columns-repeated="4"/>
          <table:table-cell office:value-type="string" calcext:value-type="string">
            <text:p>Shard of Titans</text:p>
          </table:table-cell>
          <table:table-cell table:formula="of:=LOWER(SUBSTITUTE(SUBSTITUTE([.K78]; &quot; &quot;; &quot;&quot;); &quot;'&quot;; &quot;&quot;))" office:value-type="string" office:string-value="shardoftitans" calcext:value-type="string">
            <text:p>shardoftitans</text:p>
          </table:table-cell>
          <table:table-cell/>
          <table:table-cell table:formula="of:=IF(ISNUMBER(MATCH(LOWER(SUBSTITUTE(SUBSTITUTE([.M78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Krvavy Mesic</text:p>
          </table:table-cell>
          <table:table-cell table:formula="of:=LOWER(SUBSTITUTE(SUBSTITUTE([.P78]; &quot; &quot;; &quot;&quot;); &quot;'&quot;; &quot;&quot;))" office:value-type="string" office:string-value="krvavymesic" calcext:value-type="string">
            <text:p>krvavymesic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wyrmu</text:p>
          </table:table-cell>
          <table:table-cell office:value-type="string" calcext:value-type="string">
            <text:p>Wyrm Ripper</text:p>
          </table:table-cell>
          <table:table-cell office:value-type="string" calcext:value-type="string">
            <text:p>Kradez</text:p>
          </table:table-cell>
          <table:table-cell table:number-columns-repeated="4"/>
          <table:table-cell office:value-type="string" calcext:value-type="string">
            <text:p>Darkness whisper</text:p>
          </table:table-cell>
          <table:table-cell table:formula="of:=LOWER(SUBSTITUTE(SUBSTITUTE([.K79]; &quot; &quot;; &quot;&quot;); &quot;'&quot;; &quot;&quot;))" office:value-type="string" office:string-value="darknesswhisper" calcext:value-type="string">
            <text:p>darknesswhisper</text:p>
          </table:table-cell>
          <table:table-cell/>
          <table:table-cell table:formula="of:=IF(ISNUMBER(MATCH(LOWER(SUBSTITUTE(SUBSTITUTE([.M79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Rozbijec Snu</text:p>
          </table:table-cell>
          <table:table-cell table:formula="of:=LOWER(SUBSTITUTE(SUBSTITUTE([.P79]; &quot; &quot;; &quot;&quot;); &quot;'&quot;; &quot;&quot;))" office:value-type="string" office:string-value="rozbijecsnu" calcext:value-type="string">
            <text:p>rozbijecsnu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office:value-type="string" calcext:value-type="string">
            <text:p>Frost Fang</text:p>
          </table:table-cell>
          <table:table-cell table:formula="of:=LOWER(SUBSTITUTE(SUBSTITUTE([.K80]; &quot; &quot;; &quot;&quot;); &quot;'&quot;; &quot;&quot;))" office:value-type="string" office:string-value="frostfang" calcext:value-type="string">
            <text:p>frostfang</text:p>
          </table:table-cell>
          <table:table-cell/>
          <table:table-cell table:formula="of:=IF(ISNUMBER(MATCH(LOWER(SUBSTITUTE(SUBSTITUTE([.M8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ezlo Zhnoucich Zil</text:p>
          </table:table-cell>
          <table:table-cell table:formula="of:=LOWER(SUBSTITUTE(SUBSTITUTE([.P80]; &quot; &quot;; &quot;&quot;); &quot;'&quot;; &quot;&quot;))" office:value-type="string" office:string-value="zezlozhnoucichzil" calcext:value-type="string">
            <text:p>zezlozhnoucichzil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3"/>
          <table:table-cell office:value-type="string" calcext:value-type="string">
            <text:p>Aetherium Edge</text:p>
          </table:table-cell>
          <table:table-cell table:formula="of:=LOWER(SUBSTITUTE(SUBSTITUTE([.K81]; &quot; &quot;; &quot;&quot;); &quot;'&quot;; &quot;&quot;))" office:value-type="string" office:string-value="aetheriumedge" calcext:value-type="string">
            <text:p>aetheriumedge</text:p>
          </table:table-cell>
          <table:table-cell/>
          <table:table-cell table:formula="of:=IF(ISNUMBER(MATCH(LOWER(SUBSTITUTE(SUBSTITUTE([.M81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kazonos</text:p>
          </table:table-cell>
          <table:table-cell table:formula="of:=LOWER(SUBSTITUTE(SUBSTITUTE([.P81]; &quot; &quot;; &quot;&quot;); &quot;'&quot;; &quot;&quot;))" office:value-type="string" office:string-value="zkazonos" calcext:value-type="string">
            <text:p>zkazonos</text:p>
          </table:table-cell>
          <table:table-cell table:number-columns-repeated="4"/>
        </table:table-row>
        <table:table-row table:style-name="ro4">
          <table:table-cell table:number-columns-repeated="10"/>
          <table:table-cell office:value-type="string" calcext:value-type="string">
            <text:p>Dragonsoul Reaver</text:p>
          </table:table-cell>
          <table:table-cell table:formula="of:=LOWER(SUBSTITUTE(SUBSTITUTE([.K82]; &quot; &quot;; &quot;&quot;); &quot;'&quot;; &quot;&quot;))" office:value-type="string" office:string-value="dragonsoulreaver" calcext:value-type="string">
            <text:p>dragonsoulreaver</text:p>
          </table:table-cell>
          <table:table-cell/>
          <table:table-cell table:formula="of:=IF(ISNUMBER(MATCH(LOWER(SUBSTITUTE(SUBSTITUTE([.M82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Mrazivy Zavoj</text:p>
          </table:table-cell>
          <table:table-cell table:formula="of:=LOWER(SUBSTITUTE(SUBSTITUTE([.P82]; &quot; &quot;; &quot;&quot;); &quot;'&quot;; &quot;&quot;))" office:value-type="string" office:string-value="mrazivyzavoj" calcext:value-type="string">
            <text:p>mrazivyzavoj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/>
          <table:table-cell office:value-type="string" calcext:value-type="string">
            <text:p>Popraskana ocelova hlavice s jadrem ze zhnouci lavy</text:p>
          </table:table-cell>
          <table:table-cell table:number-columns-repeated="3"/>
          <table:table-cell office:value-type="string" calcext:value-type="string">
            <text:p>Luminous Vengeance</text:p>
          </table:table-cell>
          <table:table-cell table:formula="of:=LOWER(SUBSTITUTE(SUBSTITUTE([.K83]; &quot; &quot;; &quot;&quot;); &quot;'&quot;; &quot;&quot;))" office:value-type="string" office:string-value="luminousvengeance" calcext:value-type="string">
            <text:p>luminousvengeance</text:p>
          </table:table-cell>
          <table:table-cell/>
          <table:table-cell table:formula="of:=IF(ISNUMBER(MATCH(LOWER(SUBSTITUTE(SUBSTITUTE([.M83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richod Tmy</text:p>
          </table:table-cell>
          <table:table-cell table:formula="of:=LOWER(SUBSTITUTE(SUBSTITUTE([.P83]; &quot; &quot;; &quot;&quot;); &quot;'&quot;; &quot;&quot;))" office:value-type="string" office:string-value="prichodtmy" calcext:value-type="string">
            <text:p>prichodtmy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/>
          <table:table-cell office:value-type="string" calcext:value-type="string">
            <text:p>Zelena cepel se zlutymi runami, zlute blesky magie, emerald</text:p>
          </table:table-cell>
          <table:table-cell table:number-columns-repeated="3"/>
          <table:table-cell office:value-type="string" calcext:value-type="string">
            <text:p>Wyrm Ripper</text:p>
          </table:table-cell>
          <table:table-cell table:formula="of:=LOWER(SUBSTITUTE(SUBSTITUTE([.K84]; &quot; &quot;; &quot;&quot;); &quot;'&quot;; &quot;&quot;))" office:value-type="string" office:string-value="wyrmripper" calcext:value-type="string">
            <text:p>wyrmripper</text:p>
          </table:table-cell>
          <table:table-cell/>
          <table:table-cell table:formula="of:=IF(ISNUMBER(MATCH(LOWER(SUBSTITUTE(SUBSTITUTE([.M84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opelavy Prival</text:p>
          </table:table-cell>
          <table:table-cell table:formula="of:=LOWER(SUBSTITUTE(SUBSTITUTE([.P84]; &quot; &quot;; &quot;&quot;); &quot;'&quot;; &quot;&quot;))" office:value-type="string" office:string-value="popelavyprival" calcext:value-type="string">
            <text:p>popelavyprival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/>
          <table:table-cell office:value-type="string" calcext:value-type="string">
            <text:p>Popraskana tmave cerna cepel, pekelny krystal v jadru</text:p>
          </table:table-cell>
          <table:table-cell table:number-columns-repeated="3"/>
          <table:table-cell office:value-type="string" calcext:value-type="string">
            <text:p>Prophet’s Oath</text:p>
          </table:table-cell>
          <table:table-cell table:formula="of:=LOWER(SUBSTITUTE(SUBSTITUTE([.K85]; &quot; &quot;; &quot;&quot;); &quot;'&quot;; &quot;&quot;))" office:value-type="string" office:string-value="prophet’soath" calcext:value-type="string">
            <text:p>prophet’soath</text:p>
          </table:table-cell>
          <table:table-cell/>
          <table:table-cell table:formula="of:=IF(ISNUMBER(MATCH(LOWER(SUBSTITUTE(SUBSTITUTE([.M85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romovy Hnev</text:p>
          </table:table-cell>
          <table:table-cell table:formula="of:=LOWER(SUBSTITUTE(SUBSTITUTE([.P85]; &quot; &quot;; &quot;&quot;); &quot;'&quot;; &quot;&quot;))" office:value-type="string" office:string-value="hromovyhnev" calcext:value-type="string">
            <text:p>hromovyhnev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/>
          <table:table-cell office:value-type="string" calcext:value-type="string">
            <text:p>Ostnata kamenna koule, zlute ornamenty ruda lava uvnitr</text:p>
          </table:table-cell>
          <table:table-cell table:number-columns-repeated="3"/>
          <table:table-cell office:value-type="string" calcext:value-type="string">
            <text:p>Hellfire blade</text:p>
          </table:table-cell>
          <table:table-cell table:formula="of:=LOWER(SUBSTITUTE(SUBSTITUTE([.K86]; &quot; &quot;; &quot;&quot;); &quot;'&quot;; &quot;&quot;))" office:value-type="string" office:string-value="hellfireblade" calcext:value-type="string">
            <text:p>hellfireblade</text:p>
          </table:table-cell>
          <table:table-cell/>
          <table:table-cell table:formula="of:=IF(ISNUMBER(MATCH(LOWER(SUBSTITUTE(SUBSTITUTE([.M8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elezny Stin</text:p>
          </table:table-cell>
          <table:table-cell table:formula="of:=LOWER(SUBSTITUTE(SUBSTITUTE([.P86]; &quot; &quot;; &quot;&quot;); &quot;'&quot;; &quot;&quot;))" office:value-type="string" office:string-value="zeleznystin" calcext:value-type="string">
            <text:p>zeleznyst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/>
          <table:table-cell office:value-type="string" calcext:value-type="string">
            <text:p>Ocelova ostnata past drzici rudo modrou bouri</text:p>
          </table:table-cell>
          <table:table-cell table:number-columns-repeated="3"/>
          <table:table-cell office:value-type="string" calcext:value-type="string">
            <text:p>Moonlit Doom</text:p>
          </table:table-cell>
          <table:table-cell table:formula="of:=LOWER(SUBSTITUTE(SUBSTITUTE([.K87]; &quot; &quot;; &quot;&quot;); &quot;'&quot;; &quot;&quot;))" office:value-type="string" office:string-value="moonlitdoom" calcext:value-type="string">
            <text:p>moonlitdoom</text:p>
          </table:table-cell>
          <table:table-cell/>
          <table:table-cell table:formula="of:=IF(ISNUMBER(MATCH(LOWER(SUBSTITUTE(SUBSTITUTE([.M87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Strep Viru</text:p>
          </table:table-cell>
          <table:table-cell table:formula="of:=LOWER(SUBSTITUTE(SUBSTITUTE([.P87]; &quot; &quot;; &quot;&quot;); &quot;'&quot;; &quot;&quot;))" office:value-type="string" office:string-value="strepviru" calcext:value-type="string">
            <text:p>strepvir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Dreveny vyrezavany s kovovymi runami</text:p>
          </table:table-cell>
          <table:table-cell table:number-columns-repeated="3"/>
          <table:table-cell office:value-type="string" calcext:value-type="string">
            <text:p>Onyx Aegis</text:p>
          </table:table-cell>
          <table:table-cell table:formula="of:=LOWER(SUBSTITUTE(SUBSTITUTE([.K88]; &quot; &quot;; &quot;&quot;); &quot;'&quot;; &quot;&quot;))" office:value-type="string" office:string-value="onyxaegis" calcext:value-type="string">
            <text:p>onyxaegis</text:p>
          </table:table-cell>
          <table:table-cell/>
          <table:table-cell table:formula="of:=IF(ISNUMBER(MATCH(LOWER(SUBSTITUTE(SUBSTITUTE([.M88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Kovar Duse</text:p>
          </table:table-cell>
          <table:table-cell table:formula="of:=LOWER(SUBSTITUTE(SUBSTITUTE([.P88]; &quot; &quot;; &quot;&quot;); &quot;'&quot;; &quot;&quot;))" office:value-type="string" office:string-value="kovarduse" calcext:value-type="string">
            <text:p>kovardus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Kovovy s modrymi krystaly v tele</text:p>
          </table:table-cell>
          <table:table-cell table:number-columns-repeated="3"/>
          <table:table-cell office:value-type="string" calcext:value-type="string">
            <text:p>Dawn’s Fury</text:p>
          </table:table-cell>
          <table:table-cell table:formula="of:=LOWER(SUBSTITUTE(SUBSTITUTE([.K89]; &quot; &quot;; &quot;&quot;); &quot;'&quot;; &quot;&quot;))" office:value-type="string" office:string-value="dawn’sfury" calcext:value-type="string">
            <text:p>dawn’sfury</text:p>
          </table:table-cell>
          <table:table-cell/>
          <table:table-cell table:formula="of:=IF(ISNUMBER(MATCH(LOWER(SUBSTITUTE(SUBSTITUTE([.M89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Nebesky Strazce</text:p>
          </table:table-cell>
          <table:table-cell table:formula="of:=LOWER(SUBSTITUTE(SUBSTITUTE([.P89]; &quot; &quot;; &quot;&quot;); &quot;'&quot;; &quot;&quot;))" office:value-type="string" office:string-value="nebeskystrazce" calcext:value-type="string">
            <text:p>nebeskystrazc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Brezove jadro s kovovymi rameny, modre krystaly</text:p>
          </table:table-cell>
          <table:table-cell table:number-columns-repeated="3"/>
          <table:table-cell office:value-type="string" calcext:value-type="string">
            <text:p>Frost Smite</text:p>
          </table:table-cell>
          <table:table-cell table:formula="of:=LOWER(SUBSTITUTE(SUBSTITUTE([.K90]; &quot; &quot;; &quot;&quot;); &quot;'&quot;; &quot;&quot;))" office:value-type="string" office:string-value="frostsmite" calcext:value-type="string">
            <text:p>frostsmite</text:p>
          </table:table-cell>
          <table:table-cell/>
          <table:table-cell table:formula="of:=IF(ISNUMBER(MATCH(LOWER(SUBSTITUTE(SUBSTITUTE([.M9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havy Uder</text:p>
          </table:table-cell>
          <table:table-cell table:formula="of:=LOWER(SUBSTITUTE(SUBSTITUTE([.P90]; &quot; &quot;; &quot;&quot;); &quot;'&quot;; &quot;&quot;))" office:value-type="string" office:string-value="zhavyuder" calcext:value-type="string">
            <text:p>zhavyuder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rny vyrezavany, zlate ornameny, zlute blesky</text:p>
          </table:table-cell>
          <table:table-cell table:number-columns-repeated="3"/>
          <table:table-cell table:style-name="ce19" office:value-type="string" calcext:value-type="string">
            <text:p>Grimforge</text:p>
          </table:table-cell>
          <table:table-cell table:formula="of:=LOWER(SUBSTITUTE(SUBSTITUTE([.K91]; &quot; &quot;; &quot;&quot;); &quot;'&quot;; &quot;&quot;))" office:value-type="string" office:string-value="grimforge" calcext:value-type="string">
            <text:p>grimforge</text:p>
          </table:table-cell>
          <table:table-cell/>
          <table:table-cell table:formula="of:=IF(ISNUMBER(MATCH(LOWER(SUBSTITUTE(SUBSTITUTE([.M91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rivolavac Duchu</text:p>
          </table:table-cell>
          <table:table-cell table:formula="of:=LOWER(SUBSTITUTE(SUBSTITUTE([.P91]; &quot; &quot;; &quot;&quot;); &quot;'&quot;; &quot;&quot;))" office:value-type="string" office:string-value="privolavacduchu" calcext:value-type="string">
            <text:p>privolavacduchu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/>
          <table:table-cell office:value-type="string" calcext:value-type="string">
            <text:p>Ohnivy, cerna ocel s hroty</text:p>
          </table:table-cell>
          <table:table-cell table:number-columns-repeated="3"/>
          <table:table-cell table:style-name="ce19" office:value-type="string" calcext:value-type="string">
            <text:p>Morning glow Judgment</text:p>
          </table:table-cell>
          <table:table-cell table:formula="of:=LOWER(SUBSTITUTE(SUBSTITUTE([.K92]; &quot; &quot;; &quot;&quot;); &quot;'&quot;; &quot;&quot;))" office:value-type="string" office:string-value="morningglowjudgment" calcext:value-type="string">
            <text:p>morningglowjudgment</text:p>
          </table:table-cell>
          <table:table-cell/>
          <table:table-cell table:formula="of:=IF(ISNUMBER(MATCH(LOWER(SUBSTITUTE(SUBSTITUTE([.M92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Hrot Boure</text:p>
          </table:table-cell>
          <table:table-cell table:formula="of:=LOWER(SUBSTITUTE(SUBSTITUTE([.P92]; &quot; &quot;; &quot;&quot;); &quot;'&quot;; &quot;&quot;))" office:value-type="string" office:string-value="hrotboure" calcext:value-type="string">
            <text:p>hrotboure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/>
          <table:table-cell office:value-type="string" calcext:value-type="string">
            <text:p>Cerny vyrezavany, zelene ornameny, oblak ektoplazmy</text:p>
          </table:table-cell>
          <table:table-cell table:number-columns-repeated="3"/>
          <table:table-cell table:style-name="ce19" office:value-type="string" calcext:value-type="string">
            <text:p>Worldshaker</text:p>
          </table:table-cell>
          <table:table-cell table:formula="of:=LOWER(SUBSTITUTE(SUBSTITUTE([.K93]; &quot; &quot;; &quot;&quot;); &quot;'&quot;; &quot;&quot;))" office:value-type="string" office:string-value="worldshaker" calcext:value-type="string">
            <text:p>worldshaker</text:p>
          </table:table-cell>
          <table:table-cell/>
          <table:table-cell table:formula="of:=IF(ISNUMBER(MATCH(LOWER(SUBSTITUTE(SUBSTITUTE([.M93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Mrazivy Sepot</text:p>
          </table:table-cell>
          <table:table-cell table:formula="of:=LOWER(SUBSTITUTE(SUBSTITUTE([.P93]; &quot; &quot;; &quot;&quot;); &quot;'&quot;; &quot;&quot;))" office:value-type="string" office:string-value="mrazivysepot" calcext:value-type="string">
            <text:p>mrazivysepot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/>
          <table:table-cell office:value-type="string" calcext:value-type="string">
            <text:p>Massivni kamenna ramena s modrymi diamanty</text:p>
          </table:table-cell>
          <table:table-cell table:number-columns-repeated="3"/>
          <table:table-cell table:style-name="ce19" office:value-type="string" calcext:value-type="string">
            <text:p>Cyclone Crusher</text:p>
          </table:table-cell>
          <table:table-cell table:formula="of:=LOWER(SUBSTITUTE(SUBSTITUTE([.K94]; &quot; &quot;; &quot;&quot;); &quot;'&quot;; &quot;&quot;))" office:value-type="string" office:string-value="cyclonecrusher" calcext:value-type="string">
            <text:p>cyclonecrusher</text:p>
          </table:table-cell>
          <table:table-cell/>
          <table:table-cell table:formula="of:=IF(ISNUMBER(MATCH(LOWER(SUBSTITUTE(SUBSTITUTE([.M94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Krvavy Ohen</text:p>
          </table:table-cell>
          <table:table-cell table:formula="of:=LOWER(SUBSTITUTE(SUBSTITUTE([.P94]; &quot; &quot;; &quot;&quot;); &quot;'&quot;; &quot;&quot;))" office:value-type="string" office:string-value="krvavyohen" calcext:value-type="string">
            <text:p>krvavyohe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/>
          <table:table-cell office:value-type="string" calcext:value-type="string">
            <text:p>Dreveny pokrouceny zlate ornamenty, zilky zelene magie</text:p>
          </table:table-cell>
          <table:table-cell table:number-columns-repeated="3"/>
          <table:table-cell table:style-name="ce19" office:value-type="string" calcext:value-type="string">
            <text:p>Quakesoul</text:p>
          </table:table-cell>
          <table:table-cell table:formula="of:=LOWER(SUBSTITUTE(SUBSTITUTE([.K95]; &quot; &quot;; &quot;&quot;); &quot;'&quot;; &quot;&quot;))" office:value-type="string" office:string-value="quakesoul" calcext:value-type="string">
            <text:p>quakesoul</text:p>
          </table:table-cell>
          <table:table-cell/>
          <table:table-cell table:formula="of:=IF(ISNUMBER(MATCH(LOWER(SUBSTITUTE(SUBSTITUTE([.M95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Parac Stinu</text:p>
          </table:table-cell>
          <table:table-cell table:formula="of:=LOWER(SUBSTITUTE(SUBSTITUTE([.P95]; &quot; &quot;; &quot;&quot;); &quot;'&quot;; &quot;&quot;))" office:value-type="string" office:string-value="paracstinu" calcext:value-type="string">
            <text:p>paracstinu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/>
          <table:table-cell office:value-type="string" calcext:value-type="string">
            <text:p>Dreveny pokrouceny, Ruzovo fialove blesky</text:p>
          </table:table-cell>
          <table:table-cell table:number-columns-repeated="3"/>
          <table:table-cell table:style-name="ce21" office:value-type="string" calcext:value-type="string">
            <text:p>Ashen Vow</text:p>
          </table:table-cell>
          <table:table-cell table:formula="of:=LOWER(SUBSTITUTE(SUBSTITUTE([.K96]; &quot; &quot;; &quot;&quot;); &quot;'&quot;; &quot;&quot;))" office:value-type="string" office:string-value="ashenvow" calcext:value-type="string">
            <text:p>ashenvow</text:p>
          </table:table-cell>
          <table:table-cell/>
          <table:table-cell table:formula="of:=IF(ISNUMBER(MATCH(LOWER(SUBSTITUTE(SUBSTITUTE([.M96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Zhouba kralu</text:p>
          </table:table-cell>
          <table:table-cell table:formula="of:=LOWER(SUBSTITUTE(SUBSTITUTE([.P96]; &quot; &quot;; &quot;&quot;); &quot;'&quot;; &quot;&quot;))" office:value-type="string" office:string-value="zhoubakralu" calcext:value-type="string">
            <text:p>zhoubakral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Cerna ocel s modrymi krystaly</text:p>
          </table:table-cell>
          <table:table-cell table:number-columns-repeated="3"/>
          <table:table-cell table:style-name="ce19" office:value-type="string" calcext:value-type="string">
            <text:p>Riftbringer</text:p>
          </table:table-cell>
          <table:table-cell table:formula="of:=LOWER(SUBSTITUTE(SUBSTITUTE([.K97]; &quot; &quot;; &quot;&quot;); &quot;'&quot;; &quot;&quot;))" office:value-type="string" office:string-value="riftbringer" calcext:value-type="string">
            <text:p>riftbringer</text:p>
          </table:table-cell>
          <table:table-cell/>
          <table:table-cell table:formula="of:=IF(ISNUMBER(MATCH(LOWER(SUBSTITUTE(SUBSTITUTE([.M97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Uder Snu</text:p>
          </table:table-cell>
          <table:table-cell table:formula="of:=LOWER(SUBSTITUTE(SUBSTITUTE([.P97]; &quot; &quot;; &quot;&quot;); &quot;'&quot;; &quot;&quot;))" office:value-type="string" office:string-value="udersnu" calcext:value-type="string">
            <text:p>udersnu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98]; &quot; &quot;; &quot;&quot;); &quot;'&quot;; &quot;&quot;))">
            <text:p/>
          </table:table-cell>
          <table:table-cell/>
          <table:table-cell table:formula="of:=IF(ISNUMBER(MATCH(LOWER(SUBSTITUTE(SUBSTITUTE([.M98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Popel Predku</text:p>
          </table:table-cell>
          <table:table-cell table:formula="of:=LOWER(SUBSTITUTE(SUBSTITUTE([.P98]; &quot; &quot;; &quot;&quot;); &quot;'&quot;; &quot;&quot;))" office:value-type="string" office:string-value="popelpredku" calcext:value-type="string">
            <text:p>popelpredk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edovy uder</text:p>
          </table:table-cell>
          <table:table-cell office:value-type="string" calcext:value-type="string">
            <text:p>Frost Smite</text:p>
          </table:table-cell>
          <table:table-cell table:number-columns-repeated="5"/>
          <table:table-cell table:style-name="ce4"/>
          <table:table-cell table:formula="of:=LOWER(SUBSTITUTE(SUBSTITUTE([.K99]; &quot; &quot;; &quot;&quot;); &quot;'&quot;; &quot;&quot;))">
            <text:p/>
          </table:table-cell>
          <table:table-cell/>
          <table:table-cell table:formula="of:=IF(ISNUMBER(MATCH(LOWER(SUBSTITUTE(SUBSTITUTE([.M99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Stinovy Plamen</text:p>
          </table:table-cell>
          <table:table-cell table:formula="of:=LOWER(SUBSTITUTE(SUBSTITUTE([.P99]; &quot; &quot;; &quot;&quot;); &quot;'&quot;; &quot;&quot;))" office:value-type="string" office:string-value="stinovyplamen" calcext:value-type="string">
            <text:p>stinovyplamen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Cepel pekelne vyhne</text:p>
          </table:table-cell>
          <table:table-cell office:value-type="string" calcext:value-type="string">
            <text:p>Hellfire blade</text:p>
          </table:table-cell>
          <table:table-cell table:number-columns-repeated="5"/>
          <table:table-cell table:style-name="ce4"/>
          <table:table-cell table:formula="of:=LOWER(SUBSTITUTE(SUBSTITUTE([.K100]; &quot; &quot;; &quot;&quot;); &quot;'&quot;; &quot;&quot;))">
            <text:p/>
          </table:table-cell>
          <table:table-cell/>
          <table:table-cell table:formula="of:=IF(ISNUMBER(MATCH(LOWER(SUBSTITUTE(SUBSTITUTE([.M100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Ohniva Boure</text:p>
          </table:table-cell>
          <table:table-cell table:formula="of:=LOWER(SUBSTITUTE(SUBSTITUTE([.P100]; &quot; &quot;; &quot;&quot;); &quot;'&quot;; &quot;&quot;))" office:value-type="string" office:string-value="ohnivaboure" calcext:value-type="string">
            <text:p>ohnivabour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Zvest zlomu</text:p>
          </table:table-cell>
          <table:table-cell office:value-type="string" calcext:value-type="string">
            <text:p>Riftbringer</text:p>
          </table:table-cell>
          <table:table-cell table:number-columns-repeated="5"/>
          <table:table-cell table:style-name="ce4"/>
          <table:table-cell table:formula="of:=LOWER(SUBSTITUTE(SUBSTITUTE([.K101]; &quot; &quot;; &quot;&quot;); &quot;'&quot;; &quot;&quot;))">
            <text:p/>
          </table:table-cell>
          <table:table-cell/>
          <table:table-cell table:formula="of:=IF(ISNUMBER(MATCH(LOWER(SUBSTITUTE(SUBSTITUTE([.M101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Nocni Kovar</text:p>
          </table:table-cell>
          <table:table-cell table:formula="of:=LOWER(SUBSTITUTE(SUBSTITUTE([.P101]; &quot; &quot;; &quot;&quot;); &quot;'&quot;; &quot;&quot;))" office:value-type="string" office:string-value="nocnikovar" calcext:value-type="string">
            <text:p>nocnikovar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risaha proroka</text:p>
          </table:table-cell>
          <table:table-cell office:value-type="string" calcext:value-type="string">
            <text:p>Prophet’s Oath</text:p>
          </table:table-cell>
          <table:table-cell office:value-type="string" calcext:value-type="string">
            <text:p>Tvrzena</text:p>
          </table:table-cell>
          <table:table-cell table:number-columns-repeated="4"/>
          <table:table-cell table:style-name="ce4"/>
          <table:table-cell table:formula="of:=LOWER(SUBSTITUTE(SUBSTITUTE([.K102]; &quot; &quot;; &quot;&quot;); &quot;'&quot;; &quot;&quot;))">
            <text:p/>
          </table:table-cell>
          <table:table-cell/>
          <table:table-cell table:formula="of:=IF(ISNUMBER(MATCH(LOWER(SUBSTITUTE(SUBSTITUTE([.M102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Strep Krystalu</text:p>
          </table:table-cell>
          <table:table-cell table:formula="of:=LOWER(SUBSTITUTE(SUBSTITUTE([.P102]; &quot; &quot;; &quot;&quot;); &quot;'&quot;; &quot;&quot;))" office:value-type="string" office:string-value="strepkrystalu" calcext:value-type="string">
            <text:p>strepkrystal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eptajici vanek</text:p>
          </table:table-cell>
          <table:table-cell office:value-type="string" calcext:value-type="string">
            <text:p>Whisperbreeze</text:p>
          </table:table-cell>
          <table:table-cell office:value-type="string" calcext:value-type="string">
            <text:p>Zamena</text:p>
          </table:table-cell>
          <table:table-cell table:number-columns-repeated="4"/>
          <table:table-cell table:style-name="ce4"/>
          <table:table-cell table:formula="of:=LOWER(SUBSTITUTE(SUBSTITUTE([.K103]; &quot; &quot;; &quot;&quot;); &quot;'&quot;; &quot;&quot;))">
            <text:p/>
          </table:table-cell>
          <table:table-cell/>
          <table:table-cell table:formula="of:=IF(ISNUMBER(MATCH(LOWER(SUBSTITUTE(SUBSTITUTE([.M103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Dest Odlesku</text:p>
          </table:table-cell>
          <table:table-cell table:formula="of:=LOWER(SUBSTITUTE(SUBSTITUTE([.P103]; &quot; &quot;; &quot;&quot;); &quot;'&quot;; &quot;&quot;))" office:value-type="string" office:string-value="destodlesku" calcext:value-type="string">
            <text:p>destodlesku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efritova jitrenka</text:p>
          </table:table-cell>
          <table:table-cell office:value-type="string" calcext:value-type="string">
            <text:p>Jaded Morningstar</text:p>
          </table:table-cell>
          <table:table-cell office:value-type="string" calcext:value-type="string">
            <text:p>Vabeni</text:p>
          </table:table-cell>
          <table:table-cell table:number-columns-repeated="4"/>
          <table:table-cell table:style-name="ce4"/>
          <table:table-cell table:formula="of:=LOWER(SUBSTITUTE(SUBSTITUTE([.K104]; &quot; &quot;; &quot;&quot;); &quot;'&quot;; &quot;&quot;))">
            <text:p/>
          </table:table-cell>
          <table:table-cell/>
          <table:table-cell table:formula="of:=IF(ISNUMBER(MATCH(LOWER(SUBSTITUTE(SUBSTITUTE([.M104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Hnev Boure</text:p>
          </table:table-cell>
          <table:table-cell table:formula="of:=LOWER(SUBSTITUTE(SUBSTITUTE([.P104]; &quot; &quot;; &quot;&quot;); &quot;'&quot;; &quot;&quot;))" office:value-type="string" office:string-value="hnevboure" calcext:value-type="string">
            <text:p>hnevboure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idina zkazy</text:p>
          </table:table-cell>
          <table:table-cell office:value-type="string" calcext:value-type="string">
            <text:p>Blightwrought</text:p>
          </table:table-cell>
          <table:table-cell office:value-type="string" calcext:value-type="string">
            <text:p>Zurivost</text:p>
          </table:table-cell>
          <table:table-cell table:number-columns-repeated="4"/>
          <table:table-cell table:style-name="ce4"/>
          <table:table-cell table:formula="of:=LOWER(SUBSTITUTE(SUBSTITUTE([.K105]; &quot; &quot;; &quot;&quot;); &quot;'&quot;; &quot;&quot;))">
            <text:p/>
          </table:table-cell>
          <table:table-cell/>
          <table:table-cell table:formula="of:=IF(ISNUMBER(MATCH(LOWER(SUBSTITUTE(SUBSTITUTE([.M105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Plamenne Kridlo</text:p>
          </table:table-cell>
          <table:table-cell table:formula="of:=LOWER(SUBSTITUTE(SUBSTITUTE([.P105]; &quot; &quot;; &quot;&quot;); &quot;'&quot;; &quot;&quot;))" office:value-type="string" office:string-value="plamennekridlo" calcext:value-type="string">
            <text:p>plamennekridlo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Luminous Vengeance</text:p>
          </table:table-cell>
          <table:table-cell office:value-type="string" calcext:value-type="string">
            <text:p>Zablesk pomsty</text:p>
          </table:table-cell>
          <table:table-cell office:value-type="string" calcext:value-type="string">
            <text:p>Kradez</text:p>
          </table:table-cell>
          <table:table-cell table:number-columns-repeated="4"/>
          <table:table-cell table:style-name="ce4"/>
          <table:table-cell table:formula="of:=LOWER(SUBSTITUTE(SUBSTITUTE([.K106]; &quot; &quot;; &quot;&quot;); &quot;'&quot;; &quot;&quot;))">
            <text:p/>
          </table:table-cell>
          <table:table-cell/>
          <table:table-cell table:formula="of:=IF(ISNUMBER(MATCH(LOWER(SUBSTITUTE(SUBSTITUTE([.M106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Svazovac Dusi</text:p>
          </table:table-cell>
          <table:table-cell table:formula="of:=LOWER(SUBSTITUTE(SUBSTITUTE([.P106]; &quot; &quot;; &quot;&quot;); &quot;'&quot;; &quot;&quot;))" office:value-type="string" office:string-value="svazovacdusi" calcext:value-type="string">
            <text:p>svazovacdusi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4"/>
          <table:table-cell table:number-columns-repeated="8"/>
          <table:table-cell table:formula="of:=LOWER(SUBSTITUTE(SUBSTITUTE([.K107]; &quot; &quot;; &quot;&quot;); &quot;'&quot;; &quot;&quot;))">
            <text:p/>
          </table:table-cell>
          <table:table-cell/>
          <table:table-cell table:formula="of:=IF(ISNUMBER(MATCH(LOWER(SUBSTITUTE(SUBSTITUTE([.M107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Mraziva Opona</text:p>
          </table:table-cell>
          <table:table-cell table:formula="of:=LOWER(SUBSTITUTE(SUBSTITUTE([.P107]; &quot; &quot;; &quot;&quot;); &quot;'&quot;; &quot;&quot;))" office:value-type="string" office:string-value="mrazivaopona" calcext:value-type="string">
            <text:p>mrazivaopona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08]; &quot; &quot;; &quot;&quot;); &quot;'&quot;; &quot;&quot;))">
            <text:p/>
          </table:table-cell>
          <table:table-cell/>
          <table:table-cell table:formula="of:=IF(ISNUMBER(MATCH(LOWER(SUBSTITUTE(SUBSTITUTE([.M108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Vetrnne Srdce</text:p>
          </table:table-cell>
          <table:table-cell table:formula="of:=LOWER(SUBSTITUTE(SUBSTITUTE([.P108]; &quot; &quot;; &quot;&quot;); &quot;'&quot;; &quot;&quot;))" office:value-type="string" office:string-value="vetrnnesrdce" calcext:value-type="string">
            <text:p>vetrnnesrdce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09]; &quot; &quot;; &quot;&quot;); &quot;'&quot;; &quot;&quot;))">
            <text:p/>
          </table:table-cell>
          <table:table-cell/>
          <table:table-cell table:formula="of:=IF(ISNUMBER(MATCH(LOWER(SUBSTITUTE(SUBSTITUTE([.M109];&quot; &quot;;&quot;&quot;); &quot;'&quot;; &quot;&quot;)); [.L$2:.L$1000]; 0)); &quot;&quot;; &quot;OK&quot;)">
            <text:p/>
          </table:table-cell>
          <table:table-cell/>
          <table:table-cell table:style-name="ce28" office:value-type="string" calcext:value-type="string">
            <text:p>Trn Vecnosti</text:p>
          </table:table-cell>
          <table:table-cell table:formula="of:=LOWER(SUBSTITUTE(SUBSTITUTE([.P109]; &quot; &quot;; &quot;&quot;); &quot;'&quot;; &quot;&quot;))" office:value-type="string" office:string-value="trnvecnosti" calcext:value-type="string">
            <text:p>trnvecnosti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0]; &quot; &quot;; &quot;&quot;); &quot;'&quot;; &quot;&quot;))">
            <text:p/>
          </table:table-cell>
          <table:table-cell/>
          <table:table-cell table:formula="of:=IF(ISNUMBER(MATCH(LOWER(SUBSTITUTE(SUBSTITUTE([.M110];&quot; &quot;;&quot;&quot;); &quot;'&quot;; &quot;&quot;)); [.L$2:.L$1000]; 0)); &quot;&quot;; &quot;OK&quot;)">
            <text:p/>
          </table:table-cell>
          <table:table-cell/>
          <table:table-cell table:style-name="ce27" office:value-type="string" calcext:value-type="string">
            <text:p>Struna Prazdnoty</text:p>
          </table:table-cell>
          <table:table-cell table:formula="of:=LOWER(SUBSTITUTE(SUBSTITUTE([.P110]; &quot; &quot;; &quot;&quot;); &quot;'&quot;; &quot;&quot;))" office:value-type="string" office:string-value="strunaprazdnoty" calcext:value-type="string">
            <text:p>strunaprazdnoty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1]; &quot; &quot;; &quot;&quot;); &quot;'&quot;; &quot;&quot;))">
            <text:p/>
          </table:table-cell>
          <table:table-cell/>
          <table:table-cell table:formula="of:=IF(ISNUMBER(MATCH(LOWER(SUBSTITUTE(SUBSTITUTE([.M111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2]; &quot; &quot;; &quot;&quot;); &quot;'&quot;; &quot;&quot;))">
            <text:p/>
          </table:table-cell>
          <table:table-cell/>
          <table:table-cell table:formula="of:=IF(ISNUMBER(MATCH(LOWER(SUBSTITUTE(SUBSTITUTE([.M112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3]; &quot; &quot;; &quot;&quot;); &quot;'&quot;; &quot;&quot;))">
            <text:p/>
          </table:table-cell>
          <table:table-cell/>
          <table:table-cell table:formula="of:=IF(ISNUMBER(MATCH(LOWER(SUBSTITUTE(SUBSTITUTE([.M113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4]; &quot; &quot;; &quot;&quot;); &quot;'&quot;; &quot;&quot;))">
            <text:p/>
          </table:table-cell>
          <table:table-cell/>
          <table:table-cell table:formula="of:=IF(ISNUMBER(MATCH(LOWER(SUBSTITUTE(SUBSTITUTE([.M114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5]; &quot; &quot;; &quot;&quot;); &quot;'&quot;; &quot;&quot;))">
            <text:p/>
          </table:table-cell>
          <table:table-cell/>
          <table:table-cell table:formula="of:=IF(ISNUMBER(MATCH(LOWER(SUBSTITUTE(SUBSTITUTE([.M115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6]; &quot; &quot;; &quot;&quot;); &quot;'&quot;; &quot;&quot;))">
            <text:p/>
          </table:table-cell>
          <table:table-cell/>
          <table:table-cell table:formula="of:=IF(ISNUMBER(MATCH(LOWER(SUBSTITUTE(SUBSTITUTE([.M116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7]; &quot; &quot;; &quot;&quot;); &quot;'&quot;; &quot;&quot;))">
            <text:p/>
          </table:table-cell>
          <table:table-cell/>
          <table:table-cell table:formula="of:=IF(ISNUMBER(MATCH(LOWER(SUBSTITUTE(SUBSTITUTE([.M117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8]; &quot; &quot;; &quot;&quot;); &quot;'&quot;; &quot;&quot;))">
            <text:p/>
          </table:table-cell>
          <table:table-cell/>
          <table:table-cell table:formula="of:=IF(ISNUMBER(MATCH(LOWER(SUBSTITUTE(SUBSTITUTE([.M118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4"/>
          <table:table-cell table:formula="of:=LOWER(SUBSTITUTE(SUBSTITUTE([.K119]; &quot; &quot;; &quot;&quot;); &quot;'&quot;; &quot;&quot;))">
            <text:p/>
          </table:table-cell>
          <table:table-cell/>
          <table:table-cell table:formula="of:=IF(ISNUMBER(MATCH(LOWER(SUBSTITUTE(SUBSTITUTE([.M119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1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6"/>
          <table:table-cell table:formula="of:=IF(ISNUMBER(MATCH(LOWER(SUBSTITUTE(SUBSTITUTE([.M120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2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6"/>
          <table:table-cell table:formula="of:=IF(ISNUMBER(MATCH(LOWER(SUBSTITUTE(SUBSTITUTE([.M121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2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6"/>
          <table:table-cell table:formula="of:=IF(ISNUMBER(MATCH(LOWER(SUBSTITUTE(SUBSTITUTE([.M122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2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6"/>
          <table:table-cell table:number-columns-repeated="6"/>
          <table:table-cell table:formula="of:=IF(ISNUMBER(MATCH(LOWER(SUBSTITUTE(SUBSTITUTE([.M123];&quot; &quot;;&quot;&quot;); &quot;'&quot;; &quot;&quot;)); [.L$2:.L$1000]; 0)); &quot;&quot;; &quot;OK&quot;)">
            <text:p/>
          </table:table-cell>
          <table:table-cell table:number-columns-repeated="2"/>
          <table:table-cell table:formula="of:=LOWER(SUBSTITUTE(SUBSTITUTE([.P12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24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4"/>
          <table:table-cell table:number-columns-repeated="10"/>
          <table:table-cell table:formula="of:=IF(ISNUMBER(MATCH(LOWER(SUBSTITUTE(SUBSTITUTE([.M125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4"/>
          <table:table-cell table:number-columns-repeated="10"/>
          <table:table-cell table:formula="of:=IF(ISNUMBER(MATCH(LOWER(SUBSTITUTE(SUBSTITUTE([.M126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4"/>
          <table:table-cell table:number-columns-repeated="10"/>
          <table:table-cell table:formula="of:=IF(ISNUMBER(MATCH(LOWER(SUBSTITUTE(SUBSTITUTE([.M127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28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29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2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0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1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2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3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3"/>
          <table:table-cell table:formula="of:=IF(ISNUMBER(MATCH(LOWER(SUBSTITUTE(SUBSTITUTE([.M134];&quot; &quot;;&quot;&quot;); &quot;'&quot;; &quot;&quot;)); [.L$2:.L$1000]; 0)); &quot;&quot;; &quot;OK&quot;)">
            <text:p/>
          </table:table-cell>
          <table:table-cell/>
          <table:table-cell table:style-name="ce27"/>
          <table:table-cell table:formula="of:=LOWER(SUBSTITUTE(SUBSTITUTE([.P13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3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1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2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3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4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5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6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7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8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49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50]; &quot; &quot;; &quot;&quot;); &quot;'&quot;; &quot;&quot;))">
            <text:p/>
          </table:table-cell>
          <table:table-cell table:number-columns-repeated="4"/>
        </table:table-row>
        <table:table-row table:style-name="ro4">
          <table:table-cell table:number-columns-repeated="15"/>
          <table:table-cell table:style-name="ce27"/>
          <table:table-cell table:formula="of:=LOWER(SUBSTITUTE(SUBSTITUTE([.P151]; &quot; &quot;; &quot;&quot;); &quot;'&quot;; &quot;&quot;))">
            <text:p/>
          </table:table-cell>
          <table:table-cell table:number-columns-repeated="4"/>
        </table:table-row>
        <table:table-row table:style-name="ro4" table:number-rows-repeated="1048424">
          <table:table-cell table:number-columns-repeated="21"/>
        </table:table-row>
        <table:table-row table:style-name="ro4">
          <table:table-cell table:number-columns-repeated="21"/>
        </table:table-row>
      </table:table>
      <table:named-expressions/>
      <table:database-ranges>
        <table:database-range table:name="__Anonymous_Sheet_DB__10" table:target-range-address="'Name Fixes and EN'.B1:'Name Fixes and EN'.F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6-02-11T18:18:33.918282518</dc:date>
    <meta:editing-duration>P28DT2H7M5S</meta:editing-duration>
    <meta:editing-cycles>410</meta:editing-cycles>
    <meta:document-statistic meta:table-count="14" meta:cell-count="3657" meta:object-count="0"/>
  </office:meta>
</office:document-meta>
</file>